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7.798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3.51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822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193cm"/>
    </style:style>
    <style:style style:name="co18" style:family="table-column">
      <style:table-column-properties fo:break-before="auto" style:column-width="8.491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1.35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7" style:family="table-cell" style:parent-style-name="Default" style:data-style-name="N20036">
      <style:table-cell-properties fo:border-bottom="0.74pt solid #000000" style:text-align-source="fix" style:repeat-content="false" fo:border-left="0.74pt solid #000000" fo:border-right="0.74pt fine-dashed #000000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6">
      <style:table-cell-properties fo:border-bottom="none" fo:border-left="none" fo:border-right="0.74pt fine-dashe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20036">
      <style:table-cell-properties fo:border-bottom="none" fo:border-left="none" fo:border-right="0.74pt fine-dashed #000000" fo:border-top="none"/>
      <style:text-properties fo:font-size="11pt" style:font-size-asian="11pt" style:font-size-complex="11pt"/>
    </style:style>
    <style:style style:name="ce11" style:family="table-cell" style:parent-style-name="Default" style:data-style-name="N20036">
      <style:table-cell-properties fo:border-bottom="0.74pt solid #000000" fo:border-left="none" fo:border-right="0.74pt fine-dashed #000000" fo:border-top="none"/>
      <style:text-properties fo:font-size="11pt" style:font-size-asian="11pt" style:font-size-complex="11pt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29" style:family="table-cell" style:parent-style-name="Default" style:data-style-name="N12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none" fo:border-left="0.74pt fine-dashed #000000" fo:border-right="0.74pt fine-dashe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order-left="0.74pt fine-dashed #000000" fo:border-right="0.74pt fine-dashed #000000" style:rotation-align="none" fo:border-top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fo:border-left="0.74pt fine-dashed #000000" fo:border-right="0.74pt fine-dashed #000000" fo:border-top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fo:border-left="0.74pt fine-dashed #000000" fo:border-right="0.74pt fine-dashed #000000" fo:border-top="none"/>
    </style:style>
    <style:style style:name="ce45" style:family="table-cell" style:parent-style-name="Default">
      <style:table-cell-properties fo:border-bottom="0.74pt solid #000000" fo:border-left="0.74pt fine-dashed #000000" fo:border-right="0.74pt fine-dashed #000000" fo:border-top="none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0.74pt fine-dashed #000000" fo:border-right="none" fo:border-top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99">
      <style:table-cell-properties fo:border-bottom="none" fo:border-left="0.74pt fine-dashed #000000" fo:border-right="none" fo:border-top="none"/>
      <style:text-properties fo:font-size="11pt" style:font-size-asian="11pt" style:font-size-complex="11pt"/>
    </style:style>
    <style:style style:name="ce76" style:family="table-cell" style:parent-style-name="Default">
      <style:table-cell-properties fo:border-bottom="none" fo:border-left="0.74pt fine-dashed #000000" fo:border-right="none" fo:border-top="none"/>
      <style:text-properties fo:font-size="11pt" style:font-size-asian="11pt" style:font-size-complex="11pt"/>
    </style:style>
    <style:style style:name="ce79" style:family="table-cell" style:parent-style-name="Default">
      <style:table-cell-properties fo:border-bottom="none" fo:border-left="0.74pt fine-dashed #000000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order-left="0.74pt fine-dashed #000000" fo:border-right="none" style:rotation-align="none" fo:border-top="none"/>
      <style:text-properties fo:font-size="11pt" style:font-size-asian="11pt" style:font-size-complex="11pt"/>
    </style:style>
    <style:style style:name="ce81" style:family="table-cell" style:parent-style-name="Default">
      <style:table-cell-properties fo:border-bottom="none" fo:border-left="0.74pt fine-dashed #000000" fo:border-right="none" fo:border-top="none"/>
      <style:text-properties fo:color="#000000" fo:font-size="11pt" style:font-size-asian="11pt" style:font-size-complex="11pt"/>
    </style:style>
    <style:style style:name="ce82" style:family="table-cell" style:parent-style-name="Default">
      <style:table-cell-properties fo:border-bottom="none" fo:border-left="0.74pt fine-dashed #000000" fo:border-right="none" fo:border-top="none"/>
    </style:style>
    <style:style style:name="ce85" style:family="table-cell" style:parent-style-name="Default">
      <style:table-cell-properties fo:border-bottom="0.74pt solid #000000" fo:border-left="0.74pt fine-dashed #000000" fo:border-right="none" fo:border-top="none"/>
      <style:text-properties fo:font-size="11pt" style:font-size-asian="11pt" style:font-size-complex="11pt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103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 style:data-style-name="N0">
      <style:table-cell-properties fo:border-bottom="none" fo:border-left="0.74pt solid #000000" fo:border-right="none" fo:border-top="none"/>
      <style:text-properties fo:color="#000080"/>
    </style:style>
    <style:style style:name="ce113" style:family="table-cell" style:parent-style-name="Default" style:data-style-name="N0">
      <style:table-cell-properties fo:border-bottom="none" fo:border-left="0.74pt solid #000000" fo:border-right="none" style:rotation-align="none" fo:border-top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order-bottom="0.74pt solid #000000" fo:border-left="0.74pt solid #000000" fo:border-right="none" style:rotation-align="none" fo:border-top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119" style:family="table-cell" style:parent-style-name="Default" style:data-style-name="N104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104">
      <style:table-cell-properties fo:border-bottom="none" fo:border-left="none" fo:border-right="0.74pt solid #000000" fo:border-top="none"/>
      <style:text-properties fo:color="#000080"/>
    </style:style>
    <style:style style:name="ce122" style:family="table-cell" style:parent-style-name="Default" style:data-style-name="N104">
      <style:table-cell-properties fo:border-bottom="0.74pt solid #000000" fo:border-left="none" fo:border-right="0.74pt solid #000000" fo:border-top="none"/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1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121"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27" style:family="table-cell" style:parent-style-name="Default" style:data-style-name="N121">
      <style:table-cell-properties fo:border-bottom="0.74pt solid #000000" fo:border-left="none" fo:border-right="none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 style:data-style-name="N45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 style:data-style-name="N0">
      <style:table-cell-properties fo:border-bottom="none" fo:border-left="none" fo:border-right="0.74pt solid #000000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32" style:family="table-cell" style:parent-style-name="Default" style:data-style-name="N0">
      <style:table-cell-properties fo:border-bottom="0.74pt solid #000000" fo:border-left="none" fo:border-right="0.74pt solid #000000" fo:border-top="none"/>
      <style:text-properties fo:color="#000080" fo:font-size="11pt" style:font-size-asian="11pt" style:font-size-complex="11pt"/>
      <style:map style:condition="is-true-formula([.$I13] = &quot;Ja&quot;)" style:apply-style-name="Rot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8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Grau" style:base-cell-address="Zeiterfassung.I13"/>
    </style:style>
    <style:style style:name="ce187" style:family="table-cell" style:parent-style-name="Default" style:data-style-name="N0">
      <style:table-cell-properties fo:border-bottom="0.74pt solid #000000" style:text-align-source="fix" style:repeat-content="false" fo:border-left="none" fo:border-right="0.74pt fine-dashed #000000" fo:border-top="non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Grau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21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200" style:family="table-cell" style:parent-style-name="Default" style:data-style-name="N121">
      <style:table-cell-properties fo:border-bottom="0.74pt soli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204" style:family="table-cell" style:parent-style-name="Default">
      <style:table-cell-properties fo:border-bottom="0.74pt soli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157" style:family="table-cell" style:parent-style-name="Default" style:data-style-name="N40">
      <style:table-cell-properties fo:border-bottom="0.74pt solid #000000" style:text-align-source="fix" style:repeat-content="false" fo:border-left="0.74pt fine-dashed #000000" fo:border-right="0.74pt fine-dashe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 style:data-style-name="N40">
      <style:table-cell-properties fo:border-bottom="none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207" style:family="table-cell" style:parent-style-name="Default" style:data-style-name="N40">
      <style:table-cell-properties fo:border-bottom="0.74pt solid #000000" fo:border-left="0.74pt fine-dashed #000000" fo:border-right="0.74pt fine-dashed #000000" fo:border-top="none"/>
      <style:text-properties fo:color="#800000" fo:font-size="11pt" style:font-size-asian="11pt" style:font-size-complex="11pt"/>
      <style:map style:condition="cell-content()=0" style:apply-style-name="Grau" style:base-cell-address="Zeiterfassung.J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16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fo:border-bottom="0.74pt solid #000000" style:text-align-source="fix" style:repeat-content="false" fo:border-left="0.74pt fine-dashed #000000" fo:border-right="0.74pt solid #000000" fo:border-top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 style:data-style-name="N121">
      <style:table-cell-properties fo:border-bottom="none" fo:border-left="0.74pt fine-dashed #000000" fo:border-right="0.74pt solid #000000" fo:border-top="none"/>
      <style:text-properties fo:color="#800000" fo:font-size="11pt" style:font-size-asian="11pt" style:font-size-complex="11pt"/>
    </style:style>
    <style:style style:name="ce212" style:family="table-cell" style:parent-style-name="Default" style:data-style-name="N121">
      <style:table-cell-properties fo:border-bottom="0.74pt solid #000000" fo:border-left="0.74pt fine-dashed #000000" fo:border-right="0.74pt solid #000000" fo:border-top="none"/>
      <style:text-properties fo:color="#800000" fo:font-size="11pt" style:font-size-asian="11pt" style:font-size-complex="11pt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228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fo:color="#008000"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62" style:family="table-cell" style:parent-style-name="Default" style:data-style-name="N20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64" style:family="table-cell" style:parent-style-name="Default" style:data-style-name="N20121">
      <style:table-cell-properties fo:border-bottom="none" fo:border-left="none" fo:border-right="none" fo:border-top="1.11pt double-thin #000000" style:border-line-width-top="0.018cm 0.004cm 0.018cm"/>
      <style:text-properties fo:color="#008000" fo:font-weight="bold" style:font-weight-asian="bold" style:font-weight-complex="bold"/>
    </style:style>
    <style:style style:name="ce165" style:family="table-cell" style:parent-style-name="Default" style:data-style-name="N45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end" fo:margin-left="0cm"/>
      <style:text-properties fo:color="#008000" fo:font-weight="bold" style:font-weight-asian="bold" style:font-weight-complex="bold"/>
    </style:style>
    <style:style style:name="ce169" style:family="table-cell" style:parent-style-name="Default" style:data-style-name="N20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50" style:family="table-cell" style:parent-style-name="Default" style:data-style-name="N20121">
      <style:text-properties fo:color="#800000"/>
    </style:style>
    <style:style style:name="ce171" style:family="table-cell" style:parent-style-name="Default" style:data-style-name="N20121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800000"/>
    </style:style>
    <style:style style:name="ce174" style:family="table-cell" style:parent-style-name="Default" style:data-style-name="N100">
      <style:table-cell-properties fo:border-bottom="none" style:text-align-source="fix" style:repeat-content="false" fo:border-left="none" fo:border-right="none" fo:border-top="1.11pt double-thin #000000" style:border-line-width-top="0.018cm 0.004cm 0.018cm"/>
      <style:paragraph-properties fo:text-align="end" fo:margin-left="0cm"/>
      <style:text-properties fo:color="#800000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/>
    </style:style>
    <style:style style:name="ce1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77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78" style:family="table-cell" style:parent-style-name="Default" style:data-style-name="N2004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56" style:family="table-cell" style:parent-style-name="Default" style:data-style-name="N20040">
      <style:text-properties fo:color="#800000"/>
    </style:style>
    <style:style style:name="ce181" style:family="table-cell" style:parent-style-name="Default" style:data-style-name="N20040">
      <style:table-cell-properties fo:border-bottom="none" fo:border-left="none" fo:border-right="none" fo:border-top="1.11pt double-thin #000000" style:border-line-width-top="0.018cm 0.004cm 0.018cm"/>
      <style:text-properties fo:color="#800000" fo:font-weight="bold" style:font-weight-asian="bold" style:font-weight-complex="bold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  <table:content-validation table:name="val2" table:condition="of:cell-content-is-in-list([$Konfiguration.$C$2:$Konfiguration.$C$3])" table:allow-empty-cell="true" table:display-list="unsorted" table:base-cell-address="Arbeitstypen.B2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etTimeValuesButton" form:control-implementation="ooo:com.sun.star.form.component.CommandButton" xml:id="control1" form:id="control1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AllTimeRows?language=Basic&amp;location=application" xlink:type="simple"/>
              </office:event-listeners>
            </form:button>
            <form:button form:name="ResetMaxValuesButton" form:control-implementation="ooo:com.sun.star.form.component.CommandButton" xml:id="control2" form:id="control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AllMaxRows?language=Basic&amp;location=application" xlink:type="simple"/>
              </office:event-listeners>
            </form:button>
            <form:button form:name="ResetFactorValues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AllFactorRows?language=Basic&amp;location=application" xlink:type="simple"/>
              </office:event-listeners>
            </form:button>
            <form:button form:name="ResetHelpValues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AllHelpRows?language=Basic&amp;location=application" xlink:type="simple"/>
              </office:event-listeners>
            </form:button>
            <form:button form:name="ResetTimeMasterDataButton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esetTimeMasterData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cm" svg:height="0.5cm" svg:x="18.1cm" svg:y="4.9cm" draw:control="control1"/>
          <draw:control draw:z-index="1" draw:text-style-name="P1" svg:width="1cm" svg:height="0.5cm" svg:x="23.1cm" svg:y="4.9cm" draw:control="control2"/>
          <draw:control draw:z-index="2" draw:text-style-name="P1" svg:width="1cm" svg:height="0.5cm" svg:x="28.029cm" svg:y="4.889cm" draw:control="control3"/>
          <draw:control draw:z-index="3" draw:text-style-name="P1" svg:width="1cm" svg:height="0.5cm" svg:x="48.02cm" svg:y="4.887cm" draw:control="control4"/>
          <draw:control draw:z-index="4" draw:text-style-name="P1" svg:width="1cm" svg:height="0.5cm" svg:x="2.32cm" svg:y="0cm" draw:control="control5"/>
        </table:shapes>
        <table:table-column table:style-name="co1" table:default-cell-style-name="ce9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5" table:default-cell-style-name="ce26"/>
        <table:table-column table:style-name="co5" table:number-columns-repeated="2" table:default-cell-style-name="ce39"/>
        <table:table-column table:style-name="co6" table:default-cell-style-name="ce106"/>
        <table:table-column table:style-name="co7" table:default-cell-style-name="ce33"/>
        <table:table-column table:style-name="co7" table:default-cell-style-name="ce28"/>
        <table:table-column table:style-name="co7" table:default-cell-style-name="ce37"/>
        <table:table-column table:style-name="co7" table:number-columns-repeated="2" table:default-cell-style-name="ce28"/>
        <table:table-column table:style-name="co8" table:default-cell-style-name="ce3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4" table:default-cell-style-name="ce3"/>
        <table:table-row table:style-name="ro1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Kunde Name</text:p>
          </table:table-cell>
          <table:table-cell table:style-name="ce49"/>
          <table:table-cell table:style-name="Default" table:number-columns-repeated="2"/>
          <table:table-cell table:style-name="ce87" office:value-type="string" calcext:value-type="string">
            <text:p>grüne Spalten:</text:p>
          </table:table-cell>
          <table:table-cell table:style-name="Default"/>
          <table:table-cell table:style-name="ce87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1">
          <table:table-cell table:style-name="ce90" office:value-type="string" calcext:value-type="string">
            <text:p>Kunde Firma</text:p>
          </table:table-cell>
          <table:table-cell table:style-name="ce49"/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1">
          <table:table-cell table:style-name="ce3" office:value-type="string" calcext:value-type="string">
            <text:p>Kunde E-Mail</text:p>
          </table:table-cell>
          <table:table-cell table:style-name="ce50"/>
          <table:table-cell table:style-name="Default" table:number-columns-repeated="2"/>
          <table:table-cell table:style-name="ce91" office:value-type="string" calcext:value-type="string">
            <text:p>rote Spalten:</text:p>
          </table:table-cell>
          <table:table-cell table:style-name="Default"/>
          <table:table-cell table:style-name="ce91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Rechnungstitel</text:p>
          </table:table-cell>
          <table:table-cell table:style-name="ce9"/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Buchhaltung Eintrag</text:p>
          </table:table-cell>
          <table:table-cell table:style-name="ce9"/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>
            <text:p>Startdatum</text:p>
          </table:table-cell>
          <table:table-cell table:style-name="ce95"/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8" calcext:value-type="date">
            <text:p>8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>
            <text:p>Buchhaltung Jahr</text:p>
          </table:table-cell>
          <table:table-cell table:style-name="ce12" table:formula="of:=[.B7]" office:value-type="date" office:date-value="1899-12-30" calcext:value-type="date">
            <text:p>1899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3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 table:number-columns-spanned="4" table:number-rows-spanned="1">
            <text:p>Arbeitszeiten</text:p>
          </table:table-cell>
          <table:covered-table-cell table:style-name="ce29"/>
          <table:covered-table-cell table:number-columns-repeated="2" table:style-name="ce46"/>
          <table:table-cell table:style-name="ce103" office:value-type="string" calcext:value-type="string" table:number-columns-spanned="2" table:number-rows-spanned="1">
            <text:p>Kostendach</text:p>
          </table:table-cell>
          <table:covered-table-cell table:style-name="ce119"/>
          <table:table-cell table:style-name="ce124" office:value-type="string" calcext:value-type="string" table:number-columns-spanned="2" table:number-rows-spanned="1">
            <text:p>Stundensatz</text:p>
          </table:table-cell>
          <table:covered-table-cell table:style-name="ce129"/>
          <table:table-cell table:style-name="ce184" office:value-type="string" calcext:value-type="string" table:number-columns-spanned="6" table:number-rows-spanned="1">
            <text:p>Hilfswerte</text:p>
          </table:table-cell>
          <table:covered-table-cell table:style-name="ce145"/>
          <table:covered-table-cell table:number-columns-repeated="3" table:style-name="ce153"/>
          <table:covered-table-cell table:style-name="ce167"/>
          <table:table-cell table:style-name="ce89" table:number-columns-repeated="1008"/>
        </table:table-row>
        <table:table-row table:style-name="ro1">
          <table:table-cell table:style-name="ce7" office:value-type="string" calcext:value-type="string">
            <text:p>Datum</text:p>
          </table:table-cell>
          <table:table-cell table:style-name="ce30" office:value-type="string" calcext:value-type="string">
            <text:p>Aufwand</text:p>
          </table:table-cell>
          <table:table-cell table:style-name="ce30" office:value-type="string" calcext:value-type="string">
            <text:p>Typ</text:p>
          </table:table-cell>
          <table:table-cell table:style-name="ce47" office:value-type="string" calcext:value-type="string">
            <text:p>Beschreibung</text:p>
          </table:table-cell>
          <table:table-cell table:style-name="ce107" office:value-type="string" calcext:value-type="string">
            <text:p>Zeit (Min.)</text:p>
          </table:table-cell>
          <table:table-cell table:style-name="ce120" office:value-type="string" calcext:value-type="string">
            <text:p>CHF</text:p>
          </table:table-cell>
          <table:table-cell table:style-name="ce125" office:value-type="string" calcext:value-type="string">
            <text:p>CHF</text:p>
          </table:table-cell>
          <table:table-cell table:style-name="ce130" office:value-type="string" calcext:value-type="string">
            <text:p>Zeit (Min.)</text:p>
          </table:table-cell>
          <table:table-cell table:style-name="ce140" office:value-type="string" calcext:value-type="string">
            <text:p>Gruppieren</text:p>
          </table:table-cell>
          <table:table-cell table:style-name="ce147" office:value-type="string" calcext:value-type="string">
            <text:p>Betrag</text:p>
          </table:table-cell>
          <table:table-cell table:style-name="ce147" office:value-type="string" calcext:value-type="string">
            <text:p>Zeit gerundet</text:p>
          </table:table-cell>
          <table:table-cell table:style-name="ce157" office:value-type="string" calcext:value-type="string">
            <text:p>Stunden gerundet</text:p>
          </table:table-cell>
          <table:table-cell table:style-name="ce147" office:value-type="string" calcext:value-type="string">
            <text:p>Betrag gerundet</text:p>
          </table:table-cell>
          <table:table-cell table:style-name="ce210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2">
          <table:table-cell table:style-name="ce8"/>
          <table:table-cell table:style-name="ce34"/>
          <table:table-cell table:style-name="ce36" table:content-validation-name="val1"/>
          <table:table-cell table:style-name="ce73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41" table:formula="of:=VLOOKUP([.C13];[Arbeitstypen.$A$2:.$B$101];2;0)" office:value-type="string" office:string-value="" calcext:value-type="error">
            <text:p>#N/A</text:p>
          </table:table-cell>
          <table:table-cell table:style-name="ce149" table:formula="of:=[.B13]*[.N13]" office:value-type="currency" office:currency="SFr." office:value="0" calcext:value-type="currency">
            <text:p>SFr. 0.00</text:p>
          </table:table-cell>
          <table:table-cell table:style-name="ce154" table:formula="of:=IF([.E13]&lt;=0;CEILING([.B13];15);MIN(CEILING([.B13];15);[.E13]))" office:value-type="float" office:value="0" calcext:value-type="float">
            <text:p>0</text:p>
          </table:table-cell>
          <table:table-cell table:style-name="ce159" table:formula="of:=[.K13]/(24*60)" office:value-type="time" office:time-value="PT00H00M00S" calcext:value-type="time">
            <text:p>00:00</text:p>
          </table:table-cell>
          <table:table-cell table:style-name="ce149" table:formula="of:=IF([.F13]&lt;=0;[.K13]*[.N13];MIN([.K13]*[.N13];[.F13]))" office:value-type="currency" office:currency="SFr." office:value="0" calcext:value-type="currency">
            <text:p>SFr. 0.00</text:p>
          </table:table-cell>
          <table:table-cell table:style-name="ce211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8"/>
          <table:table-cell table:style-name="ce34"/>
          <table:table-cell table:style-name="ce36" table:content-validation-name="val1"/>
          <table:table-cell table:style-name="ce76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41" table:formula="of:=VLOOKUP([.C14];[Arbeitstypen.$A$2:.$B$6];2;0)" office:value-type="string" office:string-value="" calcext:value-type="error">
            <text:p>#N/A</text:p>
          </table:table-cell>
          <table:table-cell table:style-name="ce149" table:formula="of:=[.B14]*[.N14]" office:value-type="currency" office:currency="SFr." office:value="0" calcext:value-type="currency">
            <text:p>SFr. 0.00</text:p>
          </table:table-cell>
          <table:table-cell table:style-name="ce154" table:formula="of:=IF([.E14]&lt;=0;CEILING([.B14];15);MIN(CEILING([.B14];15);[.E14]))" office:value-type="float" office:value="0" calcext:value-type="float">
            <text:p>0</text:p>
          </table:table-cell>
          <table:table-cell table:style-name="ce159" table:formula="of:=[.K14]/(24*60)" office:value-type="time" office:time-value="PT00H00M00S" calcext:value-type="time">
            <text:p>00:00</text:p>
          </table:table-cell>
          <table:table-cell table:style-name="ce149" table:formula="of:=IF([.F14]&lt;=0;[.K14]*[.N14];MIN([.K14]*[.N14];[.F14]))" office:value-type="currency" office:currency="SFr." office:value="0" calcext:value-type="currency">
            <text:p>SFr. 0.00</text:p>
          </table:table-cell>
          <table:table-cell table:style-name="ce211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6" table:content-validation-name="val1"/>
          <table:table-cell table:style-name="ce76"/>
          <table:table-cell table:style-name="ce110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41" table:formula="of:=VLOOKUP([.C15];[Arbeitstypen.$A$2:.$B$6];2;0)" office:value-type="string" office:string-value="" calcext:value-type="error">
            <text:p>#N/A</text:p>
          </table:table-cell>
          <table:table-cell table:style-name="ce149" table:formula="of:=[.B15]*[.N15]" office:value-type="currency" office:currency="SFr." office:value="0" calcext:value-type="currency">
            <text:p>SFr. 0.00</text:p>
          </table:table-cell>
          <table:table-cell table:style-name="ce154" table:formula="of:=IF([.E15]&lt;=0;CEILING([.B15];15);MIN(CEILING([.B15];15);[.E15]))" office:value-type="float" office:value="0" calcext:value-type="float">
            <text:p>0</text:p>
          </table:table-cell>
          <table:table-cell table:style-name="ce159" table:formula="of:=[.K15]/(24*60)" office:value-type="time" office:time-value="PT00H00M00S" calcext:value-type="time">
            <text:p>00:00</text:p>
          </table:table-cell>
          <table:table-cell table:style-name="ce149" table:formula="of:=IF([.F15]&lt;=0;[.K15]*[.N15];MIN([.K15]*[.N15];[.F15]))" office:value-type="currency" office:currency="SFr." office:value="0" calcext:value-type="currency">
            <text:p>SFr. 0.00</text:p>
          </table:table-cell>
          <table:table-cell table:style-name="ce211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41" table:formula="of:=VLOOKUP([.C16];[Arbeitstypen.$A$2:.$B$6];2;0)" office:value-type="string" office:string-value="" calcext:value-type="error">
            <text:p>#N/A</text:p>
          </table:table-cell>
          <table:table-cell table:style-name="ce149" table:formula="of:=[.B16]*[.N16]" office:value-type="currency" office:currency="SFr." office:value="0" calcext:value-type="currency">
            <text:p>SFr. 0.00</text:p>
          </table:table-cell>
          <table:table-cell table:style-name="ce154" table:formula="of:=IF([.E16]&lt;=0;CEILING([.B16];15);MIN(CEILING([.B16];15);[.E16]))" office:value-type="float" office:value="0" calcext:value-type="float">
            <text:p>0</text:p>
          </table:table-cell>
          <table:table-cell table:style-name="ce159" table:formula="of:=[.K16]/(24*60)" office:value-type="time" office:time-value="PT00H00M00S" calcext:value-type="time">
            <text:p>00:00</text:p>
          </table:table-cell>
          <table:table-cell table:style-name="ce149" table:formula="of:=IF([.F16]&lt;=0;[.K16]*[.N16];MIN([.K16]*[.N16];[.F16]))" office:value-type="currency" office:currency="SFr." office:value="0" calcext:value-type="currency">
            <text:p>SFr. 0.00</text:p>
          </table:table-cell>
          <table:table-cell table:style-name="ce211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41" table:formula="of:=VLOOKUP([.C17];[Arbeitstypen.$A$2:.$B$6];2;0)" office:value-type="string" office:string-value="" calcext:value-type="error">
            <text:p>#N/A</text:p>
          </table:table-cell>
          <table:table-cell table:style-name="ce149" table:formula="of:=[.B17]*[.N17]" office:value-type="currency" office:currency="SFr." office:value="0" calcext:value-type="currency">
            <text:p>SFr. 0.00</text:p>
          </table:table-cell>
          <table:table-cell table:style-name="ce154" table:formula="of:=IF([.E17]&lt;=0;CEILING([.B17];15);MIN(CEILING([.B17];15);[.E17]))" office:value-type="float" office:value="0" calcext:value-type="float">
            <text:p>0</text:p>
          </table:table-cell>
          <table:table-cell table:style-name="ce159" table:formula="of:=[.K17]/(24*60)" office:value-type="time" office:time-value="PT00H00M00S" calcext:value-type="time">
            <text:p>00:00</text:p>
          </table:table-cell>
          <table:table-cell table:style-name="ce149" table:formula="of:=IF([.F17]&lt;=0;[.K17]*[.N17];MIN([.K17]*[.N17];[.F17]))" office:value-type="currency" office:currency="SFr." office:value="0" calcext:value-type="currency">
            <text:p>SFr. 0.00</text:p>
          </table:table-cell>
          <table:table-cell table:style-name="ce211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41" table:formula="of:=VLOOKUP([.C18];[Arbeitstypen.$A$2:.$B$6];2;0)" office:value-type="string" office:string-value="" calcext:value-type="error">
            <text:p>#N/A</text:p>
          </table:table-cell>
          <table:table-cell table:style-name="ce149" table:formula="of:=[.B18]*[.N18]" office:value-type="currency" office:currency="SFr." office:value="0" calcext:value-type="currency">
            <text:p>SFr. 0.00</text:p>
          </table:table-cell>
          <table:table-cell table:style-name="ce154" table:formula="of:=IF([.E18]&lt;=0;CEILING([.B18];15);MIN(CEILING([.B18];15);[.E18]))" office:value-type="float" office:value="0" calcext:value-type="float">
            <text:p>0</text:p>
          </table:table-cell>
          <table:table-cell table:style-name="ce159" table:formula="of:=[.K18]/(24*60)" office:value-type="time" office:time-value="PT00H00M00S" calcext:value-type="time">
            <text:p>00:00</text:p>
          </table:table-cell>
          <table:table-cell table:style-name="ce149" table:formula="of:=IF([.F18]&lt;=0;[.K18]*[.N18];MIN([.K18]*[.N18];[.F18]))" office:value-type="currency" office:currency="SFr." office:value="0" calcext:value-type="currency">
            <text:p>SFr. 0.00</text:p>
          </table:table-cell>
          <table:table-cell table:style-name="ce211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41" table:formula="of:=VLOOKUP([.C19];[Arbeitstypen.$A$2:.$B$6];2;0)" office:value-type="string" office:string-value="" calcext:value-type="error">
            <text:p>#N/A</text:p>
          </table:table-cell>
          <table:table-cell table:style-name="ce149" table:formula="of:=[.B19]*[.N19]" office:value-type="currency" office:currency="SFr." office:value="0" calcext:value-type="currency">
            <text:p>SFr. 0.00</text:p>
          </table:table-cell>
          <table:table-cell table:style-name="ce154" table:formula="of:=IF([.E19]&lt;=0;CEILING([.B19];15);MIN(CEILING([.B19];15);[.E19]))" office:value-type="float" office:value="0" calcext:value-type="float">
            <text:p>0</text:p>
          </table:table-cell>
          <table:table-cell table:style-name="ce159" table:formula="of:=[.K19]/(24*60)" office:value-type="time" office:time-value="PT00H00M00S" calcext:value-type="time">
            <text:p>00:00</text:p>
          </table:table-cell>
          <table:table-cell table:style-name="ce149" table:formula="of:=IF([.F19]&lt;=0;[.K19]*[.N19];MIN([.K19]*[.N19];[.F19]))" office:value-type="currency" office:currency="SFr." office:value="0" calcext:value-type="currency">
            <text:p>SFr. 0.00</text:p>
          </table:table-cell>
          <table:table-cell table:style-name="ce211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5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41" table:formula="of:=VLOOKUP([.C20];[Arbeitstypen.$A$2:.$B$6];2;0)" office:value-type="string" office:string-value="" calcext:value-type="error">
            <text:p>#N/A</text:p>
          </table:table-cell>
          <table:table-cell table:style-name="ce149" table:formula="of:=[.B20]*[.N20]" office:value-type="currency" office:currency="SFr." office:value="0" calcext:value-type="currency">
            <text:p>SFr. 0.00</text:p>
          </table:table-cell>
          <table:table-cell table:style-name="ce154" table:formula="of:=IF([.E20]&lt;=0;CEILING([.B20];15);MIN(CEILING([.B20];15);[.E20]))" office:value-type="float" office:value="0" calcext:value-type="float">
            <text:p>0</text:p>
          </table:table-cell>
          <table:table-cell table:style-name="ce159" table:formula="of:=[.K20]/(24*60)" office:value-type="time" office:time-value="PT00H00M00S" calcext:value-type="time">
            <text:p>00:00</text:p>
          </table:table-cell>
          <table:table-cell table:style-name="ce149" table:formula="of:=IF([.F20]&lt;=0;[.K20]*[.N20];MIN([.K20]*[.N20];[.F20]))" office:value-type="currency" office:currency="SFr." office:value="0" calcext:value-type="currency">
            <text:p>SFr. 0.00</text:p>
          </table:table-cell>
          <table:table-cell table:style-name="ce211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2">
          <table:table-cell table:style-name="ce8"/>
          <table:table-cell table:style-name="ce35"/>
          <table:table-cell table:style-name="ce34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41" table:formula="of:=VLOOKUP([.C21];[Arbeitstypen.$A$2:.$B$6];2;0)" office:value-type="string" office:string-value="" calcext:value-type="error">
            <text:p>#N/A</text:p>
          </table:table-cell>
          <table:table-cell table:style-name="ce149" table:formula="of:=[.B21]*[.N21]" office:value-type="currency" office:currency="SFr." office:value="0" calcext:value-type="currency">
            <text:p>SFr. 0.00</text:p>
          </table:table-cell>
          <table:table-cell table:style-name="ce154" table:formula="of:=IF([.E21]&lt;=0;CEILING([.B21];15);MIN(CEILING([.B21];15);[.E21]))" office:value-type="float" office:value="0" calcext:value-type="float">
            <text:p>0</text:p>
          </table:table-cell>
          <table:table-cell table:style-name="ce159" table:formula="of:=[.K21]/(24*60)" office:value-type="time" office:time-value="PT00H00M00S" calcext:value-type="time">
            <text:p>00:00</text:p>
          </table:table-cell>
          <table:table-cell table:style-name="ce149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211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4"/>
          <table:table-cell table:style-name="ce34" table:content-validation-name="val1"/>
          <table:table-cell table:style-name="ce79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41" table:formula="of:=VLOOKUP([.C22];[Arbeitstypen.$A$2:.$B$6];2;0)" office:value-type="string" office:string-value="" calcext:value-type="error">
            <text:p>#N/A</text:p>
          </table:table-cell>
          <table:table-cell table:style-name="ce149" table:formula="of:=[.B22]*[.N22]" office:value-type="currency" office:currency="SFr." office:value="0" calcext:value-type="currency">
            <text:p>SFr. 0.00</text:p>
          </table:table-cell>
          <table:table-cell table:style-name="ce154" table:formula="of:=IF([.E22]&lt;=0;CEILING([.B22];15);MIN(CEILING([.B22];15);[.E22]))" office:value-type="float" office:value="0" calcext:value-type="float">
            <text:p>0</text:p>
          </table:table-cell>
          <table:table-cell table:style-name="ce159" table:formula="of:=[.K22]/(24*60)" office:value-type="time" office:time-value="PT00H00M00S" calcext:value-type="time">
            <text:p>00:00</text:p>
          </table:table-cell>
          <table:table-cell table:style-name="ce149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211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5"/>
          <table:table-cell table:style-name="ce35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41" table:formula="of:=VLOOKUP([.C23];[Arbeitstypen.$A$2:.$B$6];2;0)" office:value-type="string" office:string-value="" calcext:value-type="error">
            <text:p>#N/A</text:p>
          </table:table-cell>
          <table:table-cell table:style-name="ce149" table:formula="of:=[.B23]*[.N23]" office:value-type="currency" office:currency="SFr." office:value="0" calcext:value-type="currency">
            <text:p>SFr. 0.00</text:p>
          </table:table-cell>
          <table:table-cell table:style-name="ce154" table:formula="of:=IF([.E23]&lt;=0;CEILING([.B23];15);MIN(CEILING([.B23];15);[.E23]))" office:value-type="float" office:value="0" calcext:value-type="float">
            <text:p>0</text:p>
          </table:table-cell>
          <table:table-cell table:style-name="ce159" table:formula="of:=[.K23]/(24*60)" office:value-type="time" office:time-value="PT00H00M00S" calcext:value-type="time">
            <text:p>00:00</text:p>
          </table:table-cell>
          <table:table-cell table:style-name="ce149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211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5"/>
          <table:table-cell table:style-name="ce35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41" table:formula="of:=VLOOKUP([.C24];[Arbeitstypen.$A$2:.$B$6];2;0)" office:value-type="string" office:string-value="" calcext:value-type="error">
            <text:p>#N/A</text:p>
          </table:table-cell>
          <table:table-cell table:style-name="ce149" table:formula="of:=[.B24]*[.N24]" office:value-type="currency" office:currency="SFr." office:value="0" calcext:value-type="currency">
            <text:p>SFr. 0.00</text:p>
          </table:table-cell>
          <table:table-cell table:style-name="ce154" table:formula="of:=IF([.E24]&lt;=0;CEILING([.B24];15);MIN(CEILING([.B24];15);[.E24]))" office:value-type="float" office:value="0" calcext:value-type="float">
            <text:p>0</text:p>
          </table:table-cell>
          <table:table-cell table:style-name="ce159" table:formula="of:=[.K24]/(24*60)" office:value-type="time" office:time-value="PT00H00M00S" calcext:value-type="time">
            <text:p>00:00</text:p>
          </table:table-cell>
          <table:table-cell table:style-name="ce149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211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5"/>
          <table:table-cell table:style-name="ce35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41" table:formula="of:=VLOOKUP([.C25];[Arbeitstypen.$A$2:.$B$6];2;0)" office:value-type="string" office:string-value="" calcext:value-type="error">
            <text:p>#N/A</text:p>
          </table:table-cell>
          <table:table-cell table:style-name="ce149" table:formula="of:=[.B25]*[.N25]" office:value-type="currency" office:currency="SFr." office:value="0" calcext:value-type="currency">
            <text:p>SFr. 0.00</text:p>
          </table:table-cell>
          <table:table-cell table:style-name="ce154" table:formula="of:=IF([.E25]&lt;=0;CEILING([.B25];15);MIN(CEILING([.B25];15);[.E25]))" office:value-type="float" office:value="0" calcext:value-type="float">
            <text:p>0</text:p>
          </table:table-cell>
          <table:table-cell table:style-name="ce159" table:formula="of:=[.K25]/(24*60)" office:value-type="time" office:time-value="PT00H00M00S" calcext:value-type="time">
            <text:p>00:00</text:p>
          </table:table-cell>
          <table:table-cell table:style-name="ce149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211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5"/>
          <table:table-cell table:style-name="ce35" table:content-validation-name="val1"/>
          <table:table-cell table:style-name="ce80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41" table:formula="of:=VLOOKUP([.C26];[Arbeitstypen.$A$2:.$B$6];2;0)" office:value-type="string" office:string-value="" calcext:value-type="error">
            <text:p>#N/A</text:p>
          </table:table-cell>
          <table:table-cell table:style-name="ce149" table:formula="of:=[.B26]*[.N26]" office:value-type="currency" office:currency="SFr." office:value="0" calcext:value-type="currency">
            <text:p>SFr. 0.00</text:p>
          </table:table-cell>
          <table:table-cell table:style-name="ce154" table:formula="of:=IF([.E26]&lt;=0;CEILING([.B26];15);MIN(CEILING([.B26];15);[.E26]))" office:value-type="float" office:value="0" calcext:value-type="float">
            <text:p>0</text:p>
          </table:table-cell>
          <table:table-cell table:style-name="ce159" table:formula="of:=[.K26]/(24*60)" office:value-type="time" office:time-value="PT00H00M00S" calcext:value-type="time">
            <text:p>00:00</text:p>
          </table:table-cell>
          <table:table-cell table:style-name="ce149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211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41" table:formula="of:=VLOOKUP([.C27];[Arbeitstypen.$A$2:.$B$6];2;0)" office:value-type="string" office:string-value="" calcext:value-type="error">
            <text:p>#N/A</text:p>
          </table:table-cell>
          <table:table-cell table:style-name="ce149" table:formula="of:=[.B27]*[.N27]" office:value-type="currency" office:currency="SFr." office:value="0" calcext:value-type="currency">
            <text:p>SFr. 0.00</text:p>
          </table:table-cell>
          <table:table-cell table:style-name="ce154" table:formula="of:=IF([.E27]&lt;=0;CEILING([.B27];15);MIN(CEILING([.B27];15);[.E27]))" office:value-type="float" office:value="0" calcext:value-type="float">
            <text:p>0</text:p>
          </table:table-cell>
          <table:table-cell table:style-name="ce159" table:formula="of:=[.K27]/(24*60)" office:value-type="time" office:time-value="PT00H00M00S" calcext:value-type="time">
            <text:p>00:00</text:p>
          </table:table-cell>
          <table:table-cell table:style-name="ce149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211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41" table:formula="of:=VLOOKUP([.C28];[Arbeitstypen.$A$2:.$B$6];2;0)" office:value-type="string" office:string-value="" calcext:value-type="error">
            <text:p>#N/A</text:p>
          </table:table-cell>
          <table:table-cell table:style-name="ce149" table:formula="of:=[.B28]*[.N28]" office:value-type="currency" office:currency="SFr." office:value="0" calcext:value-type="currency">
            <text:p>SFr. 0.00</text:p>
          </table:table-cell>
          <table:table-cell table:style-name="ce154" table:formula="of:=IF([.E28]&lt;=0;CEILING([.B28];15);MIN(CEILING([.B28];15);[.E28]))" office:value-type="float" office:value="0" calcext:value-type="float">
            <text:p>0</text:p>
          </table:table-cell>
          <table:table-cell table:style-name="ce159" table:formula="of:=[.K28]/(24*60)" office:value-type="time" office:time-value="PT00H00M00S" calcext:value-type="time">
            <text:p>00:00</text:p>
          </table:table-cell>
          <table:table-cell table:style-name="ce149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211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81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41" table:formula="of:=VLOOKUP([.C29];[Arbeitstypen.$A$2:.$B$6];2;0)" office:value-type="string" office:string-value="" calcext:value-type="error">
            <text:p>#N/A</text:p>
          </table:table-cell>
          <table:table-cell table:style-name="ce149" table:formula="of:=[.B29]*[.N29]" office:value-type="currency" office:currency="SFr." office:value="0" calcext:value-type="currency">
            <text:p>SFr. 0.00</text:p>
          </table:table-cell>
          <table:table-cell table:style-name="ce154" table:formula="of:=IF([.E29]&lt;=0;CEILING([.B29];15);MIN(CEILING([.B29];15);[.E29]))" office:value-type="float" office:value="0" calcext:value-type="float">
            <text:p>0</text:p>
          </table:table-cell>
          <table:table-cell table:style-name="ce159" table:formula="of:=[.K29]/(24*60)" office:value-type="time" office:time-value="PT00H00M00S" calcext:value-type="time">
            <text:p>00:00</text:p>
          </table:table-cell>
          <table:table-cell table:style-name="ce149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211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41" table:formula="of:=VLOOKUP([.C30];[Arbeitstypen.$A$2:.$B$6];2;0)" office:value-type="string" office:string-value="" calcext:value-type="error">
            <text:p>#N/A</text:p>
          </table:table-cell>
          <table:table-cell table:style-name="ce149" table:formula="of:=[.B30]*[.N30]" office:value-type="currency" office:currency="SFr." office:value="0" calcext:value-type="currency">
            <text:p>SFr. 0.00</text:p>
          </table:table-cell>
          <table:table-cell table:style-name="ce154" table:formula="of:=IF([.E30]&lt;=0;CEILING([.B30];15);MIN(CEILING([.B30];15);[.E30]))" office:value-type="float" office:value="0" calcext:value-type="float">
            <text:p>0</text:p>
          </table:table-cell>
          <table:table-cell table:style-name="ce159" table:formula="of:=[.K30]/(24*60)" office:value-type="time" office:time-value="PT00H00M00S" calcext:value-type="time">
            <text:p>00:00</text:p>
          </table:table-cell>
          <table:table-cell table:style-name="ce149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211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8"/>
          <table:table-cell table:style-name="ce38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41" table:formula="of:=VLOOKUP([.C31];[Arbeitstypen.$A$2:.$B$6];2;0)" office:value-type="string" office:string-value="" calcext:value-type="error">
            <text:p>#N/A</text:p>
          </table:table-cell>
          <table:table-cell table:style-name="ce149" table:formula="of:=[.B31]*[.N31]" office:value-type="currency" office:currency="SFr." office:value="0" calcext:value-type="currency">
            <text:p>SFr. 0.00</text:p>
          </table:table-cell>
          <table:table-cell table:style-name="ce154" table:formula="of:=IF([.E31]&lt;=0;CEILING([.B31];15);MIN(CEILING([.B31];15);[.E31]))" office:value-type="float" office:value="0" calcext:value-type="float">
            <text:p>0</text:p>
          </table:table-cell>
          <table:table-cell table:style-name="ce159" table:formula="of:=[.K31]/(24*60)" office:value-type="time" office:time-value="PT00H00M00S" calcext:value-type="time">
            <text:p>00:00</text:p>
          </table:table-cell>
          <table:table-cell table:style-name="ce149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211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41" table:formula="of:=VLOOKUP([.C32];[Arbeitstypen.$A$2:.$B$6];2;0)" office:value-type="string" office:string-value="" calcext:value-type="error">
            <text:p>#N/A</text:p>
          </table:table-cell>
          <table:table-cell table:style-name="ce149" table:formula="of:=[.B32]*[.N32]" office:value-type="currency" office:currency="SFr." office:value="0" calcext:value-type="currency">
            <text:p>SFr. 0.00</text:p>
          </table:table-cell>
          <table:table-cell table:style-name="ce154" table:formula="of:=IF([.E32]&lt;=0;CEILING([.B32];15);MIN(CEILING([.B32];15);[.E32]))" office:value-type="float" office:value="0" calcext:value-type="float">
            <text:p>0</text:p>
          </table:table-cell>
          <table:table-cell table:style-name="ce159" table:formula="of:=[.K32]/(24*60)" office:value-type="time" office:time-value="PT00H00M00S" calcext:value-type="time">
            <text:p>00:00</text:p>
          </table:table-cell>
          <table:table-cell table:style-name="ce149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211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8"/>
          <table:table-cell table:style-name="ce38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41" table:formula="of:=VLOOKUP([.C33];[Arbeitstypen.$A$2:.$B$6];2;0)" office:value-type="string" office:string-value="" calcext:value-type="error">
            <text:p>#N/A</text:p>
          </table:table-cell>
          <table:table-cell table:style-name="ce149" table:formula="of:=[.B33]*[.N33]" office:value-type="currency" office:currency="SFr." office:value="0" calcext:value-type="currency">
            <text:p>SFr. 0.00</text:p>
          </table:table-cell>
          <table:table-cell table:style-name="ce154" table:formula="of:=IF([.E33]&lt;=0;CEILING([.B33];15);MIN(CEILING([.B33];15);[.E33]))" office:value-type="float" office:value="0" calcext:value-type="float">
            <text:p>0</text:p>
          </table:table-cell>
          <table:table-cell table:style-name="ce159" table:formula="of:=[.K33]/(24*60)" office:value-type="time" office:time-value="PT00H00M00S" calcext:value-type="time">
            <text:p>00:00</text:p>
          </table:table-cell>
          <table:table-cell table:style-name="ce149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211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41" table:formula="of:=VLOOKUP([.C34];[Arbeitstypen.$A$2:.$B$6];2;0)" office:value-type="string" office:string-value="" calcext:value-type="error">
            <text:p>#N/A</text:p>
          </table:table-cell>
          <table:table-cell table:style-name="ce149" table:formula="of:=[.B34]*[.N34]" office:value-type="currency" office:currency="SFr." office:value="0" calcext:value-type="currency">
            <text:p>SFr. 0.00</text:p>
          </table:table-cell>
          <table:table-cell table:style-name="ce154" table:formula="of:=IF([.E34]&lt;=0;CEILING([.B34];15);MIN(CEILING([.B34];15);[.E34]))" office:value-type="float" office:value="0" calcext:value-type="float">
            <text:p>0</text:p>
          </table:table-cell>
          <table:table-cell table:style-name="ce159" table:formula="of:=[.K34]/(24*60)" office:value-type="time" office:time-value="PT00H00M00S" calcext:value-type="time">
            <text:p>00:00</text:p>
          </table:table-cell>
          <table:table-cell table:style-name="ce149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211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8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41" table:formula="of:=VLOOKUP([.C35];[Arbeitstypen.$A$2:.$B$6];2;0)" office:value-type="string" office:string-value="" calcext:value-type="error">
            <text:p>#N/A</text:p>
          </table:table-cell>
          <table:table-cell table:style-name="ce149" table:formula="of:=[.B35]*[.N35]" office:value-type="currency" office:currency="SFr." office:value="0" calcext:value-type="currency">
            <text:p>SFr. 0.00</text:p>
          </table:table-cell>
          <table:table-cell table:style-name="ce154" table:formula="of:=IF([.E35]&lt;=0;CEILING([.B35];15);MIN(CEILING([.B35];15);[.E35]))" office:value-type="float" office:value="0" calcext:value-type="float">
            <text:p>0</text:p>
          </table:table-cell>
          <table:table-cell table:style-name="ce159" table:formula="of:=[.K35]/(24*60)" office:value-type="time" office:time-value="PT00H00M00S" calcext:value-type="time">
            <text:p>00:00</text:p>
          </table:table-cell>
          <table:table-cell table:style-name="ce149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211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41" table:formula="of:=VLOOKUP([.C36];[Arbeitstypen.$A$2:.$B$6];2;0)" office:value-type="string" office:string-value="" calcext:value-type="error">
            <text:p>#N/A</text:p>
          </table:table-cell>
          <table:table-cell table:style-name="ce149" table:formula="of:=[.B36]*[.N36]" office:value-type="currency" office:currency="SFr." office:value="0" calcext:value-type="currency">
            <text:p>SFr. 0.00</text:p>
          </table:table-cell>
          <table:table-cell table:style-name="ce154" table:formula="of:=IF([.E36]&lt;=0;CEILING([.B36];15);MIN(CEILING([.B36];15);[.E36]))" office:value-type="float" office:value="0" calcext:value-type="float">
            <text:p>0</text:p>
          </table:table-cell>
          <table:table-cell table:style-name="ce159" table:formula="of:=[.K36]/(24*60)" office:value-type="time" office:time-value="PT00H00M00S" calcext:value-type="time">
            <text:p>00:00</text:p>
          </table:table-cell>
          <table:table-cell table:style-name="ce149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211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82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41" table:formula="of:=VLOOKUP([.C37];[Arbeitstypen.$A$2:.$B$6];2;0)" office:value-type="string" office:string-value="" calcext:value-type="error">
            <text:p>#N/A</text:p>
          </table:table-cell>
          <table:table-cell table:style-name="ce149" table:formula="of:=[.B37]*[.N37]" office:value-type="currency" office:currency="SFr." office:value="0" calcext:value-type="currency">
            <text:p>SFr. 0.00</text:p>
          </table:table-cell>
          <table:table-cell table:style-name="ce154" table:formula="of:=IF([.E37]&lt;=0;CEILING([.B37];15);MIN(CEILING([.B37];15);[.E37]))" office:value-type="float" office:value="0" calcext:value-type="float">
            <text:p>0</text:p>
          </table:table-cell>
          <table:table-cell table:style-name="ce159" table:formula="of:=[.K37]/(24*60)" office:value-type="time" office:time-value="PT00H00M00S" calcext:value-type="time">
            <text:p>00:00</text:p>
          </table:table-cell>
          <table:table-cell table:style-name="ce149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211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41" table:formula="of:=VLOOKUP([.C38];[Arbeitstypen.$A$2:.$B$6];2;0)" office:value-type="string" office:string-value="" calcext:value-type="error">
            <text:p>#N/A</text:p>
          </table:table-cell>
          <table:table-cell table:style-name="ce149" table:formula="of:=[.B38]*[.N38]" office:value-type="currency" office:currency="SFr." office:value="0" calcext:value-type="currency">
            <text:p>SFr. 0.00</text:p>
          </table:table-cell>
          <table:table-cell table:style-name="ce154" table:formula="of:=IF([.E38]&lt;=0;CEILING([.B38];15);MIN(CEILING([.B38];15);[.E38]))" office:value-type="float" office:value="0" calcext:value-type="float">
            <text:p>0</text:p>
          </table:table-cell>
          <table:table-cell table:style-name="ce159" table:formula="of:=[.K38]/(24*60)" office:value-type="time" office:time-value="PT00H00M00S" calcext:value-type="time">
            <text:p>00:00</text:p>
          </table:table-cell>
          <table:table-cell table:style-name="ce149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211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41" table:formula="of:=VLOOKUP([.C39];[Arbeitstypen.$A$2:.$B$6];2;0)" office:value-type="string" office:string-value="" calcext:value-type="error">
            <text:p>#N/A</text:p>
          </table:table-cell>
          <table:table-cell table:style-name="ce149" table:formula="of:=[.B39]*[.N39]" office:value-type="currency" office:currency="SFr." office:value="0" calcext:value-type="currency">
            <text:p>SFr. 0.00</text:p>
          </table:table-cell>
          <table:table-cell table:style-name="ce154" table:formula="of:=IF([.E39]&lt;=0;CEILING([.B39];15);MIN(CEILING([.B39];15);[.E39]))" office:value-type="float" office:value="0" calcext:value-type="float">
            <text:p>0</text:p>
          </table:table-cell>
          <table:table-cell table:style-name="ce159" table:formula="of:=[.K39]/(24*60)" office:value-type="time" office:time-value="PT00H00M00S" calcext:value-type="time">
            <text:p>00:00</text:p>
          </table:table-cell>
          <table:table-cell table:style-name="ce149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211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41" table:formula="of:=VLOOKUP([.C40];[Arbeitstypen.$A$2:.$B$6];2;0)" office:value-type="string" office:string-value="" calcext:value-type="error">
            <text:p>#N/A</text:p>
          </table:table-cell>
          <table:table-cell table:style-name="ce149" table:formula="of:=[.B40]*[.N40]" office:value-type="currency" office:currency="SFr." office:value="0" calcext:value-type="currency">
            <text:p>SFr. 0.00</text:p>
          </table:table-cell>
          <table:table-cell table:style-name="ce154" table:formula="of:=IF([.E40]&lt;=0;CEILING([.B40];15);MIN(CEILING([.B40];15);[.E40]))" office:value-type="float" office:value="0" calcext:value-type="float">
            <text:p>0</text:p>
          </table:table-cell>
          <table:table-cell table:style-name="ce159" table:formula="of:=[.K40]/(24*60)" office:value-type="time" office:time-value="PT00H00M00S" calcext:value-type="time">
            <text:p>00:00</text:p>
          </table:table-cell>
          <table:table-cell table:style-name="ce149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211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41" table:formula="of:=VLOOKUP([.C41];[Arbeitstypen.$A$2:.$B$6];2;0)" office:value-type="string" office:string-value="" calcext:value-type="error">
            <text:p>#N/A</text:p>
          </table:table-cell>
          <table:table-cell table:style-name="ce149" table:formula="of:=[.B41]*[.N41]" office:value-type="currency" office:currency="SFr." office:value="0" calcext:value-type="currency">
            <text:p>SFr. 0.00</text:p>
          </table:table-cell>
          <table:table-cell table:style-name="ce154" table:formula="of:=IF([.E41]&lt;=0;CEILING([.B41];15);MIN(CEILING([.B41];15);[.E41]))" office:value-type="float" office:value="0" calcext:value-type="float">
            <text:p>0</text:p>
          </table:table-cell>
          <table:table-cell table:style-name="ce159" table:formula="of:=[.K41]/(24*60)" office:value-type="time" office:time-value="PT00H00M00S" calcext:value-type="time">
            <text:p>00:00</text:p>
          </table:table-cell>
          <table:table-cell table:style-name="ce149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211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41" table:formula="of:=VLOOKUP([.C42];[Arbeitstypen.$A$2:.$B$6];2;0)" office:value-type="string" office:string-value="" calcext:value-type="error">
            <text:p>#N/A</text:p>
          </table:table-cell>
          <table:table-cell table:style-name="ce149" table:formula="of:=[.B42]*[.N42]" office:value-type="currency" office:currency="SFr." office:value="0" calcext:value-type="currency">
            <text:p>SFr. 0.00</text:p>
          </table:table-cell>
          <table:table-cell table:style-name="ce154" table:formula="of:=IF([.E42]&lt;=0;CEILING([.B42];15);MIN(CEILING([.B42];15);[.E42]))" office:value-type="float" office:value="0" calcext:value-type="float">
            <text:p>0</text:p>
          </table:table-cell>
          <table:table-cell table:style-name="ce159" table:formula="of:=[.K42]/(24*60)" office:value-type="time" office:time-value="PT00H00M00S" calcext:value-type="time">
            <text:p>00:00</text:p>
          </table:table-cell>
          <table:table-cell table:style-name="ce149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211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41" table:formula="of:=VLOOKUP([.C43];[Arbeitstypen.$A$2:.$B$6];2;0)" office:value-type="string" office:string-value="" calcext:value-type="error">
            <text:p>#N/A</text:p>
          </table:table-cell>
          <table:table-cell table:style-name="ce149" table:formula="of:=[.B43]*[.N43]" office:value-type="currency" office:currency="SFr." office:value="0" calcext:value-type="currency">
            <text:p>SFr. 0.00</text:p>
          </table:table-cell>
          <table:table-cell table:style-name="ce154" table:formula="of:=IF([.E43]&lt;=0;CEILING([.B43];15);MIN(CEILING([.B43];15);[.E43]))" office:value-type="float" office:value="0" calcext:value-type="float">
            <text:p>0</text:p>
          </table:table-cell>
          <table:table-cell table:style-name="ce159" table:formula="of:=[.K43]/(24*60)" office:value-type="time" office:time-value="PT00H00M00S" calcext:value-type="time">
            <text:p>00:00</text:p>
          </table:table-cell>
          <table:table-cell table:style-name="ce149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211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41" table:formula="of:=VLOOKUP([.C44];[Arbeitstypen.$A$2:.$B$6];2;0)" office:value-type="string" office:string-value="" calcext:value-type="error">
            <text:p>#N/A</text:p>
          </table:table-cell>
          <table:table-cell table:style-name="ce149" table:formula="of:=[.B44]*[.N44]" office:value-type="currency" office:currency="SFr." office:value="0" calcext:value-type="currency">
            <text:p>SFr. 0.00</text:p>
          </table:table-cell>
          <table:table-cell table:style-name="ce154" table:formula="of:=IF([.E44]&lt;=0;CEILING([.B44];15);MIN(CEILING([.B44];15);[.E44]))" office:value-type="float" office:value="0" calcext:value-type="float">
            <text:p>0</text:p>
          </table:table-cell>
          <table:table-cell table:style-name="ce159" table:formula="of:=[.K44]/(24*60)" office:value-type="time" office:time-value="PT00H00M00S" calcext:value-type="time">
            <text:p>00:00</text:p>
          </table:table-cell>
          <table:table-cell table:style-name="ce149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211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41" table:formula="of:=VLOOKUP([.C45];[Arbeitstypen.$A$2:.$B$6];2;0)" office:value-type="string" office:string-value="" calcext:value-type="error">
            <text:p>#N/A</text:p>
          </table:table-cell>
          <table:table-cell table:style-name="ce149" table:formula="of:=[.B45]*[.N45]" office:value-type="currency" office:currency="SFr." office:value="0" calcext:value-type="currency">
            <text:p>SFr. 0.00</text:p>
          </table:table-cell>
          <table:table-cell table:style-name="ce154" table:formula="of:=IF([.E45]&lt;=0;CEILING([.B45];15);MIN(CEILING([.B45];15);[.E45]))" office:value-type="float" office:value="0" calcext:value-type="float">
            <text:p>0</text:p>
          </table:table-cell>
          <table:table-cell table:style-name="ce159" table:formula="of:=[.K45]/(24*60)" office:value-type="time" office:time-value="PT00H00M00S" calcext:value-type="time">
            <text:p>00:00</text:p>
          </table:table-cell>
          <table:table-cell table:style-name="ce149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211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41" table:formula="of:=VLOOKUP([.C46];[Arbeitstypen.$A$2:.$B$6];2;0)" office:value-type="string" office:string-value="" calcext:value-type="error">
            <text:p>#N/A</text:p>
          </table:table-cell>
          <table:table-cell table:style-name="ce149" table:formula="of:=[.B46]*[.N46]" office:value-type="currency" office:currency="SFr." office:value="0" calcext:value-type="currency">
            <text:p>SFr. 0.00</text:p>
          </table:table-cell>
          <table:table-cell table:style-name="ce154" table:formula="of:=IF([.E46]&lt;=0;CEILING([.B46];15);MIN(CEILING([.B46];15);[.E46]))" office:value-type="float" office:value="0" calcext:value-type="float">
            <text:p>0</text:p>
          </table:table-cell>
          <table:table-cell table:style-name="ce159" table:formula="of:=[.K46]/(24*60)" office:value-type="time" office:time-value="PT00H00M00S" calcext:value-type="time">
            <text:p>00:00</text:p>
          </table:table-cell>
          <table:table-cell table:style-name="ce149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211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41" table:formula="of:=VLOOKUP([.C47];[Arbeitstypen.$A$2:.$B$6];2;0)" office:value-type="string" office:string-value="" calcext:value-type="error">
            <text:p>#N/A</text:p>
          </table:table-cell>
          <table:table-cell table:style-name="ce149" table:formula="of:=[.B47]*[.N47]" office:value-type="currency" office:currency="SFr." office:value="0" calcext:value-type="currency">
            <text:p>SFr. 0.00</text:p>
          </table:table-cell>
          <table:table-cell table:style-name="ce154" table:formula="of:=IF([.E47]&lt;=0;CEILING([.B47];15);MIN(CEILING([.B47];15);[.E47]))" office:value-type="float" office:value="0" calcext:value-type="float">
            <text:p>0</text:p>
          </table:table-cell>
          <table:table-cell table:style-name="ce159" table:formula="of:=[.K47]/(24*60)" office:value-type="time" office:time-value="PT00H00M00S" calcext:value-type="time">
            <text:p>00:00</text:p>
          </table:table-cell>
          <table:table-cell table:style-name="ce149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211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41" table:formula="of:=VLOOKUP([.C48];[Arbeitstypen.$A$2:.$B$6];2;0)" office:value-type="string" office:string-value="" calcext:value-type="error">
            <text:p>#N/A</text:p>
          </table:table-cell>
          <table:table-cell table:style-name="ce149" table:formula="of:=[.B48]*[.N48]" office:value-type="currency" office:currency="SFr." office:value="0" calcext:value-type="currency">
            <text:p>SFr. 0.00</text:p>
          </table:table-cell>
          <table:table-cell table:style-name="ce154" table:formula="of:=IF([.E48]&lt;=0;CEILING([.B48];15);MIN(CEILING([.B48];15);[.E48]))" office:value-type="float" office:value="0" calcext:value-type="float">
            <text:p>0</text:p>
          </table:table-cell>
          <table:table-cell table:style-name="ce159" table:formula="of:=[.K48]/(24*60)" office:value-type="time" office:time-value="PT00H00M00S" calcext:value-type="time">
            <text:p>00:00</text:p>
          </table:table-cell>
          <table:table-cell table:style-name="ce149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211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41" table:formula="of:=VLOOKUP([.C49];[Arbeitstypen.$A$2:.$B$6];2;0)" office:value-type="string" office:string-value="" calcext:value-type="error">
            <text:p>#N/A</text:p>
          </table:table-cell>
          <table:table-cell table:style-name="ce149" table:formula="of:=[.B49]*[.N49]" office:value-type="currency" office:currency="SFr." office:value="0" calcext:value-type="currency">
            <text:p>SFr. 0.00</text:p>
          </table:table-cell>
          <table:table-cell table:style-name="ce154" table:formula="of:=IF([.E49]&lt;=0;CEILING([.B49];15);MIN(CEILING([.B49];15);[.E49]))" office:value-type="float" office:value="0" calcext:value-type="float">
            <text:p>0</text:p>
          </table:table-cell>
          <table:table-cell table:style-name="ce159" table:formula="of:=[.K49]/(24*60)" office:value-type="time" office:time-value="PT00H00M00S" calcext:value-type="time">
            <text:p>00:00</text:p>
          </table:table-cell>
          <table:table-cell table:style-name="ce149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211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41" table:formula="of:=VLOOKUP([.C50];[Arbeitstypen.$A$2:.$B$6];2;0)" office:value-type="string" office:string-value="" calcext:value-type="error">
            <text:p>#N/A</text:p>
          </table:table-cell>
          <table:table-cell table:style-name="ce149" table:formula="of:=[.B50]*[.N50]" office:value-type="currency" office:currency="SFr." office:value="0" calcext:value-type="currency">
            <text:p>SFr. 0.00</text:p>
          </table:table-cell>
          <table:table-cell table:style-name="ce154" table:formula="of:=IF([.E50]&lt;=0;CEILING([.B50];15);MIN(CEILING([.B50];15);[.E50]))" office:value-type="float" office:value="0" calcext:value-type="float">
            <text:p>0</text:p>
          </table:table-cell>
          <table:table-cell table:style-name="ce159" table:formula="of:=[.K50]/(24*60)" office:value-type="time" office:time-value="PT00H00M00S" calcext:value-type="time">
            <text:p>00:00</text:p>
          </table:table-cell>
          <table:table-cell table:style-name="ce149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211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41" table:formula="of:=VLOOKUP([.C51];[Arbeitstypen.$A$2:.$B$6];2;0)" office:value-type="string" office:string-value="" calcext:value-type="error">
            <text:p>#N/A</text:p>
          </table:table-cell>
          <table:table-cell table:style-name="ce149" table:formula="of:=[.B51]*[.N51]" office:value-type="currency" office:currency="SFr." office:value="0" calcext:value-type="currency">
            <text:p>SFr. 0.00</text:p>
          </table:table-cell>
          <table:table-cell table:style-name="ce154" table:formula="of:=IF([.E51]&lt;=0;CEILING([.B51];15);MIN(CEILING([.B51];15);[.E51]))" office:value-type="float" office:value="0" calcext:value-type="float">
            <text:p>0</text:p>
          </table:table-cell>
          <table:table-cell table:style-name="ce159" table:formula="of:=[.K51]/(24*60)" office:value-type="time" office:time-value="PT00H00M00S" calcext:value-type="time">
            <text:p>00:00</text:p>
          </table:table-cell>
          <table:table-cell table:style-name="ce149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211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41" table:formula="of:=VLOOKUP([.C52];[Arbeitstypen.$A$2:.$B$6];2;0)" office:value-type="string" office:string-value="" calcext:value-type="error">
            <text:p>#N/A</text:p>
          </table:table-cell>
          <table:table-cell table:style-name="ce149" table:formula="of:=[.B52]*[.N52]" office:value-type="currency" office:currency="SFr." office:value="0" calcext:value-type="currency">
            <text:p>SFr. 0.00</text:p>
          </table:table-cell>
          <table:table-cell table:style-name="ce154" table:formula="of:=IF([.E52]&lt;=0;CEILING([.B52];15);MIN(CEILING([.B52];15);[.E52]))" office:value-type="float" office:value="0" calcext:value-type="float">
            <text:p>0</text:p>
          </table:table-cell>
          <table:table-cell table:style-name="ce159" table:formula="of:=[.K52]/(24*60)" office:value-type="time" office:time-value="PT00H00M00S" calcext:value-type="time">
            <text:p>00:00</text:p>
          </table:table-cell>
          <table:table-cell table:style-name="ce149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211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41" table:formula="of:=VLOOKUP([.C53];[Arbeitstypen.$A$2:.$B$6];2;0)" office:value-type="string" office:string-value="" calcext:value-type="error">
            <text:p>#N/A</text:p>
          </table:table-cell>
          <table:table-cell table:style-name="ce149" table:formula="of:=[.B53]*[.N53]" office:value-type="currency" office:currency="SFr." office:value="0" calcext:value-type="currency">
            <text:p>SFr. 0.00</text:p>
          </table:table-cell>
          <table:table-cell table:style-name="ce154" table:formula="of:=IF([.E53]&lt;=0;CEILING([.B53];15);MIN(CEILING([.B53];15);[.E53]))" office:value-type="float" office:value="0" calcext:value-type="float">
            <text:p>0</text:p>
          </table:table-cell>
          <table:table-cell table:style-name="ce159" table:formula="of:=[.K53]/(24*60)" office:value-type="time" office:time-value="PT00H00M00S" calcext:value-type="time">
            <text:p>00:00</text:p>
          </table:table-cell>
          <table:table-cell table:style-name="ce149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211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41" table:formula="of:=VLOOKUP([.C54];[Arbeitstypen.$A$2:.$B$6];2;0)" office:value-type="string" office:string-value="" calcext:value-type="error">
            <text:p>#N/A</text:p>
          </table:table-cell>
          <table:table-cell table:style-name="ce149" table:formula="of:=[.B54]*[.N54]" office:value-type="currency" office:currency="SFr." office:value="0" calcext:value-type="currency">
            <text:p>SFr. 0.00</text:p>
          </table:table-cell>
          <table:table-cell table:style-name="ce154" table:formula="of:=IF([.E54]&lt;=0;CEILING([.B54];15);MIN(CEILING([.B54];15);[.E54]))" office:value-type="float" office:value="0" calcext:value-type="float">
            <text:p>0</text:p>
          </table:table-cell>
          <table:table-cell table:style-name="ce159" table:formula="of:=[.K54]/(24*60)" office:value-type="time" office:time-value="PT00H00M00S" calcext:value-type="time">
            <text:p>00:00</text:p>
          </table:table-cell>
          <table:table-cell table:style-name="ce149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211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41" table:formula="of:=VLOOKUP([.C55];[Arbeitstypen.$A$2:.$B$6];2;0)" office:value-type="string" office:string-value="" calcext:value-type="error">
            <text:p>#N/A</text:p>
          </table:table-cell>
          <table:table-cell table:style-name="ce149" table:formula="of:=[.B55]*[.N55]" office:value-type="currency" office:currency="SFr." office:value="0" calcext:value-type="currency">
            <text:p>SFr. 0.00</text:p>
          </table:table-cell>
          <table:table-cell table:style-name="ce154" table:formula="of:=IF([.E55]&lt;=0;CEILING([.B55];15);MIN(CEILING([.B55];15);[.E55]))" office:value-type="float" office:value="0" calcext:value-type="float">
            <text:p>0</text:p>
          </table:table-cell>
          <table:table-cell table:style-name="ce159" table:formula="of:=[.K55]/(24*60)" office:value-type="time" office:time-value="PT00H00M00S" calcext:value-type="time">
            <text:p>00:00</text:p>
          </table:table-cell>
          <table:table-cell table:style-name="ce149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211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41" table:formula="of:=VLOOKUP([.C56];[Arbeitstypen.$A$2:.$B$6];2;0)" office:value-type="string" office:string-value="" calcext:value-type="error">
            <text:p>#N/A</text:p>
          </table:table-cell>
          <table:table-cell table:style-name="ce149" table:formula="of:=[.B56]*[.N56]" office:value-type="currency" office:currency="SFr." office:value="0" calcext:value-type="currency">
            <text:p>SFr. 0.00</text:p>
          </table:table-cell>
          <table:table-cell table:style-name="ce154" table:formula="of:=IF([.E56]&lt;=0;CEILING([.B56];15);MIN(CEILING([.B56];15);[.E56]))" office:value-type="float" office:value="0" calcext:value-type="float">
            <text:p>0</text:p>
          </table:table-cell>
          <table:table-cell table:style-name="ce159" table:formula="of:=[.K56]/(24*60)" office:value-type="time" office:time-value="PT00H00M00S" calcext:value-type="time">
            <text:p>00:00</text:p>
          </table:table-cell>
          <table:table-cell table:style-name="ce149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211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41" table:formula="of:=VLOOKUP([.C57];[Arbeitstypen.$A$2:.$B$6];2;0)" office:value-type="string" office:string-value="" calcext:value-type="error">
            <text:p>#N/A</text:p>
          </table:table-cell>
          <table:table-cell table:style-name="ce149" table:formula="of:=[.B57]*[.N57]" office:value-type="currency" office:currency="SFr." office:value="0" calcext:value-type="currency">
            <text:p>SFr. 0.00</text:p>
          </table:table-cell>
          <table:table-cell table:style-name="ce154" table:formula="of:=IF([.E57]&lt;=0;CEILING([.B57];15);MIN(CEILING([.B57];15);[.E57]))" office:value-type="float" office:value="0" calcext:value-type="float">
            <text:p>0</text:p>
          </table:table-cell>
          <table:table-cell table:style-name="ce159" table:formula="of:=[.K57]/(24*60)" office:value-type="time" office:time-value="PT00H00M00S" calcext:value-type="time">
            <text:p>00:00</text:p>
          </table:table-cell>
          <table:table-cell table:style-name="ce149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211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41" table:formula="of:=VLOOKUP([.C58];[Arbeitstypen.$A$2:.$B$6];2;0)" office:value-type="string" office:string-value="" calcext:value-type="error">
            <text:p>#N/A</text:p>
          </table:table-cell>
          <table:table-cell table:style-name="ce149" table:formula="of:=[.B58]*[.N58]" office:value-type="currency" office:currency="SFr." office:value="0" calcext:value-type="currency">
            <text:p>SFr. 0.00</text:p>
          </table:table-cell>
          <table:table-cell table:style-name="ce154" table:formula="of:=IF([.E58]&lt;=0;CEILING([.B58];15);MIN(CEILING([.B58];15);[.E58]))" office:value-type="float" office:value="0" calcext:value-type="float">
            <text:p>0</text:p>
          </table:table-cell>
          <table:table-cell table:style-name="ce159" table:formula="of:=[.K58]/(24*60)" office:value-type="time" office:time-value="PT00H00M00S" calcext:value-type="time">
            <text:p>00:00</text:p>
          </table:table-cell>
          <table:table-cell table:style-name="ce149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211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41" table:formula="of:=VLOOKUP([.C59];[Arbeitstypen.$A$2:.$B$6];2;0)" office:value-type="string" office:string-value="" calcext:value-type="error">
            <text:p>#N/A</text:p>
          </table:table-cell>
          <table:table-cell table:style-name="ce149" table:formula="of:=[.B59]*[.N59]" office:value-type="currency" office:currency="SFr." office:value="0" calcext:value-type="currency">
            <text:p>SFr. 0.00</text:p>
          </table:table-cell>
          <table:table-cell table:style-name="ce154" table:formula="of:=IF([.E59]&lt;=0;CEILING([.B59];15);MIN(CEILING([.B59];15);[.E59]))" office:value-type="float" office:value="0" calcext:value-type="float">
            <text:p>0</text:p>
          </table:table-cell>
          <table:table-cell table:style-name="ce159" table:formula="of:=[.K59]/(24*60)" office:value-type="time" office:time-value="PT00H00M00S" calcext:value-type="time">
            <text:p>00:00</text:p>
          </table:table-cell>
          <table:table-cell table:style-name="ce149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211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41" table:formula="of:=VLOOKUP([.C60];[Arbeitstypen.$A$2:.$B$6];2;0)" office:value-type="string" office:string-value="" calcext:value-type="error">
            <text:p>#N/A</text:p>
          </table:table-cell>
          <table:table-cell table:style-name="ce149" table:formula="of:=[.B60]*[.N60]" office:value-type="currency" office:currency="SFr." office:value="0" calcext:value-type="currency">
            <text:p>SFr. 0.00</text:p>
          </table:table-cell>
          <table:table-cell table:style-name="ce154" table:formula="of:=IF([.E60]&lt;=0;CEILING([.B60];15);MIN(CEILING([.B60];15);[.E60]))" office:value-type="float" office:value="0" calcext:value-type="float">
            <text:p>0</text:p>
          </table:table-cell>
          <table:table-cell table:style-name="ce159" table:formula="of:=[.K60]/(24*60)" office:value-type="time" office:time-value="PT00H00M00S" calcext:value-type="time">
            <text:p>00:00</text:p>
          </table:table-cell>
          <table:table-cell table:style-name="ce149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211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41" table:formula="of:=VLOOKUP([.C61];[Arbeitstypen.$A$2:.$B$6];2;0)" office:value-type="string" office:string-value="" calcext:value-type="error">
            <text:p>#N/A</text:p>
          </table:table-cell>
          <table:table-cell table:style-name="ce149" table:formula="of:=[.B61]*[.N61]" office:value-type="currency" office:currency="SFr." office:value="0" calcext:value-type="currency">
            <text:p>SFr. 0.00</text:p>
          </table:table-cell>
          <table:table-cell table:style-name="ce154" table:formula="of:=IF([.E61]&lt;=0;CEILING([.B61];15);MIN(CEILING([.B61];15);[.E61]))" office:value-type="float" office:value="0" calcext:value-type="float">
            <text:p>0</text:p>
          </table:table-cell>
          <table:table-cell table:style-name="ce159" table:formula="of:=[.K61]/(24*60)" office:value-type="time" office:time-value="PT00H00M00S" calcext:value-type="time">
            <text:p>00:00</text:p>
          </table:table-cell>
          <table:table-cell table:style-name="ce149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211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41" table:formula="of:=VLOOKUP([.C62];[Arbeitstypen.$A$2:.$B$6];2;0)" office:value-type="string" office:string-value="" calcext:value-type="error">
            <text:p>#N/A</text:p>
          </table:table-cell>
          <table:table-cell table:style-name="ce149" table:formula="of:=[.B62]*[.N62]" office:value-type="currency" office:currency="SFr." office:value="0" calcext:value-type="currency">
            <text:p>SFr. 0.00</text:p>
          </table:table-cell>
          <table:table-cell table:style-name="ce154" table:formula="of:=IF([.E62]&lt;=0;CEILING([.B62];15);MIN(CEILING([.B62];15);[.E62]))" office:value-type="float" office:value="0" calcext:value-type="float">
            <text:p>0</text:p>
          </table:table-cell>
          <table:table-cell table:style-name="ce159" table:formula="of:=[.K62]/(24*60)" office:value-type="time" office:time-value="PT00H00M00S" calcext:value-type="time">
            <text:p>00:00</text:p>
          </table:table-cell>
          <table:table-cell table:style-name="ce149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211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41" table:formula="of:=VLOOKUP([.C63];[Arbeitstypen.$A$2:.$B$6];2;0)" office:value-type="string" office:string-value="" calcext:value-type="error">
            <text:p>#N/A</text:p>
          </table:table-cell>
          <table:table-cell table:style-name="ce149" table:formula="of:=[.B63]*[.N63]" office:value-type="currency" office:currency="SFr." office:value="0" calcext:value-type="currency">
            <text:p>SFr. 0.00</text:p>
          </table:table-cell>
          <table:table-cell table:style-name="ce154" table:formula="of:=IF([.E63]&lt;=0;CEILING([.B63];15);MIN(CEILING([.B63];15);[.E63]))" office:value-type="float" office:value="0" calcext:value-type="float">
            <text:p>0</text:p>
          </table:table-cell>
          <table:table-cell table:style-name="ce159" table:formula="of:=[.K63]/(24*60)" office:value-type="time" office:time-value="PT00H00M00S" calcext:value-type="time">
            <text:p>00:00</text:p>
          </table:table-cell>
          <table:table-cell table:style-name="ce149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211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41" table:formula="of:=VLOOKUP([.C64];[Arbeitstypen.$A$2:.$B$6];2;0)" office:value-type="string" office:string-value="" calcext:value-type="error">
            <text:p>#N/A</text:p>
          </table:table-cell>
          <table:table-cell table:style-name="ce149" table:formula="of:=[.B64]*[.N64]" office:value-type="currency" office:currency="SFr." office:value="0" calcext:value-type="currency">
            <text:p>SFr. 0.00</text:p>
          </table:table-cell>
          <table:table-cell table:style-name="ce154" table:formula="of:=IF([.E64]&lt;=0;CEILING([.B64];15);MIN(CEILING([.B64];15);[.E64]))" office:value-type="float" office:value="0" calcext:value-type="float">
            <text:p>0</text:p>
          </table:table-cell>
          <table:table-cell table:style-name="ce159" table:formula="of:=[.K64]/(24*60)" office:value-type="time" office:time-value="PT00H00M00S" calcext:value-type="time">
            <text:p>00:00</text:p>
          </table:table-cell>
          <table:table-cell table:style-name="ce149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211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41" table:formula="of:=VLOOKUP([.C65];[Arbeitstypen.$A$2:.$B$6];2;0)" office:value-type="string" office:string-value="" calcext:value-type="error">
            <text:p>#N/A</text:p>
          </table:table-cell>
          <table:table-cell table:style-name="ce149" table:formula="of:=[.B65]*[.N65]" office:value-type="currency" office:currency="SFr." office:value="0" calcext:value-type="currency">
            <text:p>SFr. 0.00</text:p>
          </table:table-cell>
          <table:table-cell table:style-name="ce154" table:formula="of:=IF([.E65]&lt;=0;CEILING([.B65];15);MIN(CEILING([.B65];15);[.E65]))" office:value-type="float" office:value="0" calcext:value-type="float">
            <text:p>0</text:p>
          </table:table-cell>
          <table:table-cell table:style-name="ce159" table:formula="of:=[.K65]/(24*60)" office:value-type="time" office:time-value="PT00H00M00S" calcext:value-type="time">
            <text:p>00:00</text:p>
          </table:table-cell>
          <table:table-cell table:style-name="ce149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211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41" table:formula="of:=VLOOKUP([.C66];[Arbeitstypen.$A$2:.$B$6];2;0)" office:value-type="string" office:string-value="" calcext:value-type="error">
            <text:p>#N/A</text:p>
          </table:table-cell>
          <table:table-cell table:style-name="ce149" table:formula="of:=[.B66]*[.N66]" office:value-type="currency" office:currency="SFr." office:value="0" calcext:value-type="currency">
            <text:p>SFr. 0.00</text:p>
          </table:table-cell>
          <table:table-cell table:style-name="ce154" table:formula="of:=IF([.E66]&lt;=0;CEILING([.B66];15);MIN(CEILING([.B66];15);[.E66]))" office:value-type="float" office:value="0" calcext:value-type="float">
            <text:p>0</text:p>
          </table:table-cell>
          <table:table-cell table:style-name="ce159" table:formula="of:=[.K66]/(24*60)" office:value-type="time" office:time-value="PT00H00M00S" calcext:value-type="time">
            <text:p>00:00</text:p>
          </table:table-cell>
          <table:table-cell table:style-name="ce149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211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41" table:formula="of:=VLOOKUP([.C67];[Arbeitstypen.$A$2:.$B$6];2;0)" office:value-type="string" office:string-value="" calcext:value-type="error">
            <text:p>#N/A</text:p>
          </table:table-cell>
          <table:table-cell table:style-name="ce149" table:formula="of:=[.B67]*[.N67]" office:value-type="currency" office:currency="SFr." office:value="0" calcext:value-type="currency">
            <text:p>SFr. 0.00</text:p>
          </table:table-cell>
          <table:table-cell table:style-name="ce154" table:formula="of:=IF([.E67]&lt;=0;CEILING([.B67];15);MIN(CEILING([.B67];15);[.E67]))" office:value-type="float" office:value="0" calcext:value-type="float">
            <text:p>0</text:p>
          </table:table-cell>
          <table:table-cell table:style-name="ce159" table:formula="of:=[.K67]/(24*60)" office:value-type="time" office:time-value="PT00H00M00S" calcext:value-type="time">
            <text:p>00:00</text:p>
          </table:table-cell>
          <table:table-cell table:style-name="ce149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211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41" table:formula="of:=VLOOKUP([.C68];[Arbeitstypen.$A$2:.$B$6];2;0)" office:value-type="string" office:string-value="" calcext:value-type="error">
            <text:p>#N/A</text:p>
          </table:table-cell>
          <table:table-cell table:style-name="ce149" table:formula="of:=[.B68]*[.N68]" office:value-type="currency" office:currency="SFr." office:value="0" calcext:value-type="currency">
            <text:p>SFr. 0.00</text:p>
          </table:table-cell>
          <table:table-cell table:style-name="ce154" table:formula="of:=IF([.E68]&lt;=0;CEILING([.B68];15);MIN(CEILING([.B68];15);[.E68]))" office:value-type="float" office:value="0" calcext:value-type="float">
            <text:p>0</text:p>
          </table:table-cell>
          <table:table-cell table:style-name="ce159" table:formula="of:=[.K68]/(24*60)" office:value-type="time" office:time-value="PT00H00M00S" calcext:value-type="time">
            <text:p>00:00</text:p>
          </table:table-cell>
          <table:table-cell table:style-name="ce149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211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41" table:formula="of:=VLOOKUP([.C69];[Arbeitstypen.$A$2:.$B$6];2;0)" office:value-type="string" office:string-value="" calcext:value-type="error">
            <text:p>#N/A</text:p>
          </table:table-cell>
          <table:table-cell table:style-name="ce149" table:formula="of:=[.B69]*[.N69]" office:value-type="currency" office:currency="SFr." office:value="0" calcext:value-type="currency">
            <text:p>SFr. 0.00</text:p>
          </table:table-cell>
          <table:table-cell table:style-name="ce154" table:formula="of:=IF([.E69]&lt;=0;CEILING([.B69];15);MIN(CEILING([.B69];15);[.E69]))" office:value-type="float" office:value="0" calcext:value-type="float">
            <text:p>0</text:p>
          </table:table-cell>
          <table:table-cell table:style-name="ce159" table:formula="of:=[.K69]/(24*60)" office:value-type="time" office:time-value="PT00H00M00S" calcext:value-type="time">
            <text:p>00:00</text:p>
          </table:table-cell>
          <table:table-cell table:style-name="ce149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211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41" table:formula="of:=VLOOKUP([.C70];[Arbeitstypen.$A$2:.$B$6];2;0)" office:value-type="string" office:string-value="" calcext:value-type="error">
            <text:p>#N/A</text:p>
          </table:table-cell>
          <table:table-cell table:style-name="ce149" table:formula="of:=[.B70]*[.N70]" office:value-type="currency" office:currency="SFr." office:value="0" calcext:value-type="currency">
            <text:p>SFr. 0.00</text:p>
          </table:table-cell>
          <table:table-cell table:style-name="ce154" table:formula="of:=IF([.E70]&lt;=0;CEILING([.B70];15);MIN(CEILING([.B70];15);[.E70]))" office:value-type="float" office:value="0" calcext:value-type="float">
            <text:p>0</text:p>
          </table:table-cell>
          <table:table-cell table:style-name="ce159" table:formula="of:=[.K70]/(24*60)" office:value-type="time" office:time-value="PT00H00M00S" calcext:value-type="time">
            <text:p>00:00</text:p>
          </table:table-cell>
          <table:table-cell table:style-name="ce149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211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41" table:formula="of:=VLOOKUP([.C71];[Arbeitstypen.$A$2:.$B$6];2;0)" office:value-type="string" office:string-value="" calcext:value-type="error">
            <text:p>#N/A</text:p>
          </table:table-cell>
          <table:table-cell table:style-name="ce149" table:formula="of:=[.B71]*[.N71]" office:value-type="currency" office:currency="SFr." office:value="0" calcext:value-type="currency">
            <text:p>SFr. 0.00</text:p>
          </table:table-cell>
          <table:table-cell table:style-name="ce154" table:formula="of:=IF([.E71]&lt;=0;CEILING([.B71];15);MIN(CEILING([.B71];15);[.E71]))" office:value-type="float" office:value="0" calcext:value-type="float">
            <text:p>0</text:p>
          </table:table-cell>
          <table:table-cell table:style-name="ce159" table:formula="of:=[.K71]/(24*60)" office:value-type="time" office:time-value="PT00H00M00S" calcext:value-type="time">
            <text:p>00:00</text:p>
          </table:table-cell>
          <table:table-cell table:style-name="ce149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211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41" table:formula="of:=VLOOKUP([.C72];[Arbeitstypen.$A$2:.$B$6];2;0)" office:value-type="string" office:string-value="" calcext:value-type="error">
            <text:p>#N/A</text:p>
          </table:table-cell>
          <table:table-cell table:style-name="ce149" table:formula="of:=[.B72]*[.N72]" office:value-type="currency" office:currency="SFr." office:value="0" calcext:value-type="currency">
            <text:p>SFr. 0.00</text:p>
          </table:table-cell>
          <table:table-cell table:style-name="ce154" table:formula="of:=IF([.E72]&lt;=0;CEILING([.B72];15);MIN(CEILING([.B72];15);[.E72]))" office:value-type="float" office:value="0" calcext:value-type="float">
            <text:p>0</text:p>
          </table:table-cell>
          <table:table-cell table:style-name="ce159" table:formula="of:=[.K72]/(24*60)" office:value-type="time" office:time-value="PT00H00M00S" calcext:value-type="time">
            <text:p>00:00</text:p>
          </table:table-cell>
          <table:table-cell table:style-name="ce149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211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41" table:formula="of:=VLOOKUP([.C73];[Arbeitstypen.$A$2:.$B$6];2;0)" office:value-type="string" office:string-value="" calcext:value-type="error">
            <text:p>#N/A</text:p>
          </table:table-cell>
          <table:table-cell table:style-name="ce149" table:formula="of:=[.B73]*[.N73]" office:value-type="currency" office:currency="SFr." office:value="0" calcext:value-type="currency">
            <text:p>SFr. 0.00</text:p>
          </table:table-cell>
          <table:table-cell table:style-name="ce154" table:formula="of:=IF([.E73]&lt;=0;CEILING([.B73];15);MIN(CEILING([.B73];15);[.E73]))" office:value-type="float" office:value="0" calcext:value-type="float">
            <text:p>0</text:p>
          </table:table-cell>
          <table:table-cell table:style-name="ce159" table:formula="of:=[.K73]/(24*60)" office:value-type="time" office:time-value="PT00H00M00S" calcext:value-type="time">
            <text:p>00:00</text:p>
          </table:table-cell>
          <table:table-cell table:style-name="ce149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211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41" table:formula="of:=VLOOKUP([.C74];[Arbeitstypen.$A$2:.$B$6];2;0)" office:value-type="string" office:string-value="" calcext:value-type="error">
            <text:p>#N/A</text:p>
          </table:table-cell>
          <table:table-cell table:style-name="ce149" table:formula="of:=[.B74]*[.N74]" office:value-type="currency" office:currency="SFr." office:value="0" calcext:value-type="currency">
            <text:p>SFr. 0.00</text:p>
          </table:table-cell>
          <table:table-cell table:style-name="ce154" table:formula="of:=IF([.E74]&lt;=0;CEILING([.B74];15);MIN(CEILING([.B74];15);[.E74]))" office:value-type="float" office:value="0" calcext:value-type="float">
            <text:p>0</text:p>
          </table:table-cell>
          <table:table-cell table:style-name="ce159" table:formula="of:=[.K74]/(24*60)" office:value-type="time" office:time-value="PT00H00M00S" calcext:value-type="time">
            <text:p>00:00</text:p>
          </table:table-cell>
          <table:table-cell table:style-name="ce149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211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41" table:formula="of:=VLOOKUP([.C75];[Arbeitstypen.$A$2:.$B$6];2;0)" office:value-type="string" office:string-value="" calcext:value-type="error">
            <text:p>#N/A</text:p>
          </table:table-cell>
          <table:table-cell table:style-name="ce149" table:formula="of:=[.B75]*[.N75]" office:value-type="currency" office:currency="SFr." office:value="0" calcext:value-type="currency">
            <text:p>SFr. 0.00</text:p>
          </table:table-cell>
          <table:table-cell table:style-name="ce154" table:formula="of:=IF([.E75]&lt;=0;CEILING([.B75];15);MIN(CEILING([.B75];15);[.E75]))" office:value-type="float" office:value="0" calcext:value-type="float">
            <text:p>0</text:p>
          </table:table-cell>
          <table:table-cell table:style-name="ce159" table:formula="of:=[.K75]/(24*60)" office:value-type="time" office:time-value="PT00H00M00S" calcext:value-type="time">
            <text:p>00:00</text:p>
          </table:table-cell>
          <table:table-cell table:style-name="ce149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211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41" table:formula="of:=VLOOKUP([.C76];[Arbeitstypen.$A$2:.$B$6];2;0)" office:value-type="string" office:string-value="" calcext:value-type="error">
            <text:p>#N/A</text:p>
          </table:table-cell>
          <table:table-cell table:style-name="ce149" table:formula="of:=[.B76]*[.N76]" office:value-type="currency" office:currency="SFr." office:value="0" calcext:value-type="currency">
            <text:p>SFr. 0.00</text:p>
          </table:table-cell>
          <table:table-cell table:style-name="ce154" table:formula="of:=IF([.E76]&lt;=0;CEILING([.B76];15);MIN(CEILING([.B76];15);[.E76]))" office:value-type="float" office:value="0" calcext:value-type="float">
            <text:p>0</text:p>
          </table:table-cell>
          <table:table-cell table:style-name="ce159" table:formula="of:=[.K76]/(24*60)" office:value-type="time" office:time-value="PT00H00M00S" calcext:value-type="time">
            <text:p>00:00</text:p>
          </table:table-cell>
          <table:table-cell table:style-name="ce149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211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41" table:formula="of:=VLOOKUP([.C77];[Arbeitstypen.$A$2:.$B$6];2;0)" office:value-type="string" office:string-value="" calcext:value-type="error">
            <text:p>#N/A</text:p>
          </table:table-cell>
          <table:table-cell table:style-name="ce149" table:formula="of:=[.B77]*[.N77]" office:value-type="currency" office:currency="SFr." office:value="0" calcext:value-type="currency">
            <text:p>SFr. 0.00</text:p>
          </table:table-cell>
          <table:table-cell table:style-name="ce154" table:formula="of:=IF([.E77]&lt;=0;CEILING([.B77];15);MIN(CEILING([.B77];15);[.E77]))" office:value-type="float" office:value="0" calcext:value-type="float">
            <text:p>0</text:p>
          </table:table-cell>
          <table:table-cell table:style-name="ce159" table:formula="of:=[.K77]/(24*60)" office:value-type="time" office:time-value="PT00H00M00S" calcext:value-type="time">
            <text:p>00:00</text:p>
          </table:table-cell>
          <table:table-cell table:style-name="ce149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211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41" table:formula="of:=VLOOKUP([.C78];[Arbeitstypen.$A$2:.$B$6];2;0)" office:value-type="string" office:string-value="" calcext:value-type="error">
            <text:p>#N/A</text:p>
          </table:table-cell>
          <table:table-cell table:style-name="ce149" table:formula="of:=[.B78]*[.N78]" office:value-type="currency" office:currency="SFr." office:value="0" calcext:value-type="currency">
            <text:p>SFr. 0.00</text:p>
          </table:table-cell>
          <table:table-cell table:style-name="ce154" table:formula="of:=IF([.E78]&lt;=0;CEILING([.B78];15);MIN(CEILING([.B78];15);[.E78]))" office:value-type="float" office:value="0" calcext:value-type="float">
            <text:p>0</text:p>
          </table:table-cell>
          <table:table-cell table:style-name="ce159" table:formula="of:=[.K78]/(24*60)" office:value-type="time" office:time-value="PT00H00M00S" calcext:value-type="time">
            <text:p>00:00</text:p>
          </table:table-cell>
          <table:table-cell table:style-name="ce149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211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41" table:formula="of:=VLOOKUP([.C79];[Arbeitstypen.$A$2:.$B$6];2;0)" office:value-type="string" office:string-value="" calcext:value-type="error">
            <text:p>#N/A</text:p>
          </table:table-cell>
          <table:table-cell table:style-name="ce149" table:formula="of:=[.B79]*[.N79]" office:value-type="currency" office:currency="SFr." office:value="0" calcext:value-type="currency">
            <text:p>SFr. 0.00</text:p>
          </table:table-cell>
          <table:table-cell table:style-name="ce154" table:formula="of:=IF([.E79]&lt;=0;CEILING([.B79];15);MIN(CEILING([.B79];15);[.E79]))" office:value-type="float" office:value="0" calcext:value-type="float">
            <text:p>0</text:p>
          </table:table-cell>
          <table:table-cell table:style-name="ce159" table:formula="of:=[.K79]/(24*60)" office:value-type="time" office:time-value="PT00H00M00S" calcext:value-type="time">
            <text:p>00:00</text:p>
          </table:table-cell>
          <table:table-cell table:style-name="ce149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211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41" table:formula="of:=VLOOKUP([.C80];[Arbeitstypen.$A$2:.$B$6];2;0)" office:value-type="string" office:string-value="" calcext:value-type="error">
            <text:p>#N/A</text:p>
          </table:table-cell>
          <table:table-cell table:style-name="ce149" table:formula="of:=[.B80]*[.N80]" office:value-type="currency" office:currency="SFr." office:value="0" calcext:value-type="currency">
            <text:p>SFr. 0.00</text:p>
          </table:table-cell>
          <table:table-cell table:style-name="ce154" table:formula="of:=IF([.E80]&lt;=0;CEILING([.B80];15);MIN(CEILING([.B80];15);[.E80]))" office:value-type="float" office:value="0" calcext:value-type="float">
            <text:p>0</text:p>
          </table:table-cell>
          <table:table-cell table:style-name="ce159" table:formula="of:=[.K80]/(24*60)" office:value-type="time" office:time-value="PT00H00M00S" calcext:value-type="time">
            <text:p>00:00</text:p>
          </table:table-cell>
          <table:table-cell table:style-name="ce149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211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41" table:formula="of:=VLOOKUP([.C81];[Arbeitstypen.$A$2:.$B$6];2;0)" office:value-type="string" office:string-value="" calcext:value-type="error">
            <text:p>#N/A</text:p>
          </table:table-cell>
          <table:table-cell table:style-name="ce149" table:formula="of:=[.B81]*[.N81]" office:value-type="currency" office:currency="SFr." office:value="0" calcext:value-type="currency">
            <text:p>SFr. 0.00</text:p>
          </table:table-cell>
          <table:table-cell table:style-name="ce154" table:formula="of:=IF([.E81]&lt;=0;CEILING([.B81];15);MIN(CEILING([.B81];15);[.E81]))" office:value-type="float" office:value="0" calcext:value-type="float">
            <text:p>0</text:p>
          </table:table-cell>
          <table:table-cell table:style-name="ce159" table:formula="of:=[.K81]/(24*60)" office:value-type="time" office:time-value="PT00H00M00S" calcext:value-type="time">
            <text:p>00:00</text:p>
          </table:table-cell>
          <table:table-cell table:style-name="ce149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211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41" table:formula="of:=VLOOKUP([.C82];[Arbeitstypen.$A$2:.$B$6];2;0)" office:value-type="string" office:string-value="" calcext:value-type="error">
            <text:p>#N/A</text:p>
          </table:table-cell>
          <table:table-cell table:style-name="ce149" table:formula="of:=[.B82]*[.N82]" office:value-type="currency" office:currency="SFr." office:value="0" calcext:value-type="currency">
            <text:p>SFr. 0.00</text:p>
          </table:table-cell>
          <table:table-cell table:style-name="ce154" table:formula="of:=IF([.E82]&lt;=0;CEILING([.B82];15);MIN(CEILING([.B82];15);[.E82]))" office:value-type="float" office:value="0" calcext:value-type="float">
            <text:p>0</text:p>
          </table:table-cell>
          <table:table-cell table:style-name="ce159" table:formula="of:=[.K82]/(24*60)" office:value-type="time" office:time-value="PT00H00M00S" calcext:value-type="time">
            <text:p>00:00</text:p>
          </table:table-cell>
          <table:table-cell table:style-name="ce149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211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41" table:formula="of:=VLOOKUP([.C83];[Arbeitstypen.$A$2:.$B$6];2;0)" office:value-type="string" office:string-value="" calcext:value-type="error">
            <text:p>#N/A</text:p>
          </table:table-cell>
          <table:table-cell table:style-name="ce149" table:formula="of:=[.B83]*[.N83]" office:value-type="currency" office:currency="SFr." office:value="0" calcext:value-type="currency">
            <text:p>SFr. 0.00</text:p>
          </table:table-cell>
          <table:table-cell table:style-name="ce154" table:formula="of:=IF([.E83]&lt;=0;CEILING([.B83];15);MIN(CEILING([.B83];15);[.E83]))" office:value-type="float" office:value="0" calcext:value-type="float">
            <text:p>0</text:p>
          </table:table-cell>
          <table:table-cell table:style-name="ce159" table:formula="of:=[.K83]/(24*60)" office:value-type="time" office:time-value="PT00H00M00S" calcext:value-type="time">
            <text:p>00:00</text:p>
          </table:table-cell>
          <table:table-cell table:style-name="ce149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211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41" table:formula="of:=VLOOKUP([.C84];[Arbeitstypen.$A$2:.$B$6];2;0)" office:value-type="string" office:string-value="" calcext:value-type="error">
            <text:p>#N/A</text:p>
          </table:table-cell>
          <table:table-cell table:style-name="ce149" table:formula="of:=[.B84]*[.N84]" office:value-type="currency" office:currency="SFr." office:value="0" calcext:value-type="currency">
            <text:p>SFr. 0.00</text:p>
          </table:table-cell>
          <table:table-cell table:style-name="ce154" table:formula="of:=IF([.E84]&lt;=0;CEILING([.B84];15);MIN(CEILING([.B84];15);[.E84]))" office:value-type="float" office:value="0" calcext:value-type="float">
            <text:p>0</text:p>
          </table:table-cell>
          <table:table-cell table:style-name="ce159" table:formula="of:=[.K84]/(24*60)" office:value-type="time" office:time-value="PT00H00M00S" calcext:value-type="time">
            <text:p>00:00</text:p>
          </table:table-cell>
          <table:table-cell table:style-name="ce149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211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41" table:formula="of:=VLOOKUP([.C85];[Arbeitstypen.$A$2:.$B$6];2;0)" office:value-type="string" office:string-value="" calcext:value-type="error">
            <text:p>#N/A</text:p>
          </table:table-cell>
          <table:table-cell table:style-name="ce149" table:formula="of:=[.B85]*[.N85]" office:value-type="currency" office:currency="SFr." office:value="0" calcext:value-type="currency">
            <text:p>SFr. 0.00</text:p>
          </table:table-cell>
          <table:table-cell table:style-name="ce154" table:formula="of:=IF([.E85]&lt;=0;CEILING([.B85];15);MIN(CEILING([.B85];15);[.E85]))" office:value-type="float" office:value="0" calcext:value-type="float">
            <text:p>0</text:p>
          </table:table-cell>
          <table:table-cell table:style-name="ce159" table:formula="of:=[.K85]/(24*60)" office:value-type="time" office:time-value="PT00H00M00S" calcext:value-type="time">
            <text:p>00:00</text:p>
          </table:table-cell>
          <table:table-cell table:style-name="ce149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211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41" table:formula="of:=VLOOKUP([.C86];[Arbeitstypen.$A$2:.$B$6];2;0)" office:value-type="string" office:string-value="" calcext:value-type="error">
            <text:p>#N/A</text:p>
          </table:table-cell>
          <table:table-cell table:style-name="ce149" table:formula="of:=[.B86]*[.N86]" office:value-type="currency" office:currency="SFr." office:value="0" calcext:value-type="currency">
            <text:p>SFr. 0.00</text:p>
          </table:table-cell>
          <table:table-cell table:style-name="ce154" table:formula="of:=IF([.E86]&lt;=0;CEILING([.B86];15);MIN(CEILING([.B86];15);[.E86]))" office:value-type="float" office:value="0" calcext:value-type="float">
            <text:p>0</text:p>
          </table:table-cell>
          <table:table-cell table:style-name="ce159" table:formula="of:=[.K86]/(24*60)" office:value-type="time" office:time-value="PT00H00M00S" calcext:value-type="time">
            <text:p>00:00</text:p>
          </table:table-cell>
          <table:table-cell table:style-name="ce149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211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41" table:formula="of:=VLOOKUP([.C87];[Arbeitstypen.$A$2:.$B$6];2;0)" office:value-type="string" office:string-value="" calcext:value-type="error">
            <text:p>#N/A</text:p>
          </table:table-cell>
          <table:table-cell table:style-name="ce149" table:formula="of:=[.B87]*[.N87]" office:value-type="currency" office:currency="SFr." office:value="0" calcext:value-type="currency">
            <text:p>SFr. 0.00</text:p>
          </table:table-cell>
          <table:table-cell table:style-name="ce154" table:formula="of:=IF([.E87]&lt;=0;CEILING([.B87];15);MIN(CEILING([.B87];15);[.E87]))" office:value-type="float" office:value="0" calcext:value-type="float">
            <text:p>0</text:p>
          </table:table-cell>
          <table:table-cell table:style-name="ce159" table:formula="of:=[.K87]/(24*60)" office:value-type="time" office:time-value="PT00H00M00S" calcext:value-type="time">
            <text:p>00:00</text:p>
          </table:table-cell>
          <table:table-cell table:style-name="ce149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211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41" table:formula="of:=VLOOKUP([.C88];[Arbeitstypen.$A$2:.$B$6];2;0)" office:value-type="string" office:string-value="" calcext:value-type="error">
            <text:p>#N/A</text:p>
          </table:table-cell>
          <table:table-cell table:style-name="ce149" table:formula="of:=[.B88]*[.N88]" office:value-type="currency" office:currency="SFr." office:value="0" calcext:value-type="currency">
            <text:p>SFr. 0.00</text:p>
          </table:table-cell>
          <table:table-cell table:style-name="ce154" table:formula="of:=IF([.E88]&lt;=0;CEILING([.B88];15);MIN(CEILING([.B88];15);[.E88]))" office:value-type="float" office:value="0" calcext:value-type="float">
            <text:p>0</text:p>
          </table:table-cell>
          <table:table-cell table:style-name="ce159" table:formula="of:=[.K88]/(24*60)" office:value-type="time" office:time-value="PT00H00M00S" calcext:value-type="time">
            <text:p>00:00</text:p>
          </table:table-cell>
          <table:table-cell table:style-name="ce149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211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41" table:formula="of:=VLOOKUP([.C89];[Arbeitstypen.$A$2:.$B$6];2;0)" office:value-type="string" office:string-value="" calcext:value-type="error">
            <text:p>#N/A</text:p>
          </table:table-cell>
          <table:table-cell table:style-name="ce149" table:formula="of:=[.B89]*[.N89]" office:value-type="currency" office:currency="SFr." office:value="0" calcext:value-type="currency">
            <text:p>SFr. 0.00</text:p>
          </table:table-cell>
          <table:table-cell table:style-name="ce154" table:formula="of:=IF([.E89]&lt;=0;CEILING([.B89];15);MIN(CEILING([.B89];15);[.E89]))" office:value-type="float" office:value="0" calcext:value-type="float">
            <text:p>0</text:p>
          </table:table-cell>
          <table:table-cell table:style-name="ce159" table:formula="of:=[.K89]/(24*60)" office:value-type="time" office:time-value="PT00H00M00S" calcext:value-type="time">
            <text:p>00:00</text:p>
          </table:table-cell>
          <table:table-cell table:style-name="ce149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211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41" table:formula="of:=VLOOKUP([.C90];[Arbeitstypen.$A$2:.$B$6];2;0)" office:value-type="string" office:string-value="" calcext:value-type="error">
            <text:p>#N/A</text:p>
          </table:table-cell>
          <table:table-cell table:style-name="ce149" table:formula="of:=[.B90]*[.N90]" office:value-type="currency" office:currency="SFr." office:value="0" calcext:value-type="currency">
            <text:p>SFr. 0.00</text:p>
          </table:table-cell>
          <table:table-cell table:style-name="ce154" table:formula="of:=IF([.E90]&lt;=0;CEILING([.B90];15);MIN(CEILING([.B90];15);[.E90]))" office:value-type="float" office:value="0" calcext:value-type="float">
            <text:p>0</text:p>
          </table:table-cell>
          <table:table-cell table:style-name="ce159" table:formula="of:=[.K90]/(24*60)" office:value-type="time" office:time-value="PT00H00M00S" calcext:value-type="time">
            <text:p>00:00</text:p>
          </table:table-cell>
          <table:table-cell table:style-name="ce149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211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41" table:formula="of:=VLOOKUP([.C91];[Arbeitstypen.$A$2:.$B$6];2;0)" office:value-type="string" office:string-value="" calcext:value-type="error">
            <text:p>#N/A</text:p>
          </table:table-cell>
          <table:table-cell table:style-name="ce149" table:formula="of:=[.B91]*[.N91]" office:value-type="currency" office:currency="SFr." office:value="0" calcext:value-type="currency">
            <text:p>SFr. 0.00</text:p>
          </table:table-cell>
          <table:table-cell table:style-name="ce154" table:formula="of:=IF([.E91]&lt;=0;CEILING([.B91];15);MIN(CEILING([.B91];15);[.E91]))" office:value-type="float" office:value="0" calcext:value-type="float">
            <text:p>0</text:p>
          </table:table-cell>
          <table:table-cell table:style-name="ce159" table:formula="of:=[.K91]/(24*60)" office:value-type="time" office:time-value="PT00H00M00S" calcext:value-type="time">
            <text:p>00:00</text:p>
          </table:table-cell>
          <table:table-cell table:style-name="ce149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211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41" table:formula="of:=VLOOKUP([.C92];[Arbeitstypen.$A$2:.$B$6];2;0)" office:value-type="string" office:string-value="" calcext:value-type="error">
            <text:p>#N/A</text:p>
          </table:table-cell>
          <table:table-cell table:style-name="ce149" table:formula="of:=[.B92]*[.N92]" office:value-type="currency" office:currency="SFr." office:value="0" calcext:value-type="currency">
            <text:p>SFr. 0.00</text:p>
          </table:table-cell>
          <table:table-cell table:style-name="ce154" table:formula="of:=IF([.E92]&lt;=0;CEILING([.B92];15);MIN(CEILING([.B92];15);[.E92]))" office:value-type="float" office:value="0" calcext:value-type="float">
            <text:p>0</text:p>
          </table:table-cell>
          <table:table-cell table:style-name="ce159" table:formula="of:=[.K92]/(24*60)" office:value-type="time" office:time-value="PT00H00M00S" calcext:value-type="time">
            <text:p>00:00</text:p>
          </table:table-cell>
          <table:table-cell table:style-name="ce149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211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41" table:formula="of:=VLOOKUP([.C93];[Arbeitstypen.$A$2:.$B$6];2;0)" office:value-type="string" office:string-value="" calcext:value-type="error">
            <text:p>#N/A</text:p>
          </table:table-cell>
          <table:table-cell table:style-name="ce149" table:formula="of:=[.B93]*[.N93]" office:value-type="currency" office:currency="SFr." office:value="0" calcext:value-type="currency">
            <text:p>SFr. 0.00</text:p>
          </table:table-cell>
          <table:table-cell table:style-name="ce154" table:formula="of:=IF([.E93]&lt;=0;CEILING([.B93];15);MIN(CEILING([.B93];15);[.E93]))" office:value-type="float" office:value="0" calcext:value-type="float">
            <text:p>0</text:p>
          </table:table-cell>
          <table:table-cell table:style-name="ce159" table:formula="of:=[.K93]/(24*60)" office:value-type="time" office:time-value="PT00H00M00S" calcext:value-type="time">
            <text:p>00:00</text:p>
          </table:table-cell>
          <table:table-cell table:style-name="ce149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211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41" table:formula="of:=VLOOKUP([.C94];[Arbeitstypen.$A$2:.$B$6];2;0)" office:value-type="string" office:string-value="" calcext:value-type="error">
            <text:p>#N/A</text:p>
          </table:table-cell>
          <table:table-cell table:style-name="ce149" table:formula="of:=[.B94]*[.N94]" office:value-type="currency" office:currency="SFr." office:value="0" calcext:value-type="currency">
            <text:p>SFr. 0.00</text:p>
          </table:table-cell>
          <table:table-cell table:style-name="ce154" table:formula="of:=IF([.E94]&lt;=0;CEILING([.B94];15);MIN(CEILING([.B94];15);[.E94]))" office:value-type="float" office:value="0" calcext:value-type="float">
            <text:p>0</text:p>
          </table:table-cell>
          <table:table-cell table:style-name="ce159" table:formula="of:=[.K94]/(24*60)" office:value-type="time" office:time-value="PT00H00M00S" calcext:value-type="time">
            <text:p>00:00</text:p>
          </table:table-cell>
          <table:table-cell table:style-name="ce149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211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41" table:formula="of:=VLOOKUP([.C95];[Arbeitstypen.$A$2:.$B$6];2;0)" office:value-type="string" office:string-value="" calcext:value-type="error">
            <text:p>#N/A</text:p>
          </table:table-cell>
          <table:table-cell table:style-name="ce149" table:formula="of:=[.B95]*[.N95]" office:value-type="currency" office:currency="SFr." office:value="0" calcext:value-type="currency">
            <text:p>SFr. 0.00</text:p>
          </table:table-cell>
          <table:table-cell table:style-name="ce154" table:formula="of:=IF([.E95]&lt;=0;CEILING([.B95];15);MIN(CEILING([.B95];15);[.E95]))" office:value-type="float" office:value="0" calcext:value-type="float">
            <text:p>0</text:p>
          </table:table-cell>
          <table:table-cell table:style-name="ce159" table:formula="of:=[.K95]/(24*60)" office:value-type="time" office:time-value="PT00H00M00S" calcext:value-type="time">
            <text:p>00:00</text:p>
          </table:table-cell>
          <table:table-cell table:style-name="ce149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211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41" table:formula="of:=VLOOKUP([.C96];[Arbeitstypen.$A$2:.$B$6];2;0)" office:value-type="string" office:string-value="" calcext:value-type="error">
            <text:p>#N/A</text:p>
          </table:table-cell>
          <table:table-cell table:style-name="ce149" table:formula="of:=[.B96]*[.N96]" office:value-type="currency" office:currency="SFr." office:value="0" calcext:value-type="currency">
            <text:p>SFr. 0.00</text:p>
          </table:table-cell>
          <table:table-cell table:style-name="ce154" table:formula="of:=IF([.E96]&lt;=0;CEILING([.B96];15);MIN(CEILING([.B96];15);[.E96]))" office:value-type="float" office:value="0" calcext:value-type="float">
            <text:p>0</text:p>
          </table:table-cell>
          <table:table-cell table:style-name="ce159" table:formula="of:=[.K96]/(24*60)" office:value-type="time" office:time-value="PT00H00M00S" calcext:value-type="time">
            <text:p>00:00</text:p>
          </table:table-cell>
          <table:table-cell table:style-name="ce149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211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41" table:formula="of:=VLOOKUP([.C97];[Arbeitstypen.$A$2:.$B$6];2;0)" office:value-type="string" office:string-value="" calcext:value-type="error">
            <text:p>#N/A</text:p>
          </table:table-cell>
          <table:table-cell table:style-name="ce149" table:formula="of:=[.B97]*[.N97]" office:value-type="currency" office:currency="SFr." office:value="0" calcext:value-type="currency">
            <text:p>SFr. 0.00</text:p>
          </table:table-cell>
          <table:table-cell table:style-name="ce154" table:formula="of:=IF([.E97]&lt;=0;CEILING([.B97];15);MIN(CEILING([.B97];15);[.E97]))" office:value-type="float" office:value="0" calcext:value-type="float">
            <text:p>0</text:p>
          </table:table-cell>
          <table:table-cell table:style-name="ce159" table:formula="of:=[.K97]/(24*60)" office:value-type="time" office:time-value="PT00H00M00S" calcext:value-type="time">
            <text:p>00:00</text:p>
          </table:table-cell>
          <table:table-cell table:style-name="ce149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211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41" table:formula="of:=VLOOKUP([.C98];[Arbeitstypen.$A$2:.$B$6];2;0)" office:value-type="string" office:string-value="" calcext:value-type="error">
            <text:p>#N/A</text:p>
          </table:table-cell>
          <table:table-cell table:style-name="ce149" table:formula="of:=[.B98]*[.N98]" office:value-type="currency" office:currency="SFr." office:value="0" calcext:value-type="currency">
            <text:p>SFr. 0.00</text:p>
          </table:table-cell>
          <table:table-cell table:style-name="ce154" table:formula="of:=IF([.E98]&lt;=0;CEILING([.B98];15);MIN(CEILING([.B98];15);[.E98]))" office:value-type="float" office:value="0" calcext:value-type="float">
            <text:p>0</text:p>
          </table:table-cell>
          <table:table-cell table:style-name="ce159" table:formula="of:=[.K98]/(24*60)" office:value-type="time" office:time-value="PT00H00M00S" calcext:value-type="time">
            <text:p>00:00</text:p>
          </table:table-cell>
          <table:table-cell table:style-name="ce149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211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41" table:formula="of:=VLOOKUP([.C99];[Arbeitstypen.$A$2:.$B$6];2;0)" office:value-type="string" office:string-value="" calcext:value-type="error">
            <text:p>#N/A</text:p>
          </table:table-cell>
          <table:table-cell table:style-name="ce149" table:formula="of:=[.B99]*[.N99]" office:value-type="currency" office:currency="SFr." office:value="0" calcext:value-type="currency">
            <text:p>SFr. 0.00</text:p>
          </table:table-cell>
          <table:table-cell table:style-name="ce154" table:formula="of:=IF([.E99]&lt;=0;CEILING([.B99];15);MIN(CEILING([.B99];15);[.E99]))" office:value-type="float" office:value="0" calcext:value-type="float">
            <text:p>0</text:p>
          </table:table-cell>
          <table:table-cell table:style-name="ce159" table:formula="of:=[.K99]/(24*60)" office:value-type="time" office:time-value="PT00H00M00S" calcext:value-type="time">
            <text:p>00:00</text:p>
          </table:table-cell>
          <table:table-cell table:style-name="ce149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211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41" table:formula="of:=VLOOKUP([.C100];[Arbeitstypen.$A$2:.$B$6];2;0)" office:value-type="string" office:string-value="" calcext:value-type="error">
            <text:p>#N/A</text:p>
          </table:table-cell>
          <table:table-cell table:style-name="ce149" table:formula="of:=[.B100]*[.N100]" office:value-type="currency" office:currency="SFr." office:value="0" calcext:value-type="currency">
            <text:p>SFr. 0.00</text:p>
          </table:table-cell>
          <table:table-cell table:style-name="ce154" table:formula="of:=IF([.E100]&lt;=0;CEILING([.B100];15);MIN(CEILING([.B100];15);[.E100]))" office:value-type="float" office:value="0" calcext:value-type="float">
            <text:p>0</text:p>
          </table:table-cell>
          <table:table-cell table:style-name="ce159" table:formula="of:=[.K100]/(24*60)" office:value-type="time" office:time-value="PT00H00M00S" calcext:value-type="time">
            <text:p>00:00</text:p>
          </table:table-cell>
          <table:table-cell table:style-name="ce149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211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41" table:formula="of:=VLOOKUP([.C101];[Arbeitstypen.$A$2:.$B$6];2;0)" office:value-type="string" office:string-value="" calcext:value-type="error">
            <text:p>#N/A</text:p>
          </table:table-cell>
          <table:table-cell table:style-name="ce149" table:formula="of:=[.B101]*[.N101]" office:value-type="currency" office:currency="SFr." office:value="0" calcext:value-type="currency">
            <text:p>SFr. 0.00</text:p>
          </table:table-cell>
          <table:table-cell table:style-name="ce154" table:formula="of:=IF([.E101]&lt;=0;CEILING([.B101];15);MIN(CEILING([.B101];15);[.E101]))" office:value-type="float" office:value="0" calcext:value-type="float">
            <text:p>0</text:p>
          </table:table-cell>
          <table:table-cell table:style-name="ce159" table:formula="of:=[.K101]/(24*60)" office:value-type="time" office:time-value="PT00H00M00S" calcext:value-type="time">
            <text:p>00:00</text:p>
          </table:table-cell>
          <table:table-cell table:style-name="ce149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211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41" table:formula="of:=VLOOKUP([.C102];[Arbeitstypen.$A$2:.$B$6];2;0)" office:value-type="string" office:string-value="" calcext:value-type="error">
            <text:p>#N/A</text:p>
          </table:table-cell>
          <table:table-cell table:style-name="ce149" table:formula="of:=[.B102]*[.N102]" office:value-type="currency" office:currency="SFr." office:value="0" calcext:value-type="currency">
            <text:p>SFr. 0.00</text:p>
          </table:table-cell>
          <table:table-cell table:style-name="ce154" table:formula="of:=IF([.E102]&lt;=0;CEILING([.B102];15);MIN(CEILING([.B102];15);[.E102]))" office:value-type="float" office:value="0" calcext:value-type="float">
            <text:p>0</text:p>
          </table:table-cell>
          <table:table-cell table:style-name="ce159" table:formula="of:=[.K102]/(24*60)" office:value-type="time" office:time-value="PT00H00M00S" calcext:value-type="time">
            <text:p>00:00</text:p>
          </table:table-cell>
          <table:table-cell table:style-name="ce149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211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41" table:formula="of:=VLOOKUP([.C103];[Arbeitstypen.$A$2:.$B$6];2;0)" office:value-type="string" office:string-value="" calcext:value-type="error">
            <text:p>#N/A</text:p>
          </table:table-cell>
          <table:table-cell table:style-name="ce149" table:formula="of:=[.B103]*[.N103]" office:value-type="currency" office:currency="SFr." office:value="0" calcext:value-type="currency">
            <text:p>SFr. 0.00</text:p>
          </table:table-cell>
          <table:table-cell table:style-name="ce154" table:formula="of:=IF([.E103]&lt;=0;CEILING([.B103];15);MIN(CEILING([.B103];15);[.E103]))" office:value-type="float" office:value="0" calcext:value-type="float">
            <text:p>0</text:p>
          </table:table-cell>
          <table:table-cell table:style-name="ce159" table:formula="of:=[.K103]/(24*60)" office:value-type="time" office:time-value="PT00H00M00S" calcext:value-type="time">
            <text:p>00:00</text:p>
          </table:table-cell>
          <table:table-cell table:style-name="ce149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211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41" table:formula="of:=VLOOKUP([.C104];[Arbeitstypen.$A$2:.$B$6];2;0)" office:value-type="string" office:string-value="" calcext:value-type="error">
            <text:p>#N/A</text:p>
          </table:table-cell>
          <table:table-cell table:style-name="ce149" table:formula="of:=[.B104]*[.N104]" office:value-type="currency" office:currency="SFr." office:value="0" calcext:value-type="currency">
            <text:p>SFr. 0.00</text:p>
          </table:table-cell>
          <table:table-cell table:style-name="ce154" table:formula="of:=IF([.E104]&lt;=0;CEILING([.B104];15);MIN(CEILING([.B104];15);[.E104]))" office:value-type="float" office:value="0" calcext:value-type="float">
            <text:p>0</text:p>
          </table:table-cell>
          <table:table-cell table:style-name="ce159" table:formula="of:=[.K104]/(24*60)" office:value-type="time" office:time-value="PT00H00M00S" calcext:value-type="time">
            <text:p>00:00</text:p>
          </table:table-cell>
          <table:table-cell table:style-name="ce149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211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41" table:formula="of:=VLOOKUP([.C105];[Arbeitstypen.$A$2:.$B$6];2;0)" office:value-type="string" office:string-value="" calcext:value-type="error">
            <text:p>#N/A</text:p>
          </table:table-cell>
          <table:table-cell table:style-name="ce149" table:formula="of:=[.B105]*[.N105]" office:value-type="currency" office:currency="SFr." office:value="0" calcext:value-type="currency">
            <text:p>SFr. 0.00</text:p>
          </table:table-cell>
          <table:table-cell table:style-name="ce154" table:formula="of:=IF([.E105]&lt;=0;CEILING([.B105];15);MIN(CEILING([.B105];15);[.E105]))" office:value-type="float" office:value="0" calcext:value-type="float">
            <text:p>0</text:p>
          </table:table-cell>
          <table:table-cell table:style-name="ce159" table:formula="of:=[.K105]/(24*60)" office:value-type="time" office:time-value="PT00H00M00S" calcext:value-type="time">
            <text:p>00:00</text:p>
          </table:table-cell>
          <table:table-cell table:style-name="ce149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211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41" table:formula="of:=VLOOKUP([.C106];[Arbeitstypen.$A$2:.$B$6];2;0)" office:value-type="string" office:string-value="" calcext:value-type="error">
            <text:p>#N/A</text:p>
          </table:table-cell>
          <table:table-cell table:style-name="ce149" table:formula="of:=[.B106]*[.N106]" office:value-type="currency" office:currency="SFr." office:value="0" calcext:value-type="currency">
            <text:p>SFr. 0.00</text:p>
          </table:table-cell>
          <table:table-cell table:style-name="ce154" table:formula="of:=IF([.E106]&lt;=0;CEILING([.B106];15);MIN(CEILING([.B106];15);[.E106]))" office:value-type="float" office:value="0" calcext:value-type="float">
            <text:p>0</text:p>
          </table:table-cell>
          <table:table-cell table:style-name="ce159" table:formula="of:=[.K106]/(24*60)" office:value-type="time" office:time-value="PT00H00M00S" calcext:value-type="time">
            <text:p>00:00</text:p>
          </table:table-cell>
          <table:table-cell table:style-name="ce149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211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41" table:formula="of:=VLOOKUP([.C107];[Arbeitstypen.$A$2:.$B$6];2;0)" office:value-type="string" office:string-value="" calcext:value-type="error">
            <text:p>#N/A</text:p>
          </table:table-cell>
          <table:table-cell table:style-name="ce149" table:formula="of:=[.B107]*[.N107]" office:value-type="currency" office:currency="SFr." office:value="0" calcext:value-type="currency">
            <text:p>SFr. 0.00</text:p>
          </table:table-cell>
          <table:table-cell table:style-name="ce154" table:formula="of:=IF([.E107]&lt;=0;CEILING([.B107];15);MIN(CEILING([.B107];15);[.E107]))" office:value-type="float" office:value="0" calcext:value-type="float">
            <text:p>0</text:p>
          </table:table-cell>
          <table:table-cell table:style-name="ce159" table:formula="of:=[.K107]/(24*60)" office:value-type="time" office:time-value="PT00H00M00S" calcext:value-type="time">
            <text:p>00:00</text:p>
          </table:table-cell>
          <table:table-cell table:style-name="ce149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211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41" table:formula="of:=VLOOKUP([.C108];[Arbeitstypen.$A$2:.$B$6];2;0)" office:value-type="string" office:string-value="" calcext:value-type="error">
            <text:p>#N/A</text:p>
          </table:table-cell>
          <table:table-cell table:style-name="ce149" table:formula="of:=[.B108]*[.N108]" office:value-type="currency" office:currency="SFr." office:value="0" calcext:value-type="currency">
            <text:p>SFr. 0.00</text:p>
          </table:table-cell>
          <table:table-cell table:style-name="ce154" table:formula="of:=IF([.E108]&lt;=0;CEILING([.B108];15);MIN(CEILING([.B108];15);[.E108]))" office:value-type="float" office:value="0" calcext:value-type="float">
            <text:p>0</text:p>
          </table:table-cell>
          <table:table-cell table:style-name="ce159" table:formula="of:=[.K108]/(24*60)" office:value-type="time" office:time-value="PT00H00M00S" calcext:value-type="time">
            <text:p>00:00</text:p>
          </table:table-cell>
          <table:table-cell table:style-name="ce149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211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41" table:formula="of:=VLOOKUP([.C109];[Arbeitstypen.$A$2:.$B$6];2;0)" office:value-type="string" office:string-value="" calcext:value-type="error">
            <text:p>#N/A</text:p>
          </table:table-cell>
          <table:table-cell table:style-name="ce149" table:formula="of:=[.B109]*[.N109]" office:value-type="currency" office:currency="SFr." office:value="0" calcext:value-type="currency">
            <text:p>SFr. 0.00</text:p>
          </table:table-cell>
          <table:table-cell table:style-name="ce154" table:formula="of:=IF([.E109]&lt;=0;CEILING([.B109];15);MIN(CEILING([.B109];15);[.E109]))" office:value-type="float" office:value="0" calcext:value-type="float">
            <text:p>0</text:p>
          </table:table-cell>
          <table:table-cell table:style-name="ce159" table:formula="of:=[.K109]/(24*60)" office:value-type="time" office:time-value="PT00H00M00S" calcext:value-type="time">
            <text:p>00:00</text:p>
          </table:table-cell>
          <table:table-cell table:style-name="ce149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211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41" table:formula="of:=VLOOKUP([.C110];[Arbeitstypen.$A$2:.$B$6];2;0)" office:value-type="string" office:string-value="" calcext:value-type="error">
            <text:p>#N/A</text:p>
          </table:table-cell>
          <table:table-cell table:style-name="ce149" table:formula="of:=[.B110]*[.N110]" office:value-type="currency" office:currency="SFr." office:value="0" calcext:value-type="currency">
            <text:p>SFr. 0.00</text:p>
          </table:table-cell>
          <table:table-cell table:style-name="ce154" table:formula="of:=IF([.E110]&lt;=0;CEILING([.B110];15);MIN(CEILING([.B110];15);[.E110]))" office:value-type="float" office:value="0" calcext:value-type="float">
            <text:p>0</text:p>
          </table:table-cell>
          <table:table-cell table:style-name="ce159" table:formula="of:=[.K110]/(24*60)" office:value-type="time" office:time-value="PT00H00M00S" calcext:value-type="time">
            <text:p>00:00</text:p>
          </table:table-cell>
          <table:table-cell table:style-name="ce149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211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41" table:formula="of:=VLOOKUP([.C111];[Arbeitstypen.$A$2:.$B$6];2;0)" office:value-type="string" office:string-value="" calcext:value-type="error">
            <text:p>#N/A</text:p>
          </table:table-cell>
          <table:table-cell table:style-name="ce149" table:formula="of:=[.B111]*[.N111]" office:value-type="currency" office:currency="SFr." office:value="0" calcext:value-type="currency">
            <text:p>SFr. 0.00</text:p>
          </table:table-cell>
          <table:table-cell table:style-name="ce154" table:formula="of:=IF([.E111]&lt;=0;CEILING([.B111];15);MIN(CEILING([.B111];15);[.E111]))" office:value-type="float" office:value="0" calcext:value-type="float">
            <text:p>0</text:p>
          </table:table-cell>
          <table:table-cell table:style-name="ce159" table:formula="of:=[.K111]/(24*60)" office:value-type="time" office:time-value="PT00H00M00S" calcext:value-type="time">
            <text:p>00:00</text:p>
          </table:table-cell>
          <table:table-cell table:style-name="ce149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211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41" table:formula="of:=VLOOKUP([.C112];[Arbeitstypen.$A$2:.$B$6];2;0)" office:value-type="string" office:string-value="" calcext:value-type="error">
            <text:p>#N/A</text:p>
          </table:table-cell>
          <table:table-cell table:style-name="ce149" table:formula="of:=[.B112]*[.N112]" office:value-type="currency" office:currency="SFr." office:value="0" calcext:value-type="currency">
            <text:p>SFr. 0.00</text:p>
          </table:table-cell>
          <table:table-cell table:style-name="ce154" table:formula="of:=IF([.E112]&lt;=0;CEILING([.B112];15);MIN(CEILING([.B112];15);[.E112]))" office:value-type="float" office:value="0" calcext:value-type="float">
            <text:p>0</text:p>
          </table:table-cell>
          <table:table-cell table:style-name="ce159" table:formula="of:=[.K112]/(24*60)" office:value-type="time" office:time-value="PT00H00M00S" calcext:value-type="time">
            <text:p>00:00</text:p>
          </table:table-cell>
          <table:table-cell table:style-name="ce149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211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41" table:formula="of:=VLOOKUP([.C113];[Arbeitstypen.$A$2:.$B$6];2;0)" office:value-type="string" office:string-value="" calcext:value-type="error">
            <text:p>#N/A</text:p>
          </table:table-cell>
          <table:table-cell table:style-name="ce149" table:formula="of:=[.B113]*[.N113]" office:value-type="currency" office:currency="SFr." office:value="0" calcext:value-type="currency">
            <text:p>SFr. 0.00</text:p>
          </table:table-cell>
          <table:table-cell table:style-name="ce154" table:formula="of:=IF([.E113]&lt;=0;CEILING([.B113];15);MIN(CEILING([.B113];15);[.E113]))" office:value-type="float" office:value="0" calcext:value-type="float">
            <text:p>0</text:p>
          </table:table-cell>
          <table:table-cell table:style-name="ce159" table:formula="of:=[.K113]/(24*60)" office:value-type="time" office:time-value="PT00H00M00S" calcext:value-type="time">
            <text:p>00:00</text:p>
          </table:table-cell>
          <table:table-cell table:style-name="ce149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211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41" table:formula="of:=VLOOKUP([.C114];[Arbeitstypen.$A$2:.$B$6];2;0)" office:value-type="string" office:string-value="" calcext:value-type="error">
            <text:p>#N/A</text:p>
          </table:table-cell>
          <table:table-cell table:style-name="ce149" table:formula="of:=[.B114]*[.N114]" office:value-type="currency" office:currency="SFr." office:value="0" calcext:value-type="currency">
            <text:p>SFr. 0.00</text:p>
          </table:table-cell>
          <table:table-cell table:style-name="ce154" table:formula="of:=IF([.E114]&lt;=0;CEILING([.B114];15);MIN(CEILING([.B114];15);[.E114]))" office:value-type="float" office:value="0" calcext:value-type="float">
            <text:p>0</text:p>
          </table:table-cell>
          <table:table-cell table:style-name="ce159" table:formula="of:=[.K114]/(24*60)" office:value-type="time" office:time-value="PT00H00M00S" calcext:value-type="time">
            <text:p>00:00</text:p>
          </table:table-cell>
          <table:table-cell table:style-name="ce149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211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41" table:formula="of:=VLOOKUP([.C115];[Arbeitstypen.$A$2:.$B$6];2;0)" office:value-type="string" office:string-value="" calcext:value-type="error">
            <text:p>#N/A</text:p>
          </table:table-cell>
          <table:table-cell table:style-name="ce149" table:formula="of:=[.B115]*[.N115]" office:value-type="currency" office:currency="SFr." office:value="0" calcext:value-type="currency">
            <text:p>SFr. 0.00</text:p>
          </table:table-cell>
          <table:table-cell table:style-name="ce154" table:formula="of:=IF([.E115]&lt;=0;CEILING([.B115];15);MIN(CEILING([.B115];15);[.E115]))" office:value-type="float" office:value="0" calcext:value-type="float">
            <text:p>0</text:p>
          </table:table-cell>
          <table:table-cell table:style-name="ce159" table:formula="of:=[.K115]/(24*60)" office:value-type="time" office:time-value="PT00H00M00S" calcext:value-type="time">
            <text:p>00:00</text:p>
          </table:table-cell>
          <table:table-cell table:style-name="ce149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211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41" table:formula="of:=VLOOKUP([.C116];[Arbeitstypen.$A$2:.$B$6];2;0)" office:value-type="string" office:string-value="" calcext:value-type="error">
            <text:p>#N/A</text:p>
          </table:table-cell>
          <table:table-cell table:style-name="ce149" table:formula="of:=[.B116]*[.N116]" office:value-type="currency" office:currency="SFr." office:value="0" calcext:value-type="currency">
            <text:p>SFr. 0.00</text:p>
          </table:table-cell>
          <table:table-cell table:style-name="ce154" table:formula="of:=IF([.E116]&lt;=0;CEILING([.B116];15);MIN(CEILING([.B116];15);[.E116]))" office:value-type="float" office:value="0" calcext:value-type="float">
            <text:p>0</text:p>
          </table:table-cell>
          <table:table-cell table:style-name="ce159" table:formula="of:=[.K116]/(24*60)" office:value-type="time" office:time-value="PT00H00M00S" calcext:value-type="time">
            <text:p>00:00</text:p>
          </table:table-cell>
          <table:table-cell table:style-name="ce149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211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41" table:formula="of:=VLOOKUP([.C117];[Arbeitstypen.$A$2:.$B$6];2;0)" office:value-type="string" office:string-value="" calcext:value-type="error">
            <text:p>#N/A</text:p>
          </table:table-cell>
          <table:table-cell table:style-name="ce149" table:formula="of:=[.B117]*[.N117]" office:value-type="currency" office:currency="SFr." office:value="0" calcext:value-type="currency">
            <text:p>SFr. 0.00</text:p>
          </table:table-cell>
          <table:table-cell table:style-name="ce154" table:formula="of:=IF([.E117]&lt;=0;CEILING([.B117];15);MIN(CEILING([.B117];15);[.E117]))" office:value-type="float" office:value="0" calcext:value-type="float">
            <text:p>0</text:p>
          </table:table-cell>
          <table:table-cell table:style-name="ce159" table:formula="of:=[.K117]/(24*60)" office:value-type="time" office:time-value="PT00H00M00S" calcext:value-type="time">
            <text:p>00:00</text:p>
          </table:table-cell>
          <table:table-cell table:style-name="ce149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211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41" table:formula="of:=VLOOKUP([.C118];[Arbeitstypen.$A$2:.$B$6];2;0)" office:value-type="string" office:string-value="" calcext:value-type="error">
            <text:p>#N/A</text:p>
          </table:table-cell>
          <table:table-cell table:style-name="ce149" table:formula="of:=[.B118]*[.N118]" office:value-type="currency" office:currency="SFr." office:value="0" calcext:value-type="currency">
            <text:p>SFr. 0.00</text:p>
          </table:table-cell>
          <table:table-cell table:style-name="ce154" table:formula="of:=IF([.E118]&lt;=0;CEILING([.B118];15);MIN(CEILING([.B118];15);[.E118]))" office:value-type="float" office:value="0" calcext:value-type="float">
            <text:p>0</text:p>
          </table:table-cell>
          <table:table-cell table:style-name="ce159" table:formula="of:=[.K118]/(24*60)" office:value-type="time" office:time-value="PT00H00M00S" calcext:value-type="time">
            <text:p>00:00</text:p>
          </table:table-cell>
          <table:table-cell table:style-name="ce149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211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41" table:formula="of:=VLOOKUP([.C119];[Arbeitstypen.$A$2:.$B$6];2;0)" office:value-type="string" office:string-value="" calcext:value-type="error">
            <text:p>#N/A</text:p>
          </table:table-cell>
          <table:table-cell table:style-name="ce149" table:formula="of:=[.B119]*[.N119]" office:value-type="currency" office:currency="SFr." office:value="0" calcext:value-type="currency">
            <text:p>SFr. 0.00</text:p>
          </table:table-cell>
          <table:table-cell table:style-name="ce154" table:formula="of:=IF([.E119]&lt;=0;CEILING([.B119];15);MIN(CEILING([.B119];15);[.E119]))" office:value-type="float" office:value="0" calcext:value-type="float">
            <text:p>0</text:p>
          </table:table-cell>
          <table:table-cell table:style-name="ce159" table:formula="of:=[.K119]/(24*60)" office:value-type="time" office:time-value="PT00H00M00S" calcext:value-type="time">
            <text:p>00:00</text:p>
          </table:table-cell>
          <table:table-cell table:style-name="ce149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211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41" table:formula="of:=VLOOKUP([.C120];[Arbeitstypen.$A$2:.$B$6];2;0)" office:value-type="string" office:string-value="" calcext:value-type="error">
            <text:p>#N/A</text:p>
          </table:table-cell>
          <table:table-cell table:style-name="ce149" table:formula="of:=[.B120]*[.N120]" office:value-type="currency" office:currency="SFr." office:value="0" calcext:value-type="currency">
            <text:p>SFr. 0.00</text:p>
          </table:table-cell>
          <table:table-cell table:style-name="ce154" table:formula="of:=IF([.E120]&lt;=0;CEILING([.B120];15);MIN(CEILING([.B120];15);[.E120]))" office:value-type="float" office:value="0" calcext:value-type="float">
            <text:p>0</text:p>
          </table:table-cell>
          <table:table-cell table:style-name="ce159" table:formula="of:=[.K120]/(24*60)" office:value-type="time" office:time-value="PT00H00M00S" calcext:value-type="time">
            <text:p>00:00</text:p>
          </table:table-cell>
          <table:table-cell table:style-name="ce149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211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41" table:formula="of:=VLOOKUP([.C121];[Arbeitstypen.$A$2:.$B$6];2;0)" office:value-type="string" office:string-value="" calcext:value-type="error">
            <text:p>#N/A</text:p>
          </table:table-cell>
          <table:table-cell table:style-name="ce149" table:formula="of:=[.B121]*[.N121]" office:value-type="currency" office:currency="SFr." office:value="0" calcext:value-type="currency">
            <text:p>SFr. 0.00</text:p>
          </table:table-cell>
          <table:table-cell table:style-name="ce154" table:formula="of:=IF([.E121]&lt;=0;CEILING([.B121];15);MIN(CEILING([.B121];15);[.E121]))" office:value-type="float" office:value="0" calcext:value-type="float">
            <text:p>0</text:p>
          </table:table-cell>
          <table:table-cell table:style-name="ce159" table:formula="of:=[.K121]/(24*60)" office:value-type="time" office:time-value="PT00H00M00S" calcext:value-type="time">
            <text:p>00:00</text:p>
          </table:table-cell>
          <table:table-cell table:style-name="ce149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211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41" table:formula="of:=VLOOKUP([.C122];[Arbeitstypen.$A$2:.$B$6];2;0)" office:value-type="string" office:string-value="" calcext:value-type="error">
            <text:p>#N/A</text:p>
          </table:table-cell>
          <table:table-cell table:style-name="ce149" table:formula="of:=[.B122]*[.N122]" office:value-type="currency" office:currency="SFr." office:value="0" calcext:value-type="currency">
            <text:p>SFr. 0.00</text:p>
          </table:table-cell>
          <table:table-cell table:style-name="ce154" table:formula="of:=IF([.E122]&lt;=0;CEILING([.B122];15);MIN(CEILING([.B122];15);[.E122]))" office:value-type="float" office:value="0" calcext:value-type="float">
            <text:p>0</text:p>
          </table:table-cell>
          <table:table-cell table:style-name="ce159" table:formula="of:=[.K122]/(24*60)" office:value-type="time" office:time-value="PT00H00M00S" calcext:value-type="time">
            <text:p>00:00</text:p>
          </table:table-cell>
          <table:table-cell table:style-name="ce149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211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41" table:formula="of:=VLOOKUP([.C123];[Arbeitstypen.$A$2:.$B$6];2;0)" office:value-type="string" office:string-value="" calcext:value-type="error">
            <text:p>#N/A</text:p>
          </table:table-cell>
          <table:table-cell table:style-name="ce149" table:formula="of:=[.B123]*[.N123]" office:value-type="currency" office:currency="SFr." office:value="0" calcext:value-type="currency">
            <text:p>SFr. 0.00</text:p>
          </table:table-cell>
          <table:table-cell table:style-name="ce154" table:formula="of:=IF([.E123]&lt;=0;CEILING([.B123];15);MIN(CEILING([.B123];15);[.E123]))" office:value-type="float" office:value="0" calcext:value-type="float">
            <text:p>0</text:p>
          </table:table-cell>
          <table:table-cell table:style-name="ce159" table:formula="of:=[.K123]/(24*60)" office:value-type="time" office:time-value="PT00H00M00S" calcext:value-type="time">
            <text:p>00:00</text:p>
          </table:table-cell>
          <table:table-cell table:style-name="ce149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211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41" table:formula="of:=VLOOKUP([.C124];[Arbeitstypen.$A$2:.$B$6];2;0)" office:value-type="string" office:string-value="" calcext:value-type="error">
            <text:p>#N/A</text:p>
          </table:table-cell>
          <table:table-cell table:style-name="ce149" table:formula="of:=[.B124]*[.N124]" office:value-type="currency" office:currency="SFr." office:value="0" calcext:value-type="currency">
            <text:p>SFr. 0.00</text:p>
          </table:table-cell>
          <table:table-cell table:style-name="ce154" table:formula="of:=IF([.E124]&lt;=0;CEILING([.B124];15);MIN(CEILING([.B124];15);[.E124]))" office:value-type="float" office:value="0" calcext:value-type="float">
            <text:p>0</text:p>
          </table:table-cell>
          <table:table-cell table:style-name="ce159" table:formula="of:=[.K124]/(24*60)" office:value-type="time" office:time-value="PT00H00M00S" calcext:value-type="time">
            <text:p>00:00</text:p>
          </table:table-cell>
          <table:table-cell table:style-name="ce149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211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41" table:formula="of:=VLOOKUP([.C125];[Arbeitstypen.$A$2:.$B$6];2;0)" office:value-type="string" office:string-value="" calcext:value-type="error">
            <text:p>#N/A</text:p>
          </table:table-cell>
          <table:table-cell table:style-name="ce149" table:formula="of:=[.B125]*[.N125]" office:value-type="currency" office:currency="SFr." office:value="0" calcext:value-type="currency">
            <text:p>SFr. 0.00</text:p>
          </table:table-cell>
          <table:table-cell table:style-name="ce154" table:formula="of:=IF([.E125]&lt;=0;CEILING([.B125];15);MIN(CEILING([.B125];15);[.E125]))" office:value-type="float" office:value="0" calcext:value-type="float">
            <text:p>0</text:p>
          </table:table-cell>
          <table:table-cell table:style-name="ce159" table:formula="of:=[.K125]/(24*60)" office:value-type="time" office:time-value="PT00H00M00S" calcext:value-type="time">
            <text:p>00:00</text:p>
          </table:table-cell>
          <table:table-cell table:style-name="ce149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211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41" table:formula="of:=VLOOKUP([.C126];[Arbeitstypen.$A$2:.$B$6];2;0)" office:value-type="string" office:string-value="" calcext:value-type="error">
            <text:p>#N/A</text:p>
          </table:table-cell>
          <table:table-cell table:style-name="ce149" table:formula="of:=[.B126]*[.N126]" office:value-type="currency" office:currency="SFr." office:value="0" calcext:value-type="currency">
            <text:p>SFr. 0.00</text:p>
          </table:table-cell>
          <table:table-cell table:style-name="ce154" table:formula="of:=IF([.E126]&lt;=0;CEILING([.B126];15);MIN(CEILING([.B126];15);[.E126]))" office:value-type="float" office:value="0" calcext:value-type="float">
            <text:p>0</text:p>
          </table:table-cell>
          <table:table-cell table:style-name="ce159" table:formula="of:=[.K126]/(24*60)" office:value-type="time" office:time-value="PT00H00M00S" calcext:value-type="time">
            <text:p>00:00</text:p>
          </table:table-cell>
          <table:table-cell table:style-name="ce149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211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41" table:formula="of:=VLOOKUP([.C127];[Arbeitstypen.$A$2:.$B$6];2;0)" office:value-type="string" office:string-value="" calcext:value-type="error">
            <text:p>#N/A</text:p>
          </table:table-cell>
          <table:table-cell table:style-name="ce149" table:formula="of:=[.B127]*[.N127]" office:value-type="currency" office:currency="SFr." office:value="0" calcext:value-type="currency">
            <text:p>SFr. 0.00</text:p>
          </table:table-cell>
          <table:table-cell table:style-name="ce154" table:formula="of:=IF([.E127]&lt;=0;CEILING([.B127];15);MIN(CEILING([.B127];15);[.E127]))" office:value-type="float" office:value="0" calcext:value-type="float">
            <text:p>0</text:p>
          </table:table-cell>
          <table:table-cell table:style-name="ce159" table:formula="of:=[.K127]/(24*60)" office:value-type="time" office:time-value="PT00H00M00S" calcext:value-type="time">
            <text:p>00:00</text:p>
          </table:table-cell>
          <table:table-cell table:style-name="ce149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211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41" table:formula="of:=VLOOKUP([.C128];[Arbeitstypen.$A$2:.$B$6];2;0)" office:value-type="string" office:string-value="" calcext:value-type="error">
            <text:p>#N/A</text:p>
          </table:table-cell>
          <table:table-cell table:style-name="ce149" table:formula="of:=[.B128]*[.N128]" office:value-type="currency" office:currency="SFr." office:value="0" calcext:value-type="currency">
            <text:p>SFr. 0.00</text:p>
          </table:table-cell>
          <table:table-cell table:style-name="ce154" table:formula="of:=IF([.E128]&lt;=0;CEILING([.B128];15);MIN(CEILING([.B128];15);[.E128]))" office:value-type="float" office:value="0" calcext:value-type="float">
            <text:p>0</text:p>
          </table:table-cell>
          <table:table-cell table:style-name="ce159" table:formula="of:=[.K128]/(24*60)" office:value-type="time" office:time-value="PT00H00M00S" calcext:value-type="time">
            <text:p>00:00</text:p>
          </table:table-cell>
          <table:table-cell table:style-name="ce149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211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41" table:formula="of:=VLOOKUP([.C129];[Arbeitstypen.$A$2:.$B$6];2;0)" office:value-type="string" office:string-value="" calcext:value-type="error">
            <text:p>#N/A</text:p>
          </table:table-cell>
          <table:table-cell table:style-name="ce149" table:formula="of:=[.B129]*[.N129]" office:value-type="currency" office:currency="SFr." office:value="0" calcext:value-type="currency">
            <text:p>SFr. 0.00</text:p>
          </table:table-cell>
          <table:table-cell table:style-name="ce154" table:formula="of:=IF([.E129]&lt;=0;CEILING([.B129];15);MIN(CEILING([.B129];15);[.E129]))" office:value-type="float" office:value="0" calcext:value-type="float">
            <text:p>0</text:p>
          </table:table-cell>
          <table:table-cell table:style-name="ce159" table:formula="of:=[.K129]/(24*60)" office:value-type="time" office:time-value="PT00H00M00S" calcext:value-type="time">
            <text:p>00:00</text:p>
          </table:table-cell>
          <table:table-cell table:style-name="ce149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211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41" table:formula="of:=VLOOKUP([.C130];[Arbeitstypen.$A$2:.$B$6];2;0)" office:value-type="string" office:string-value="" calcext:value-type="error">
            <text:p>#N/A</text:p>
          </table:table-cell>
          <table:table-cell table:style-name="ce149" table:formula="of:=[.B130]*[.N130]" office:value-type="currency" office:currency="SFr." office:value="0" calcext:value-type="currency">
            <text:p>SFr. 0.00</text:p>
          </table:table-cell>
          <table:table-cell table:style-name="ce154" table:formula="of:=IF([.E130]&lt;=0;CEILING([.B130];15);MIN(CEILING([.B130];15);[.E130]))" office:value-type="float" office:value="0" calcext:value-type="float">
            <text:p>0</text:p>
          </table:table-cell>
          <table:table-cell table:style-name="ce159" table:formula="of:=[.K130]/(24*60)" office:value-type="time" office:time-value="PT00H00M00S" calcext:value-type="time">
            <text:p>00:00</text:p>
          </table:table-cell>
          <table:table-cell table:style-name="ce149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211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41" table:formula="of:=VLOOKUP([.C131];[Arbeitstypen.$A$2:.$B$6];2;0)" office:value-type="string" office:string-value="" calcext:value-type="error">
            <text:p>#N/A</text:p>
          </table:table-cell>
          <table:table-cell table:style-name="ce149" table:formula="of:=[.B131]*[.N131]" office:value-type="currency" office:currency="SFr." office:value="0" calcext:value-type="currency">
            <text:p>SFr. 0.00</text:p>
          </table:table-cell>
          <table:table-cell table:style-name="ce154" table:formula="of:=IF([.E131]&lt;=0;CEILING([.B131];15);MIN(CEILING([.B131];15);[.E131]))" office:value-type="float" office:value="0" calcext:value-type="float">
            <text:p>0</text:p>
          </table:table-cell>
          <table:table-cell table:style-name="ce159" table:formula="of:=[.K131]/(24*60)" office:value-type="time" office:time-value="PT00H00M00S" calcext:value-type="time">
            <text:p>00:00</text:p>
          </table:table-cell>
          <table:table-cell table:style-name="ce149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211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41" table:formula="of:=VLOOKUP([.C132];[Arbeitstypen.$A$2:.$B$6];2;0)" office:value-type="string" office:string-value="" calcext:value-type="error">
            <text:p>#N/A</text:p>
          </table:table-cell>
          <table:table-cell table:style-name="ce149" table:formula="of:=[.B132]*[.N132]" office:value-type="currency" office:currency="SFr." office:value="0" calcext:value-type="currency">
            <text:p>SFr. 0.00</text:p>
          </table:table-cell>
          <table:table-cell table:style-name="ce154" table:formula="of:=IF([.E132]&lt;=0;CEILING([.B132];15);MIN(CEILING([.B132];15);[.E132]))" office:value-type="float" office:value="0" calcext:value-type="float">
            <text:p>0</text:p>
          </table:table-cell>
          <table:table-cell table:style-name="ce159" table:formula="of:=[.K132]/(24*60)" office:value-type="time" office:time-value="PT00H00M00S" calcext:value-type="time">
            <text:p>00:00</text:p>
          </table:table-cell>
          <table:table-cell table:style-name="ce149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211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41" table:formula="of:=VLOOKUP([.C133];[Arbeitstypen.$A$2:.$B$6];2;0)" office:value-type="string" office:string-value="" calcext:value-type="error">
            <text:p>#N/A</text:p>
          </table:table-cell>
          <table:table-cell table:style-name="ce149" table:formula="of:=[.B133]*[.N133]" office:value-type="currency" office:currency="SFr." office:value="0" calcext:value-type="currency">
            <text:p>SFr. 0.00</text:p>
          </table:table-cell>
          <table:table-cell table:style-name="ce154" table:formula="of:=IF([.E133]&lt;=0;CEILING([.B133];15);MIN(CEILING([.B133];15);[.E133]))" office:value-type="float" office:value="0" calcext:value-type="float">
            <text:p>0</text:p>
          </table:table-cell>
          <table:table-cell table:style-name="ce159" table:formula="of:=[.K133]/(24*60)" office:value-type="time" office:time-value="PT00H00M00S" calcext:value-type="time">
            <text:p>00:00</text:p>
          </table:table-cell>
          <table:table-cell table:style-name="ce149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211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41" table:formula="of:=VLOOKUP([.C134];[Arbeitstypen.$A$2:.$B$6];2;0)" office:value-type="string" office:string-value="" calcext:value-type="error">
            <text:p>#N/A</text:p>
          </table:table-cell>
          <table:table-cell table:style-name="ce149" table:formula="of:=[.B134]*[.N134]" office:value-type="currency" office:currency="SFr." office:value="0" calcext:value-type="currency">
            <text:p>SFr. 0.00</text:p>
          </table:table-cell>
          <table:table-cell table:style-name="ce154" table:formula="of:=IF([.E134]&lt;=0;CEILING([.B134];15);MIN(CEILING([.B134];15);[.E134]))" office:value-type="float" office:value="0" calcext:value-type="float">
            <text:p>0</text:p>
          </table:table-cell>
          <table:table-cell table:style-name="ce159" table:formula="of:=[.K134]/(24*60)" office:value-type="time" office:time-value="PT00H00M00S" calcext:value-type="time">
            <text:p>00:00</text:p>
          </table:table-cell>
          <table:table-cell table:style-name="ce149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211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41" table:formula="of:=VLOOKUP([.C135];[Arbeitstypen.$A$2:.$B$6];2;0)" office:value-type="string" office:string-value="" calcext:value-type="error">
            <text:p>#N/A</text:p>
          </table:table-cell>
          <table:table-cell table:style-name="ce149" table:formula="of:=[.B135]*[.N135]" office:value-type="currency" office:currency="SFr." office:value="0" calcext:value-type="currency">
            <text:p>SFr. 0.00</text:p>
          </table:table-cell>
          <table:table-cell table:style-name="ce154" table:formula="of:=IF([.E135]&lt;=0;CEILING([.B135];15);MIN(CEILING([.B135];15);[.E135]))" office:value-type="float" office:value="0" calcext:value-type="float">
            <text:p>0</text:p>
          </table:table-cell>
          <table:table-cell table:style-name="ce159" table:formula="of:=[.K135]/(24*60)" office:value-type="time" office:time-value="PT00H00M00S" calcext:value-type="time">
            <text:p>00:00</text:p>
          </table:table-cell>
          <table:table-cell table:style-name="ce149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211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41" table:formula="of:=VLOOKUP([.C136];[Arbeitstypen.$A$2:.$B$6];2;0)" office:value-type="string" office:string-value="" calcext:value-type="error">
            <text:p>#N/A</text:p>
          </table:table-cell>
          <table:table-cell table:style-name="ce149" table:formula="of:=[.B136]*[.N136]" office:value-type="currency" office:currency="SFr." office:value="0" calcext:value-type="currency">
            <text:p>SFr. 0.00</text:p>
          </table:table-cell>
          <table:table-cell table:style-name="ce154" table:formula="of:=IF([.E136]&lt;=0;CEILING([.B136];15);MIN(CEILING([.B136];15);[.E136]))" office:value-type="float" office:value="0" calcext:value-type="float">
            <text:p>0</text:p>
          </table:table-cell>
          <table:table-cell table:style-name="ce159" table:formula="of:=[.K136]/(24*60)" office:value-type="time" office:time-value="PT00H00M00S" calcext:value-type="time">
            <text:p>00:00</text:p>
          </table:table-cell>
          <table:table-cell table:style-name="ce149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211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41" table:formula="of:=VLOOKUP([.C137];[Arbeitstypen.$A$2:.$B$6];2;0)" office:value-type="string" office:string-value="" calcext:value-type="error">
            <text:p>#N/A</text:p>
          </table:table-cell>
          <table:table-cell table:style-name="ce149" table:formula="of:=[.B137]*[.N137]" office:value-type="currency" office:currency="SFr." office:value="0" calcext:value-type="currency">
            <text:p>SFr. 0.00</text:p>
          </table:table-cell>
          <table:table-cell table:style-name="ce154" table:formula="of:=IF([.E137]&lt;=0;CEILING([.B137];15);MIN(CEILING([.B137];15);[.E137]))" office:value-type="float" office:value="0" calcext:value-type="float">
            <text:p>0</text:p>
          </table:table-cell>
          <table:table-cell table:style-name="ce159" table:formula="of:=[.K137]/(24*60)" office:value-type="time" office:time-value="PT00H00M00S" calcext:value-type="time">
            <text:p>00:00</text:p>
          </table:table-cell>
          <table:table-cell table:style-name="ce149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211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41" table:formula="of:=VLOOKUP([.C138];[Arbeitstypen.$A$2:.$B$6];2;0)" office:value-type="string" office:string-value="" calcext:value-type="error">
            <text:p>#N/A</text:p>
          </table:table-cell>
          <table:table-cell table:style-name="ce149" table:formula="of:=[.B138]*[.N138]" office:value-type="currency" office:currency="SFr." office:value="0" calcext:value-type="currency">
            <text:p>SFr. 0.00</text:p>
          </table:table-cell>
          <table:table-cell table:style-name="ce154" table:formula="of:=IF([.E138]&lt;=0;CEILING([.B138];15);MIN(CEILING([.B138];15);[.E138]))" office:value-type="float" office:value="0" calcext:value-type="float">
            <text:p>0</text:p>
          </table:table-cell>
          <table:table-cell table:style-name="ce159" table:formula="of:=[.K138]/(24*60)" office:value-type="time" office:time-value="PT00H00M00S" calcext:value-type="time">
            <text:p>00:00</text:p>
          </table:table-cell>
          <table:table-cell table:style-name="ce149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211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41" table:formula="of:=VLOOKUP([.C139];[Arbeitstypen.$A$2:.$B$6];2;0)" office:value-type="string" office:string-value="" calcext:value-type="error">
            <text:p>#N/A</text:p>
          </table:table-cell>
          <table:table-cell table:style-name="ce149" table:formula="of:=[.B139]*[.N139]" office:value-type="currency" office:currency="SFr." office:value="0" calcext:value-type="currency">
            <text:p>SFr. 0.00</text:p>
          </table:table-cell>
          <table:table-cell table:style-name="ce154" table:formula="of:=IF([.E139]&lt;=0;CEILING([.B139];15);MIN(CEILING([.B139];15);[.E139]))" office:value-type="float" office:value="0" calcext:value-type="float">
            <text:p>0</text:p>
          </table:table-cell>
          <table:table-cell table:style-name="ce159" table:formula="of:=[.K139]/(24*60)" office:value-type="time" office:time-value="PT00H00M00S" calcext:value-type="time">
            <text:p>00:00</text:p>
          </table:table-cell>
          <table:table-cell table:style-name="ce149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211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41" table:formula="of:=VLOOKUP([.C140];[Arbeitstypen.$A$2:.$B$6];2;0)" office:value-type="string" office:string-value="" calcext:value-type="error">
            <text:p>#N/A</text:p>
          </table:table-cell>
          <table:table-cell table:style-name="ce149" table:formula="of:=[.B140]*[.N140]" office:value-type="currency" office:currency="SFr." office:value="0" calcext:value-type="currency">
            <text:p>SFr. 0.00</text:p>
          </table:table-cell>
          <table:table-cell table:style-name="ce154" table:formula="of:=IF([.E140]&lt;=0;CEILING([.B140];15);MIN(CEILING([.B140];15);[.E140]))" office:value-type="float" office:value="0" calcext:value-type="float">
            <text:p>0</text:p>
          </table:table-cell>
          <table:table-cell table:style-name="ce159" table:formula="of:=[.K140]/(24*60)" office:value-type="time" office:time-value="PT00H00M00S" calcext:value-type="time">
            <text:p>00:00</text:p>
          </table:table-cell>
          <table:table-cell table:style-name="ce149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211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41" table:formula="of:=VLOOKUP([.C141];[Arbeitstypen.$A$2:.$B$6];2;0)" office:value-type="string" office:string-value="" calcext:value-type="error">
            <text:p>#N/A</text:p>
          </table:table-cell>
          <table:table-cell table:style-name="ce149" table:formula="of:=[.B141]*[.N141]" office:value-type="currency" office:currency="SFr." office:value="0" calcext:value-type="currency">
            <text:p>SFr. 0.00</text:p>
          </table:table-cell>
          <table:table-cell table:style-name="ce154" table:formula="of:=IF([.E141]&lt;=0;CEILING([.B141];15);MIN(CEILING([.B141];15);[.E141]))" office:value-type="float" office:value="0" calcext:value-type="float">
            <text:p>0</text:p>
          </table:table-cell>
          <table:table-cell table:style-name="ce159" table:formula="of:=[.K141]/(24*60)" office:value-type="time" office:time-value="PT00H00M00S" calcext:value-type="time">
            <text:p>00:00</text:p>
          </table:table-cell>
          <table:table-cell table:style-name="ce149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211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41" table:formula="of:=VLOOKUP([.C142];[Arbeitstypen.$A$2:.$B$6];2;0)" office:value-type="string" office:string-value="" calcext:value-type="error">
            <text:p>#N/A</text:p>
          </table:table-cell>
          <table:table-cell table:style-name="ce149" table:formula="of:=[.B142]*[.N142]" office:value-type="currency" office:currency="SFr." office:value="0" calcext:value-type="currency">
            <text:p>SFr. 0.00</text:p>
          </table:table-cell>
          <table:table-cell table:style-name="ce154" table:formula="of:=IF([.E142]&lt;=0;CEILING([.B142];15);MIN(CEILING([.B142];15);[.E142]))" office:value-type="float" office:value="0" calcext:value-type="float">
            <text:p>0</text:p>
          </table:table-cell>
          <table:table-cell table:style-name="ce159" table:formula="of:=[.K142]/(24*60)" office:value-type="time" office:time-value="PT00H00M00S" calcext:value-type="time">
            <text:p>00:00</text:p>
          </table:table-cell>
          <table:table-cell table:style-name="ce149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211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41" table:formula="of:=VLOOKUP([.C143];[Arbeitstypen.$A$2:.$B$6];2;0)" office:value-type="string" office:string-value="" calcext:value-type="error">
            <text:p>#N/A</text:p>
          </table:table-cell>
          <table:table-cell table:style-name="ce149" table:formula="of:=[.B143]*[.N143]" office:value-type="currency" office:currency="SFr." office:value="0" calcext:value-type="currency">
            <text:p>SFr. 0.00</text:p>
          </table:table-cell>
          <table:table-cell table:style-name="ce154" table:formula="of:=IF([.E143]&lt;=0;CEILING([.B143];15);MIN(CEILING([.B143];15);[.E143]))" office:value-type="float" office:value="0" calcext:value-type="float">
            <text:p>0</text:p>
          </table:table-cell>
          <table:table-cell table:style-name="ce159" table:formula="of:=[.K143]/(24*60)" office:value-type="time" office:time-value="PT00H00M00S" calcext:value-type="time">
            <text:p>00:00</text:p>
          </table:table-cell>
          <table:table-cell table:style-name="ce149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211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41" table:formula="of:=VLOOKUP([.C144];[Arbeitstypen.$A$2:.$B$6];2;0)" office:value-type="string" office:string-value="" calcext:value-type="error">
            <text:p>#N/A</text:p>
          </table:table-cell>
          <table:table-cell table:style-name="ce149" table:formula="of:=[.B144]*[.N144]" office:value-type="currency" office:currency="SFr." office:value="0" calcext:value-type="currency">
            <text:p>SFr. 0.00</text:p>
          </table:table-cell>
          <table:table-cell table:style-name="ce154" table:formula="of:=IF([.E144]&lt;=0;CEILING([.B144];15);MIN(CEILING([.B144];15);[.E144]))" office:value-type="float" office:value="0" calcext:value-type="float">
            <text:p>0</text:p>
          </table:table-cell>
          <table:table-cell table:style-name="ce159" table:formula="of:=[.K144]/(24*60)" office:value-type="time" office:time-value="PT00H00M00S" calcext:value-type="time">
            <text:p>00:00</text:p>
          </table:table-cell>
          <table:table-cell table:style-name="ce149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211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41" table:formula="of:=VLOOKUP([.C145];[Arbeitstypen.$A$2:.$B$6];2;0)" office:value-type="string" office:string-value="" calcext:value-type="error">
            <text:p>#N/A</text:p>
          </table:table-cell>
          <table:table-cell table:style-name="ce149" table:formula="of:=[.B145]*[.N145]" office:value-type="currency" office:currency="SFr." office:value="0" calcext:value-type="currency">
            <text:p>SFr. 0.00</text:p>
          </table:table-cell>
          <table:table-cell table:style-name="ce154" table:formula="of:=IF([.E145]&lt;=0;CEILING([.B145];15);MIN(CEILING([.B145];15);[.E145]))" office:value-type="float" office:value="0" calcext:value-type="float">
            <text:p>0</text:p>
          </table:table-cell>
          <table:table-cell table:style-name="ce159" table:formula="of:=[.K145]/(24*60)" office:value-type="time" office:time-value="PT00H00M00S" calcext:value-type="time">
            <text:p>00:00</text:p>
          </table:table-cell>
          <table:table-cell table:style-name="ce149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211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41" table:formula="of:=VLOOKUP([.C146];[Arbeitstypen.$A$2:.$B$6];2;0)" office:value-type="string" office:string-value="" calcext:value-type="error">
            <text:p>#N/A</text:p>
          </table:table-cell>
          <table:table-cell table:style-name="ce149" table:formula="of:=[.B146]*[.N146]" office:value-type="currency" office:currency="SFr." office:value="0" calcext:value-type="currency">
            <text:p>SFr. 0.00</text:p>
          </table:table-cell>
          <table:table-cell table:style-name="ce154" table:formula="of:=IF([.E146]&lt;=0;CEILING([.B146];15);MIN(CEILING([.B146];15);[.E146]))" office:value-type="float" office:value="0" calcext:value-type="float">
            <text:p>0</text:p>
          </table:table-cell>
          <table:table-cell table:style-name="ce159" table:formula="of:=[.K146]/(24*60)" office:value-type="time" office:time-value="PT00H00M00S" calcext:value-type="time">
            <text:p>00:00</text:p>
          </table:table-cell>
          <table:table-cell table:style-name="ce149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211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41" table:formula="of:=VLOOKUP([.C147];[Arbeitstypen.$A$2:.$B$6];2;0)" office:value-type="string" office:string-value="" calcext:value-type="error">
            <text:p>#N/A</text:p>
          </table:table-cell>
          <table:table-cell table:style-name="ce149" table:formula="of:=[.B147]*[.N147]" office:value-type="currency" office:currency="SFr." office:value="0" calcext:value-type="currency">
            <text:p>SFr. 0.00</text:p>
          </table:table-cell>
          <table:table-cell table:style-name="ce154" table:formula="of:=IF([.E147]&lt;=0;CEILING([.B147];15);MIN(CEILING([.B147];15);[.E147]))" office:value-type="float" office:value="0" calcext:value-type="float">
            <text:p>0</text:p>
          </table:table-cell>
          <table:table-cell table:style-name="ce159" table:formula="of:=[.K147]/(24*60)" office:value-type="time" office:time-value="PT00H00M00S" calcext:value-type="time">
            <text:p>00:00</text:p>
          </table:table-cell>
          <table:table-cell table:style-name="ce149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211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41" table:formula="of:=VLOOKUP([.C148];[Arbeitstypen.$A$2:.$B$6];2;0)" office:value-type="string" office:string-value="" calcext:value-type="error">
            <text:p>#N/A</text:p>
          </table:table-cell>
          <table:table-cell table:style-name="ce149" table:formula="of:=[.B148]*[.N148]" office:value-type="currency" office:currency="SFr." office:value="0" calcext:value-type="currency">
            <text:p>SFr. 0.00</text:p>
          </table:table-cell>
          <table:table-cell table:style-name="ce154" table:formula="of:=IF([.E148]&lt;=0;CEILING([.B148];15);MIN(CEILING([.B148];15);[.E148]))" office:value-type="float" office:value="0" calcext:value-type="float">
            <text:p>0</text:p>
          </table:table-cell>
          <table:table-cell table:style-name="ce159" table:formula="of:=[.K148]/(24*60)" office:value-type="time" office:time-value="PT00H00M00S" calcext:value-type="time">
            <text:p>00:00</text:p>
          </table:table-cell>
          <table:table-cell table:style-name="ce149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211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41" table:formula="of:=VLOOKUP([.C149];[Arbeitstypen.$A$2:.$B$6];2;0)" office:value-type="string" office:string-value="" calcext:value-type="error">
            <text:p>#N/A</text:p>
          </table:table-cell>
          <table:table-cell table:style-name="ce149" table:formula="of:=[.B149]*[.N149]" office:value-type="currency" office:currency="SFr." office:value="0" calcext:value-type="currency">
            <text:p>SFr. 0.00</text:p>
          </table:table-cell>
          <table:table-cell table:style-name="ce154" table:formula="of:=IF([.E149]&lt;=0;CEILING([.B149];15);MIN(CEILING([.B149];15);[.E149]))" office:value-type="float" office:value="0" calcext:value-type="float">
            <text:p>0</text:p>
          </table:table-cell>
          <table:table-cell table:style-name="ce159" table:formula="of:=[.K149]/(24*60)" office:value-type="time" office:time-value="PT00H00M00S" calcext:value-type="time">
            <text:p>00:00</text:p>
          </table:table-cell>
          <table:table-cell table:style-name="ce149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211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41" table:formula="of:=VLOOKUP([.C150];[Arbeitstypen.$A$2:.$B$6];2;0)" office:value-type="string" office:string-value="" calcext:value-type="error">
            <text:p>#N/A</text:p>
          </table:table-cell>
          <table:table-cell table:style-name="ce149" table:formula="of:=[.B150]*[.N150]" office:value-type="currency" office:currency="SFr." office:value="0" calcext:value-type="currency">
            <text:p>SFr. 0.00</text:p>
          </table:table-cell>
          <table:table-cell table:style-name="ce154" table:formula="of:=IF([.E150]&lt;=0;CEILING([.B150];15);MIN(CEILING([.B150];15);[.E150]))" office:value-type="float" office:value="0" calcext:value-type="float">
            <text:p>0</text:p>
          </table:table-cell>
          <table:table-cell table:style-name="ce159" table:formula="of:=[.K150]/(24*60)" office:value-type="time" office:time-value="PT00H00M00S" calcext:value-type="time">
            <text:p>00:00</text:p>
          </table:table-cell>
          <table:table-cell table:style-name="ce149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211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41" table:formula="of:=VLOOKUP([.C151];[Arbeitstypen.$A$2:.$B$6];2;0)" office:value-type="string" office:string-value="" calcext:value-type="error">
            <text:p>#N/A</text:p>
          </table:table-cell>
          <table:table-cell table:style-name="ce149" table:formula="of:=[.B151]*[.N151]" office:value-type="currency" office:currency="SFr." office:value="0" calcext:value-type="currency">
            <text:p>SFr. 0.00</text:p>
          </table:table-cell>
          <table:table-cell table:style-name="ce154" table:formula="of:=IF([.E151]&lt;=0;CEILING([.B151];15);MIN(CEILING([.B151];15);[.E151]))" office:value-type="float" office:value="0" calcext:value-type="float">
            <text:p>0</text:p>
          </table:table-cell>
          <table:table-cell table:style-name="ce159" table:formula="of:=[.K151]/(24*60)" office:value-type="time" office:time-value="PT00H00M00S" calcext:value-type="time">
            <text:p>00:00</text:p>
          </table:table-cell>
          <table:table-cell table:style-name="ce149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211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41" table:formula="of:=VLOOKUP([.C152];[Arbeitstypen.$A$2:.$B$6];2;0)" office:value-type="string" office:string-value="" calcext:value-type="error">
            <text:p>#N/A</text:p>
          </table:table-cell>
          <table:table-cell table:style-name="ce149" table:formula="of:=[.B152]*[.N152]" office:value-type="currency" office:currency="SFr." office:value="0" calcext:value-type="currency">
            <text:p>SFr. 0.00</text:p>
          </table:table-cell>
          <table:table-cell table:style-name="ce154" table:formula="of:=IF([.E152]&lt;=0;CEILING([.B152];15);MIN(CEILING([.B152];15);[.E152]))" office:value-type="float" office:value="0" calcext:value-type="float">
            <text:p>0</text:p>
          </table:table-cell>
          <table:table-cell table:style-name="ce159" table:formula="of:=[.K152]/(24*60)" office:value-type="time" office:time-value="PT00H00M00S" calcext:value-type="time">
            <text:p>00:00</text:p>
          </table:table-cell>
          <table:table-cell table:style-name="ce149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211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41" table:formula="of:=VLOOKUP([.C153];[Arbeitstypen.$A$2:.$B$6];2;0)" office:value-type="string" office:string-value="" calcext:value-type="error">
            <text:p>#N/A</text:p>
          </table:table-cell>
          <table:table-cell table:style-name="ce149" table:formula="of:=[.B153]*[.N153]" office:value-type="currency" office:currency="SFr." office:value="0" calcext:value-type="currency">
            <text:p>SFr. 0.00</text:p>
          </table:table-cell>
          <table:table-cell table:style-name="ce154" table:formula="of:=IF([.E153]&lt;=0;CEILING([.B153];15);MIN(CEILING([.B153];15);[.E153]))" office:value-type="float" office:value="0" calcext:value-type="float">
            <text:p>0</text:p>
          </table:table-cell>
          <table:table-cell table:style-name="ce159" table:formula="of:=[.K153]/(24*60)" office:value-type="time" office:time-value="PT00H00M00S" calcext:value-type="time">
            <text:p>00:00</text:p>
          </table:table-cell>
          <table:table-cell table:style-name="ce149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211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41" table:formula="of:=VLOOKUP([.C154];[Arbeitstypen.$A$2:.$B$6];2;0)" office:value-type="string" office:string-value="" calcext:value-type="error">
            <text:p>#N/A</text:p>
          </table:table-cell>
          <table:table-cell table:style-name="ce149" table:formula="of:=[.B154]*[.N154]" office:value-type="currency" office:currency="SFr." office:value="0" calcext:value-type="currency">
            <text:p>SFr. 0.00</text:p>
          </table:table-cell>
          <table:table-cell table:style-name="ce154" table:formula="of:=IF([.E154]&lt;=0;CEILING([.B154];15);MIN(CEILING([.B154];15);[.E154]))" office:value-type="float" office:value="0" calcext:value-type="float">
            <text:p>0</text:p>
          </table:table-cell>
          <table:table-cell table:style-name="ce159" table:formula="of:=[.K154]/(24*60)" office:value-type="time" office:time-value="PT00H00M00S" calcext:value-type="time">
            <text:p>00:00</text:p>
          </table:table-cell>
          <table:table-cell table:style-name="ce149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211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41" table:formula="of:=VLOOKUP([.C155];[Arbeitstypen.$A$2:.$B$6];2;0)" office:value-type="string" office:string-value="" calcext:value-type="error">
            <text:p>#N/A</text:p>
          </table:table-cell>
          <table:table-cell table:style-name="ce149" table:formula="of:=[.B155]*[.N155]" office:value-type="currency" office:currency="SFr." office:value="0" calcext:value-type="currency">
            <text:p>SFr. 0.00</text:p>
          </table:table-cell>
          <table:table-cell table:style-name="ce154" table:formula="of:=IF([.E155]&lt;=0;CEILING([.B155];15);MIN(CEILING([.B155];15);[.E155]))" office:value-type="float" office:value="0" calcext:value-type="float">
            <text:p>0</text:p>
          </table:table-cell>
          <table:table-cell table:style-name="ce159" table:formula="of:=[.K155]/(24*60)" office:value-type="time" office:time-value="PT00H00M00S" calcext:value-type="time">
            <text:p>00:00</text:p>
          </table:table-cell>
          <table:table-cell table:style-name="ce149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211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41" table:formula="of:=VLOOKUP([.C156];[Arbeitstypen.$A$2:.$B$6];2;0)" office:value-type="string" office:string-value="" calcext:value-type="error">
            <text:p>#N/A</text:p>
          </table:table-cell>
          <table:table-cell table:style-name="ce149" table:formula="of:=[.B156]*[.N156]" office:value-type="currency" office:currency="SFr." office:value="0" calcext:value-type="currency">
            <text:p>SFr. 0.00</text:p>
          </table:table-cell>
          <table:table-cell table:style-name="ce154" table:formula="of:=IF([.E156]&lt;=0;CEILING([.B156];15);MIN(CEILING([.B156];15);[.E156]))" office:value-type="float" office:value="0" calcext:value-type="float">
            <text:p>0</text:p>
          </table:table-cell>
          <table:table-cell table:style-name="ce159" table:formula="of:=[.K156]/(24*60)" office:value-type="time" office:time-value="PT00H00M00S" calcext:value-type="time">
            <text:p>00:00</text:p>
          </table:table-cell>
          <table:table-cell table:style-name="ce149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211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41" table:formula="of:=VLOOKUP([.C157];[Arbeitstypen.$A$2:.$B$6];2;0)" office:value-type="string" office:string-value="" calcext:value-type="error">
            <text:p>#N/A</text:p>
          </table:table-cell>
          <table:table-cell table:style-name="ce149" table:formula="of:=[.B157]*[.N157]" office:value-type="currency" office:currency="SFr." office:value="0" calcext:value-type="currency">
            <text:p>SFr. 0.00</text:p>
          </table:table-cell>
          <table:table-cell table:style-name="ce154" table:formula="of:=IF([.E157]&lt;=0;CEILING([.B157];15);MIN(CEILING([.B157];15);[.E157]))" office:value-type="float" office:value="0" calcext:value-type="float">
            <text:p>0</text:p>
          </table:table-cell>
          <table:table-cell table:style-name="ce159" table:formula="of:=[.K157]/(24*60)" office:value-type="time" office:time-value="PT00H00M00S" calcext:value-type="time">
            <text:p>00:00</text:p>
          </table:table-cell>
          <table:table-cell table:style-name="ce149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211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41" table:formula="of:=VLOOKUP([.C158];[Arbeitstypen.$A$2:.$B$6];2;0)" office:value-type="string" office:string-value="" calcext:value-type="error">
            <text:p>#N/A</text:p>
          </table:table-cell>
          <table:table-cell table:style-name="ce149" table:formula="of:=[.B158]*[.N158]" office:value-type="currency" office:currency="SFr." office:value="0" calcext:value-type="currency">
            <text:p>SFr. 0.00</text:p>
          </table:table-cell>
          <table:table-cell table:style-name="ce154" table:formula="of:=IF([.E158]&lt;=0;CEILING([.B158];15);MIN(CEILING([.B158];15);[.E158]))" office:value-type="float" office:value="0" calcext:value-type="float">
            <text:p>0</text:p>
          </table:table-cell>
          <table:table-cell table:style-name="ce159" table:formula="of:=[.K158]/(24*60)" office:value-type="time" office:time-value="PT00H00M00S" calcext:value-type="time">
            <text:p>00:00</text:p>
          </table:table-cell>
          <table:table-cell table:style-name="ce149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211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41" table:formula="of:=VLOOKUP([.C159];[Arbeitstypen.$A$2:.$B$6];2;0)" office:value-type="string" office:string-value="" calcext:value-type="error">
            <text:p>#N/A</text:p>
          </table:table-cell>
          <table:table-cell table:style-name="ce149" table:formula="of:=[.B159]*[.N159]" office:value-type="currency" office:currency="SFr." office:value="0" calcext:value-type="currency">
            <text:p>SFr. 0.00</text:p>
          </table:table-cell>
          <table:table-cell table:style-name="ce154" table:formula="of:=IF([.E159]&lt;=0;CEILING([.B159];15);MIN(CEILING([.B159];15);[.E159]))" office:value-type="float" office:value="0" calcext:value-type="float">
            <text:p>0</text:p>
          </table:table-cell>
          <table:table-cell table:style-name="ce159" table:formula="of:=[.K159]/(24*60)" office:value-type="time" office:time-value="PT00H00M00S" calcext:value-type="time">
            <text:p>00:00</text:p>
          </table:table-cell>
          <table:table-cell table:style-name="ce149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211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41" table:formula="of:=VLOOKUP([.C160];[Arbeitstypen.$A$2:.$B$6];2;0)" office:value-type="string" office:string-value="" calcext:value-type="error">
            <text:p>#N/A</text:p>
          </table:table-cell>
          <table:table-cell table:style-name="ce149" table:formula="of:=[.B160]*[.N160]" office:value-type="currency" office:currency="SFr." office:value="0" calcext:value-type="currency">
            <text:p>SFr. 0.00</text:p>
          </table:table-cell>
          <table:table-cell table:style-name="ce154" table:formula="of:=IF([.E160]&lt;=0;CEILING([.B160];15);MIN(CEILING([.B160];15);[.E160]))" office:value-type="float" office:value="0" calcext:value-type="float">
            <text:p>0</text:p>
          </table:table-cell>
          <table:table-cell table:style-name="ce159" table:formula="of:=[.K160]/(24*60)" office:value-type="time" office:time-value="PT00H00M00S" calcext:value-type="time">
            <text:p>00:00</text:p>
          </table:table-cell>
          <table:table-cell table:style-name="ce149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211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41" table:formula="of:=VLOOKUP([.C161];[Arbeitstypen.$A$2:.$B$6];2;0)" office:value-type="string" office:string-value="" calcext:value-type="error">
            <text:p>#N/A</text:p>
          </table:table-cell>
          <table:table-cell table:style-name="ce149" table:formula="of:=[.B161]*[.N161]" office:value-type="currency" office:currency="SFr." office:value="0" calcext:value-type="currency">
            <text:p>SFr. 0.00</text:p>
          </table:table-cell>
          <table:table-cell table:style-name="ce154" table:formula="of:=IF([.E161]&lt;=0;CEILING([.B161];15);MIN(CEILING([.B161];15);[.E161]))" office:value-type="float" office:value="0" calcext:value-type="float">
            <text:p>0</text:p>
          </table:table-cell>
          <table:table-cell table:style-name="ce159" table:formula="of:=[.K161]/(24*60)" office:value-type="time" office:time-value="PT00H00M00S" calcext:value-type="time">
            <text:p>00:00</text:p>
          </table:table-cell>
          <table:table-cell table:style-name="ce149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211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41" table:formula="of:=VLOOKUP([.C162];[Arbeitstypen.$A$2:.$B$6];2;0)" office:value-type="string" office:string-value="" calcext:value-type="error">
            <text:p>#N/A</text:p>
          </table:table-cell>
          <table:table-cell table:style-name="ce149" table:formula="of:=[.B162]*[.N162]" office:value-type="currency" office:currency="SFr." office:value="0" calcext:value-type="currency">
            <text:p>SFr. 0.00</text:p>
          </table:table-cell>
          <table:table-cell table:style-name="ce154" table:formula="of:=IF([.E162]&lt;=0;CEILING([.B162];15);MIN(CEILING([.B162];15);[.E162]))" office:value-type="float" office:value="0" calcext:value-type="float">
            <text:p>0</text:p>
          </table:table-cell>
          <table:table-cell table:style-name="ce159" table:formula="of:=[.K162]/(24*60)" office:value-type="time" office:time-value="PT00H00M00S" calcext:value-type="time">
            <text:p>00:00</text:p>
          </table:table-cell>
          <table:table-cell table:style-name="ce149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211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41" table:formula="of:=VLOOKUP([.C163];[Arbeitstypen.$A$2:.$B$6];2;0)" office:value-type="string" office:string-value="" calcext:value-type="error">
            <text:p>#N/A</text:p>
          </table:table-cell>
          <table:table-cell table:style-name="ce149" table:formula="of:=[.B163]*[.N163]" office:value-type="currency" office:currency="SFr." office:value="0" calcext:value-type="currency">
            <text:p>SFr. 0.00</text:p>
          </table:table-cell>
          <table:table-cell table:style-name="ce154" table:formula="of:=IF([.E163]&lt;=0;CEILING([.B163];15);MIN(CEILING([.B163];15);[.E163]))" office:value-type="float" office:value="0" calcext:value-type="float">
            <text:p>0</text:p>
          </table:table-cell>
          <table:table-cell table:style-name="ce159" table:formula="of:=[.K163]/(24*60)" office:value-type="time" office:time-value="PT00H00M00S" calcext:value-type="time">
            <text:p>00:00</text:p>
          </table:table-cell>
          <table:table-cell table:style-name="ce149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211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41" table:formula="of:=VLOOKUP([.C164];[Arbeitstypen.$A$2:.$B$6];2;0)" office:value-type="string" office:string-value="" calcext:value-type="error">
            <text:p>#N/A</text:p>
          </table:table-cell>
          <table:table-cell table:style-name="ce149" table:formula="of:=[.B164]*[.N164]" office:value-type="currency" office:currency="SFr." office:value="0" calcext:value-type="currency">
            <text:p>SFr. 0.00</text:p>
          </table:table-cell>
          <table:table-cell table:style-name="ce154" table:formula="of:=IF([.E164]&lt;=0;CEILING([.B164];15);MIN(CEILING([.B164];15);[.E164]))" office:value-type="float" office:value="0" calcext:value-type="float">
            <text:p>0</text:p>
          </table:table-cell>
          <table:table-cell table:style-name="ce159" table:formula="of:=[.K164]/(24*60)" office:value-type="time" office:time-value="PT00H00M00S" calcext:value-type="time">
            <text:p>00:00</text:p>
          </table:table-cell>
          <table:table-cell table:style-name="ce149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211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41" table:formula="of:=VLOOKUP([.C165];[Arbeitstypen.$A$2:.$B$6];2;0)" office:value-type="string" office:string-value="" calcext:value-type="error">
            <text:p>#N/A</text:p>
          </table:table-cell>
          <table:table-cell table:style-name="ce149" table:formula="of:=[.B165]*[.N165]" office:value-type="currency" office:currency="SFr." office:value="0" calcext:value-type="currency">
            <text:p>SFr. 0.00</text:p>
          </table:table-cell>
          <table:table-cell table:style-name="ce154" table:formula="of:=IF([.E165]&lt;=0;CEILING([.B165];15);MIN(CEILING([.B165];15);[.E165]))" office:value-type="float" office:value="0" calcext:value-type="float">
            <text:p>0</text:p>
          </table:table-cell>
          <table:table-cell table:style-name="ce159" table:formula="of:=[.K165]/(24*60)" office:value-type="time" office:time-value="PT00H00M00S" calcext:value-type="time">
            <text:p>00:00</text:p>
          </table:table-cell>
          <table:table-cell table:style-name="ce149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211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41" table:formula="of:=VLOOKUP([.C166];[Arbeitstypen.$A$2:.$B$6];2;0)" office:value-type="string" office:string-value="" calcext:value-type="error">
            <text:p>#N/A</text:p>
          </table:table-cell>
          <table:table-cell table:style-name="ce149" table:formula="of:=[.B166]*[.N166]" office:value-type="currency" office:currency="SFr." office:value="0" calcext:value-type="currency">
            <text:p>SFr. 0.00</text:p>
          </table:table-cell>
          <table:table-cell table:style-name="ce154" table:formula="of:=IF([.E166]&lt;=0;CEILING([.B166];15);MIN(CEILING([.B166];15);[.E166]))" office:value-type="float" office:value="0" calcext:value-type="float">
            <text:p>0</text:p>
          </table:table-cell>
          <table:table-cell table:style-name="ce159" table:formula="of:=[.K166]/(24*60)" office:value-type="time" office:time-value="PT00H00M00S" calcext:value-type="time">
            <text:p>00:00</text:p>
          </table:table-cell>
          <table:table-cell table:style-name="ce149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211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41" table:formula="of:=VLOOKUP([.C167];[Arbeitstypen.$A$2:.$B$6];2;0)" office:value-type="string" office:string-value="" calcext:value-type="error">
            <text:p>#N/A</text:p>
          </table:table-cell>
          <table:table-cell table:style-name="ce149" table:formula="of:=[.B167]*[.N167]" office:value-type="currency" office:currency="SFr." office:value="0" calcext:value-type="currency">
            <text:p>SFr. 0.00</text:p>
          </table:table-cell>
          <table:table-cell table:style-name="ce154" table:formula="of:=IF([.E167]&lt;=0;CEILING([.B167];15);MIN(CEILING([.B167];15);[.E167]))" office:value-type="float" office:value="0" calcext:value-type="float">
            <text:p>0</text:p>
          </table:table-cell>
          <table:table-cell table:style-name="ce159" table:formula="of:=[.K167]/(24*60)" office:value-type="time" office:time-value="PT00H00M00S" calcext:value-type="time">
            <text:p>00:00</text:p>
          </table:table-cell>
          <table:table-cell table:style-name="ce149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211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41" table:formula="of:=VLOOKUP([.C168];[Arbeitstypen.$A$2:.$B$6];2;0)" office:value-type="string" office:string-value="" calcext:value-type="error">
            <text:p>#N/A</text:p>
          </table:table-cell>
          <table:table-cell table:style-name="ce149" table:formula="of:=[.B168]*[.N168]" office:value-type="currency" office:currency="SFr." office:value="0" calcext:value-type="currency">
            <text:p>SFr. 0.00</text:p>
          </table:table-cell>
          <table:table-cell table:style-name="ce154" table:formula="of:=IF([.E168]&lt;=0;CEILING([.B168];15);MIN(CEILING([.B168];15);[.E168]))" office:value-type="float" office:value="0" calcext:value-type="float">
            <text:p>0</text:p>
          </table:table-cell>
          <table:table-cell table:style-name="ce159" table:formula="of:=[.K168]/(24*60)" office:value-type="time" office:time-value="PT00H00M00S" calcext:value-type="time">
            <text:p>00:00</text:p>
          </table:table-cell>
          <table:table-cell table:style-name="ce149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211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41" table:formula="of:=VLOOKUP([.C169];[Arbeitstypen.$A$2:.$B$6];2;0)" office:value-type="string" office:string-value="" calcext:value-type="error">
            <text:p>#N/A</text:p>
          </table:table-cell>
          <table:table-cell table:style-name="ce149" table:formula="of:=[.B169]*[.N169]" office:value-type="currency" office:currency="SFr." office:value="0" calcext:value-type="currency">
            <text:p>SFr. 0.00</text:p>
          </table:table-cell>
          <table:table-cell table:style-name="ce154" table:formula="of:=IF([.E169]&lt;=0;CEILING([.B169];15);MIN(CEILING([.B169];15);[.E169]))" office:value-type="float" office:value="0" calcext:value-type="float">
            <text:p>0</text:p>
          </table:table-cell>
          <table:table-cell table:style-name="ce159" table:formula="of:=[.K169]/(24*60)" office:value-type="time" office:time-value="PT00H00M00S" calcext:value-type="time">
            <text:p>00:00</text:p>
          </table:table-cell>
          <table:table-cell table:style-name="ce149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211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41" table:formula="of:=VLOOKUP([.C170];[Arbeitstypen.$A$2:.$B$6];2;0)" office:value-type="string" office:string-value="" calcext:value-type="error">
            <text:p>#N/A</text:p>
          </table:table-cell>
          <table:table-cell table:style-name="ce149" table:formula="of:=[.B170]*[.N170]" office:value-type="currency" office:currency="SFr." office:value="0" calcext:value-type="currency">
            <text:p>SFr. 0.00</text:p>
          </table:table-cell>
          <table:table-cell table:style-name="ce154" table:formula="of:=IF([.E170]&lt;=0;CEILING([.B170];15);MIN(CEILING([.B170];15);[.E170]))" office:value-type="float" office:value="0" calcext:value-type="float">
            <text:p>0</text:p>
          </table:table-cell>
          <table:table-cell table:style-name="ce159" table:formula="of:=[.K170]/(24*60)" office:value-type="time" office:time-value="PT00H00M00S" calcext:value-type="time">
            <text:p>00:00</text:p>
          </table:table-cell>
          <table:table-cell table:style-name="ce149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211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41" table:formula="of:=VLOOKUP([.C171];[Arbeitstypen.$A$2:.$B$6];2;0)" office:value-type="string" office:string-value="" calcext:value-type="error">
            <text:p>#N/A</text:p>
          </table:table-cell>
          <table:table-cell table:style-name="ce149" table:formula="of:=[.B171]*[.N171]" office:value-type="currency" office:currency="SFr." office:value="0" calcext:value-type="currency">
            <text:p>SFr. 0.00</text:p>
          </table:table-cell>
          <table:table-cell table:style-name="ce154" table:formula="of:=IF([.E171]&lt;=0;CEILING([.B171];15);MIN(CEILING([.B171];15);[.E171]))" office:value-type="float" office:value="0" calcext:value-type="float">
            <text:p>0</text:p>
          </table:table-cell>
          <table:table-cell table:style-name="ce159" table:formula="of:=[.K171]/(24*60)" office:value-type="time" office:time-value="PT00H00M00S" calcext:value-type="time">
            <text:p>00:00</text:p>
          </table:table-cell>
          <table:table-cell table:style-name="ce149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211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41" table:formula="of:=VLOOKUP([.C172];[Arbeitstypen.$A$2:.$B$6];2;0)" office:value-type="string" office:string-value="" calcext:value-type="error">
            <text:p>#N/A</text:p>
          </table:table-cell>
          <table:table-cell table:style-name="ce149" table:formula="of:=[.B172]*[.N172]" office:value-type="currency" office:currency="SFr." office:value="0" calcext:value-type="currency">
            <text:p>SFr. 0.00</text:p>
          </table:table-cell>
          <table:table-cell table:style-name="ce154" table:formula="of:=IF([.E172]&lt;=0;CEILING([.B172];15);MIN(CEILING([.B172];15);[.E172]))" office:value-type="float" office:value="0" calcext:value-type="float">
            <text:p>0</text:p>
          </table:table-cell>
          <table:table-cell table:style-name="ce159" table:formula="of:=[.K172]/(24*60)" office:value-type="time" office:time-value="PT00H00M00S" calcext:value-type="time">
            <text:p>00:00</text:p>
          </table:table-cell>
          <table:table-cell table:style-name="ce149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211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41" table:formula="of:=VLOOKUP([.C173];[Arbeitstypen.$A$2:.$B$6];2;0)" office:value-type="string" office:string-value="" calcext:value-type="error">
            <text:p>#N/A</text:p>
          </table:table-cell>
          <table:table-cell table:style-name="ce149" table:formula="of:=[.B173]*[.N173]" office:value-type="currency" office:currency="SFr." office:value="0" calcext:value-type="currency">
            <text:p>SFr. 0.00</text:p>
          </table:table-cell>
          <table:table-cell table:style-name="ce154" table:formula="of:=IF([.E173]&lt;=0;CEILING([.B173];15);MIN(CEILING([.B173];15);[.E173]))" office:value-type="float" office:value="0" calcext:value-type="float">
            <text:p>0</text:p>
          </table:table-cell>
          <table:table-cell table:style-name="ce159" table:formula="of:=[.K173]/(24*60)" office:value-type="time" office:time-value="PT00H00M00S" calcext:value-type="time">
            <text:p>00:00</text:p>
          </table:table-cell>
          <table:table-cell table:style-name="ce149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211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41" table:formula="of:=VLOOKUP([.C174];[Arbeitstypen.$A$2:.$B$6];2;0)" office:value-type="string" office:string-value="" calcext:value-type="error">
            <text:p>#N/A</text:p>
          </table:table-cell>
          <table:table-cell table:style-name="ce149" table:formula="of:=[.B174]*[.N174]" office:value-type="currency" office:currency="SFr." office:value="0" calcext:value-type="currency">
            <text:p>SFr. 0.00</text:p>
          </table:table-cell>
          <table:table-cell table:style-name="ce154" table:formula="of:=IF([.E174]&lt;=0;CEILING([.B174];15);MIN(CEILING([.B174];15);[.E174]))" office:value-type="float" office:value="0" calcext:value-type="float">
            <text:p>0</text:p>
          </table:table-cell>
          <table:table-cell table:style-name="ce159" table:formula="of:=[.K174]/(24*60)" office:value-type="time" office:time-value="PT00H00M00S" calcext:value-type="time">
            <text:p>00:00</text:p>
          </table:table-cell>
          <table:table-cell table:style-name="ce149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211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41" table:formula="of:=VLOOKUP([.C175];[Arbeitstypen.$A$2:.$B$6];2;0)" office:value-type="string" office:string-value="" calcext:value-type="error">
            <text:p>#N/A</text:p>
          </table:table-cell>
          <table:table-cell table:style-name="ce149" table:formula="of:=[.B175]*[.N175]" office:value-type="currency" office:currency="SFr." office:value="0" calcext:value-type="currency">
            <text:p>SFr. 0.00</text:p>
          </table:table-cell>
          <table:table-cell table:style-name="ce154" table:formula="of:=IF([.E175]&lt;=0;CEILING([.B175];15);MIN(CEILING([.B175];15);[.E175]))" office:value-type="float" office:value="0" calcext:value-type="float">
            <text:p>0</text:p>
          </table:table-cell>
          <table:table-cell table:style-name="ce159" table:formula="of:=[.K175]/(24*60)" office:value-type="time" office:time-value="PT00H00M00S" calcext:value-type="time">
            <text:p>00:00</text:p>
          </table:table-cell>
          <table:table-cell table:style-name="ce149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211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41" table:formula="of:=VLOOKUP([.C176];[Arbeitstypen.$A$2:.$B$6];2;0)" office:value-type="string" office:string-value="" calcext:value-type="error">
            <text:p>#N/A</text:p>
          </table:table-cell>
          <table:table-cell table:style-name="ce149" table:formula="of:=[.B176]*[.N176]" office:value-type="currency" office:currency="SFr." office:value="0" calcext:value-type="currency">
            <text:p>SFr. 0.00</text:p>
          </table:table-cell>
          <table:table-cell table:style-name="ce154" table:formula="of:=IF([.E176]&lt;=0;CEILING([.B176];15);MIN(CEILING([.B176];15);[.E176]))" office:value-type="float" office:value="0" calcext:value-type="float">
            <text:p>0</text:p>
          </table:table-cell>
          <table:table-cell table:style-name="ce159" table:formula="of:=[.K176]/(24*60)" office:value-type="time" office:time-value="PT00H00M00S" calcext:value-type="time">
            <text:p>00:00</text:p>
          </table:table-cell>
          <table:table-cell table:style-name="ce149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211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41" table:formula="of:=VLOOKUP([.C177];[Arbeitstypen.$A$2:.$B$6];2;0)" office:value-type="string" office:string-value="" calcext:value-type="error">
            <text:p>#N/A</text:p>
          </table:table-cell>
          <table:table-cell table:style-name="ce149" table:formula="of:=[.B177]*[.N177]" office:value-type="currency" office:currency="SFr." office:value="0" calcext:value-type="currency">
            <text:p>SFr. 0.00</text:p>
          </table:table-cell>
          <table:table-cell table:style-name="ce154" table:formula="of:=IF([.E177]&lt;=0;CEILING([.B177];15);MIN(CEILING([.B177];15);[.E177]))" office:value-type="float" office:value="0" calcext:value-type="float">
            <text:p>0</text:p>
          </table:table-cell>
          <table:table-cell table:style-name="ce159" table:formula="of:=[.K177]/(24*60)" office:value-type="time" office:time-value="PT00H00M00S" calcext:value-type="time">
            <text:p>00:00</text:p>
          </table:table-cell>
          <table:table-cell table:style-name="ce149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211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41" table:formula="of:=VLOOKUP([.C178];[Arbeitstypen.$A$2:.$B$6];2;0)" office:value-type="string" office:string-value="" calcext:value-type="error">
            <text:p>#N/A</text:p>
          </table:table-cell>
          <table:table-cell table:style-name="ce149" table:formula="of:=[.B178]*[.N178]" office:value-type="currency" office:currency="SFr." office:value="0" calcext:value-type="currency">
            <text:p>SFr. 0.00</text:p>
          </table:table-cell>
          <table:table-cell table:style-name="ce154" table:formula="of:=IF([.E178]&lt;=0;CEILING([.B178];15);MIN(CEILING([.B178];15);[.E178]))" office:value-type="float" office:value="0" calcext:value-type="float">
            <text:p>0</text:p>
          </table:table-cell>
          <table:table-cell table:style-name="ce159" table:formula="of:=[.K178]/(24*60)" office:value-type="time" office:time-value="PT00H00M00S" calcext:value-type="time">
            <text:p>00:00</text:p>
          </table:table-cell>
          <table:table-cell table:style-name="ce149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211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41" table:formula="of:=VLOOKUP([.C179];[Arbeitstypen.$A$2:.$B$6];2;0)" office:value-type="string" office:string-value="" calcext:value-type="error">
            <text:p>#N/A</text:p>
          </table:table-cell>
          <table:table-cell table:style-name="ce149" table:formula="of:=[.B179]*[.N179]" office:value-type="currency" office:currency="SFr." office:value="0" calcext:value-type="currency">
            <text:p>SFr. 0.00</text:p>
          </table:table-cell>
          <table:table-cell table:style-name="ce154" table:formula="of:=IF([.E179]&lt;=0;CEILING([.B179];15);MIN(CEILING([.B179];15);[.E179]))" office:value-type="float" office:value="0" calcext:value-type="float">
            <text:p>0</text:p>
          </table:table-cell>
          <table:table-cell table:style-name="ce159" table:formula="of:=[.K179]/(24*60)" office:value-type="time" office:time-value="PT00H00M00S" calcext:value-type="time">
            <text:p>00:00</text:p>
          </table:table-cell>
          <table:table-cell table:style-name="ce149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211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41" table:formula="of:=VLOOKUP([.C180];[Arbeitstypen.$A$2:.$B$6];2;0)" office:value-type="string" office:string-value="" calcext:value-type="error">
            <text:p>#N/A</text:p>
          </table:table-cell>
          <table:table-cell table:style-name="ce149" table:formula="of:=[.B180]*[.N180]" office:value-type="currency" office:currency="SFr." office:value="0" calcext:value-type="currency">
            <text:p>SFr. 0.00</text:p>
          </table:table-cell>
          <table:table-cell table:style-name="ce154" table:formula="of:=IF([.E180]&lt;=0;CEILING([.B180];15);MIN(CEILING([.B180];15);[.E180]))" office:value-type="float" office:value="0" calcext:value-type="float">
            <text:p>0</text:p>
          </table:table-cell>
          <table:table-cell table:style-name="ce159" table:formula="of:=[.K180]/(24*60)" office:value-type="time" office:time-value="PT00H00M00S" calcext:value-type="time">
            <text:p>00:00</text:p>
          </table:table-cell>
          <table:table-cell table:style-name="ce149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211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41" table:formula="of:=VLOOKUP([.C181];[Arbeitstypen.$A$2:.$B$6];2;0)" office:value-type="string" office:string-value="" calcext:value-type="error">
            <text:p>#N/A</text:p>
          </table:table-cell>
          <table:table-cell table:style-name="ce149" table:formula="of:=[.B181]*[.N181]" office:value-type="currency" office:currency="SFr." office:value="0" calcext:value-type="currency">
            <text:p>SFr. 0.00</text:p>
          </table:table-cell>
          <table:table-cell table:style-name="ce154" table:formula="of:=IF([.E181]&lt;=0;CEILING([.B181];15);MIN(CEILING([.B181];15);[.E181]))" office:value-type="float" office:value="0" calcext:value-type="float">
            <text:p>0</text:p>
          </table:table-cell>
          <table:table-cell table:style-name="ce159" table:formula="of:=[.K181]/(24*60)" office:value-type="time" office:time-value="PT00H00M00S" calcext:value-type="time">
            <text:p>00:00</text:p>
          </table:table-cell>
          <table:table-cell table:style-name="ce149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211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41" table:formula="of:=VLOOKUP([.C182];[Arbeitstypen.$A$2:.$B$6];2;0)" office:value-type="string" office:string-value="" calcext:value-type="error">
            <text:p>#N/A</text:p>
          </table:table-cell>
          <table:table-cell table:style-name="ce149" table:formula="of:=[.B182]*[.N182]" office:value-type="currency" office:currency="SFr." office:value="0" calcext:value-type="currency">
            <text:p>SFr. 0.00</text:p>
          </table:table-cell>
          <table:table-cell table:style-name="ce154" table:formula="of:=IF([.E182]&lt;=0;CEILING([.B182];15);MIN(CEILING([.B182];15);[.E182]))" office:value-type="float" office:value="0" calcext:value-type="float">
            <text:p>0</text:p>
          </table:table-cell>
          <table:table-cell table:style-name="ce159" table:formula="of:=[.K182]/(24*60)" office:value-type="time" office:time-value="PT00H00M00S" calcext:value-type="time">
            <text:p>00:00</text:p>
          </table:table-cell>
          <table:table-cell table:style-name="ce149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211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41" table:formula="of:=VLOOKUP([.C183];[Arbeitstypen.$A$2:.$B$6];2;0)" office:value-type="string" office:string-value="" calcext:value-type="error">
            <text:p>#N/A</text:p>
          </table:table-cell>
          <table:table-cell table:style-name="ce149" table:formula="of:=[.B183]*[.N183]" office:value-type="currency" office:currency="SFr." office:value="0" calcext:value-type="currency">
            <text:p>SFr. 0.00</text:p>
          </table:table-cell>
          <table:table-cell table:style-name="ce154" table:formula="of:=IF([.E183]&lt;=0;CEILING([.B183];15);MIN(CEILING([.B183];15);[.E183]))" office:value-type="float" office:value="0" calcext:value-type="float">
            <text:p>0</text:p>
          </table:table-cell>
          <table:table-cell table:style-name="ce159" table:formula="of:=[.K183]/(24*60)" office:value-type="time" office:time-value="PT00H00M00S" calcext:value-type="time">
            <text:p>00:00</text:p>
          </table:table-cell>
          <table:table-cell table:style-name="ce149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211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41" table:formula="of:=VLOOKUP([.C184];[Arbeitstypen.$A$2:.$B$6];2;0)" office:value-type="string" office:string-value="" calcext:value-type="error">
            <text:p>#N/A</text:p>
          </table:table-cell>
          <table:table-cell table:style-name="ce149" table:formula="of:=[.B184]*[.N184]" office:value-type="currency" office:currency="SFr." office:value="0" calcext:value-type="currency">
            <text:p>SFr. 0.00</text:p>
          </table:table-cell>
          <table:table-cell table:style-name="ce154" table:formula="of:=IF([.E184]&lt;=0;CEILING([.B184];15);MIN(CEILING([.B184];15);[.E184]))" office:value-type="float" office:value="0" calcext:value-type="float">
            <text:p>0</text:p>
          </table:table-cell>
          <table:table-cell table:style-name="ce159" table:formula="of:=[.K184]/(24*60)" office:value-type="time" office:time-value="PT00H00M00S" calcext:value-type="time">
            <text:p>00:00</text:p>
          </table:table-cell>
          <table:table-cell table:style-name="ce149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211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41" table:formula="of:=VLOOKUP([.C185];[Arbeitstypen.$A$2:.$B$6];2;0)" office:value-type="string" office:string-value="" calcext:value-type="error">
            <text:p>#N/A</text:p>
          </table:table-cell>
          <table:table-cell table:style-name="ce149" table:formula="of:=[.B185]*[.N185]" office:value-type="currency" office:currency="SFr." office:value="0" calcext:value-type="currency">
            <text:p>SFr. 0.00</text:p>
          </table:table-cell>
          <table:table-cell table:style-name="ce154" table:formula="of:=IF([.E185]&lt;=0;CEILING([.B185];15);MIN(CEILING([.B185];15);[.E185]))" office:value-type="float" office:value="0" calcext:value-type="float">
            <text:p>0</text:p>
          </table:table-cell>
          <table:table-cell table:style-name="ce159" table:formula="of:=[.K185]/(24*60)" office:value-type="time" office:time-value="PT00H00M00S" calcext:value-type="time">
            <text:p>00:00</text:p>
          </table:table-cell>
          <table:table-cell table:style-name="ce149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211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41" table:formula="of:=VLOOKUP([.C186];[Arbeitstypen.$A$2:.$B$6];2;0)" office:value-type="string" office:string-value="" calcext:value-type="error">
            <text:p>#N/A</text:p>
          </table:table-cell>
          <table:table-cell table:style-name="ce149" table:formula="of:=[.B186]*[.N186]" office:value-type="currency" office:currency="SFr." office:value="0" calcext:value-type="currency">
            <text:p>SFr. 0.00</text:p>
          </table:table-cell>
          <table:table-cell table:style-name="ce154" table:formula="of:=IF([.E186]&lt;=0;CEILING([.B186];15);MIN(CEILING([.B186];15);[.E186]))" office:value-type="float" office:value="0" calcext:value-type="float">
            <text:p>0</text:p>
          </table:table-cell>
          <table:table-cell table:style-name="ce159" table:formula="of:=[.K186]/(24*60)" office:value-type="time" office:time-value="PT00H00M00S" calcext:value-type="time">
            <text:p>00:00</text:p>
          </table:table-cell>
          <table:table-cell table:style-name="ce149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211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41" table:formula="of:=VLOOKUP([.C187];[Arbeitstypen.$A$2:.$B$6];2;0)" office:value-type="string" office:string-value="" calcext:value-type="error">
            <text:p>#N/A</text:p>
          </table:table-cell>
          <table:table-cell table:style-name="ce149" table:formula="of:=[.B187]*[.N187]" office:value-type="currency" office:currency="SFr." office:value="0" calcext:value-type="currency">
            <text:p>SFr. 0.00</text:p>
          </table:table-cell>
          <table:table-cell table:style-name="ce154" table:formula="of:=IF([.E187]&lt;=0;CEILING([.B187];15);MIN(CEILING([.B187];15);[.E187]))" office:value-type="float" office:value="0" calcext:value-type="float">
            <text:p>0</text:p>
          </table:table-cell>
          <table:table-cell table:style-name="ce159" table:formula="of:=[.K187]/(24*60)" office:value-type="time" office:time-value="PT00H00M00S" calcext:value-type="time">
            <text:p>00:00</text:p>
          </table:table-cell>
          <table:table-cell table:style-name="ce149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211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41" table:formula="of:=VLOOKUP([.C188];[Arbeitstypen.$A$2:.$B$6];2;0)" office:value-type="string" office:string-value="" calcext:value-type="error">
            <text:p>#N/A</text:p>
          </table:table-cell>
          <table:table-cell table:style-name="ce149" table:formula="of:=[.B188]*[.N188]" office:value-type="currency" office:currency="SFr." office:value="0" calcext:value-type="currency">
            <text:p>SFr. 0.00</text:p>
          </table:table-cell>
          <table:table-cell table:style-name="ce154" table:formula="of:=IF([.E188]&lt;=0;CEILING([.B188];15);MIN(CEILING([.B188];15);[.E188]))" office:value-type="float" office:value="0" calcext:value-type="float">
            <text:p>0</text:p>
          </table:table-cell>
          <table:table-cell table:style-name="ce159" table:formula="of:=[.K188]/(24*60)" office:value-type="time" office:time-value="PT00H00M00S" calcext:value-type="time">
            <text:p>00:00</text:p>
          </table:table-cell>
          <table:table-cell table:style-name="ce149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211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41" table:formula="of:=VLOOKUP([.C189];[Arbeitstypen.$A$2:.$B$6];2;0)" office:value-type="string" office:string-value="" calcext:value-type="error">
            <text:p>#N/A</text:p>
          </table:table-cell>
          <table:table-cell table:style-name="ce149" table:formula="of:=[.B189]*[.N189]" office:value-type="currency" office:currency="SFr." office:value="0" calcext:value-type="currency">
            <text:p>SFr. 0.00</text:p>
          </table:table-cell>
          <table:table-cell table:style-name="ce154" table:formula="of:=IF([.E189]&lt;=0;CEILING([.B189];15);MIN(CEILING([.B189];15);[.E189]))" office:value-type="float" office:value="0" calcext:value-type="float">
            <text:p>0</text:p>
          </table:table-cell>
          <table:table-cell table:style-name="ce159" table:formula="of:=[.K189]/(24*60)" office:value-type="time" office:time-value="PT00H00M00S" calcext:value-type="time">
            <text:p>00:00</text:p>
          </table:table-cell>
          <table:table-cell table:style-name="ce149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211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41" table:formula="of:=VLOOKUP([.C190];[Arbeitstypen.$A$2:.$B$6];2;0)" office:value-type="string" office:string-value="" calcext:value-type="error">
            <text:p>#N/A</text:p>
          </table:table-cell>
          <table:table-cell table:style-name="ce149" table:formula="of:=[.B190]*[.N190]" office:value-type="currency" office:currency="SFr." office:value="0" calcext:value-type="currency">
            <text:p>SFr. 0.00</text:p>
          </table:table-cell>
          <table:table-cell table:style-name="ce154" table:formula="of:=IF([.E190]&lt;=0;CEILING([.B190];15);MIN(CEILING([.B190];15);[.E190]))" office:value-type="float" office:value="0" calcext:value-type="float">
            <text:p>0</text:p>
          </table:table-cell>
          <table:table-cell table:style-name="ce159" table:formula="of:=[.K190]/(24*60)" office:value-type="time" office:time-value="PT00H00M00S" calcext:value-type="time">
            <text:p>00:00</text:p>
          </table:table-cell>
          <table:table-cell table:style-name="ce149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211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41" table:formula="of:=VLOOKUP([.C191];[Arbeitstypen.$A$2:.$B$6];2;0)" office:value-type="string" office:string-value="" calcext:value-type="error">
            <text:p>#N/A</text:p>
          </table:table-cell>
          <table:table-cell table:style-name="ce149" table:formula="of:=[.B191]*[.N191]" office:value-type="currency" office:currency="SFr." office:value="0" calcext:value-type="currency">
            <text:p>SFr. 0.00</text:p>
          </table:table-cell>
          <table:table-cell table:style-name="ce154" table:formula="of:=IF([.E191]&lt;=0;CEILING([.B191];15);MIN(CEILING([.B191];15);[.E191]))" office:value-type="float" office:value="0" calcext:value-type="float">
            <text:p>0</text:p>
          </table:table-cell>
          <table:table-cell table:style-name="ce159" table:formula="of:=[.K191]/(24*60)" office:value-type="time" office:time-value="PT00H00M00S" calcext:value-type="time">
            <text:p>00:00</text:p>
          </table:table-cell>
          <table:table-cell table:style-name="ce149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211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41" table:formula="of:=VLOOKUP([.C192];[Arbeitstypen.$A$2:.$B$6];2;0)" office:value-type="string" office:string-value="" calcext:value-type="error">
            <text:p>#N/A</text:p>
          </table:table-cell>
          <table:table-cell table:style-name="ce149" table:formula="of:=[.B192]*[.N192]" office:value-type="currency" office:currency="SFr." office:value="0" calcext:value-type="currency">
            <text:p>SFr. 0.00</text:p>
          </table:table-cell>
          <table:table-cell table:style-name="ce154" table:formula="of:=IF([.E192]&lt;=0;CEILING([.B192];15);MIN(CEILING([.B192];15);[.E192]))" office:value-type="float" office:value="0" calcext:value-type="float">
            <text:p>0</text:p>
          </table:table-cell>
          <table:table-cell table:style-name="ce159" table:formula="of:=[.K192]/(24*60)" office:value-type="time" office:time-value="PT00H00M00S" calcext:value-type="time">
            <text:p>00:00</text:p>
          </table:table-cell>
          <table:table-cell table:style-name="ce149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211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41" table:formula="of:=VLOOKUP([.C193];[Arbeitstypen.$A$2:.$B$6];2;0)" office:value-type="string" office:string-value="" calcext:value-type="error">
            <text:p>#N/A</text:p>
          </table:table-cell>
          <table:table-cell table:style-name="ce149" table:formula="of:=[.B193]*[.N193]" office:value-type="currency" office:currency="SFr." office:value="0" calcext:value-type="currency">
            <text:p>SFr. 0.00</text:p>
          </table:table-cell>
          <table:table-cell table:style-name="ce154" table:formula="of:=IF([.E193]&lt;=0;CEILING([.B193];15);MIN(CEILING([.B193];15);[.E193]))" office:value-type="float" office:value="0" calcext:value-type="float">
            <text:p>0</text:p>
          </table:table-cell>
          <table:table-cell table:style-name="ce159" table:formula="of:=[.K193]/(24*60)" office:value-type="time" office:time-value="PT00H00M00S" calcext:value-type="time">
            <text:p>00:00</text:p>
          </table:table-cell>
          <table:table-cell table:style-name="ce149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211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41" table:formula="of:=VLOOKUP([.C194];[Arbeitstypen.$A$2:.$B$6];2;0)" office:value-type="string" office:string-value="" calcext:value-type="error">
            <text:p>#N/A</text:p>
          </table:table-cell>
          <table:table-cell table:style-name="ce149" table:formula="of:=[.B194]*[.N194]" office:value-type="currency" office:currency="SFr." office:value="0" calcext:value-type="currency">
            <text:p>SFr. 0.00</text:p>
          </table:table-cell>
          <table:table-cell table:style-name="ce154" table:formula="of:=IF([.E194]&lt;=0;CEILING([.B194];15);MIN(CEILING([.B194];15);[.E194]))" office:value-type="float" office:value="0" calcext:value-type="float">
            <text:p>0</text:p>
          </table:table-cell>
          <table:table-cell table:style-name="ce159" table:formula="of:=[.K194]/(24*60)" office:value-type="time" office:time-value="PT00H00M00S" calcext:value-type="time">
            <text:p>00:00</text:p>
          </table:table-cell>
          <table:table-cell table:style-name="ce149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211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41" table:formula="of:=VLOOKUP([.C195];[Arbeitstypen.$A$2:.$B$6];2;0)" office:value-type="string" office:string-value="" calcext:value-type="error">
            <text:p>#N/A</text:p>
          </table:table-cell>
          <table:table-cell table:style-name="ce149" table:formula="of:=[.B195]*[.N195]" office:value-type="currency" office:currency="SFr." office:value="0" calcext:value-type="currency">
            <text:p>SFr. 0.00</text:p>
          </table:table-cell>
          <table:table-cell table:style-name="ce154" table:formula="of:=IF([.E195]&lt;=0;CEILING([.B195];15);MIN(CEILING([.B195];15);[.E195]))" office:value-type="float" office:value="0" calcext:value-type="float">
            <text:p>0</text:p>
          </table:table-cell>
          <table:table-cell table:style-name="ce159" table:formula="of:=[.K195]/(24*60)" office:value-type="time" office:time-value="PT00H00M00S" calcext:value-type="time">
            <text:p>00:00</text:p>
          </table:table-cell>
          <table:table-cell table:style-name="ce149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211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41" table:formula="of:=VLOOKUP([.C196];[Arbeitstypen.$A$2:.$B$6];2;0)" office:value-type="string" office:string-value="" calcext:value-type="error">
            <text:p>#N/A</text:p>
          </table:table-cell>
          <table:table-cell table:style-name="ce149" table:formula="of:=[.B196]*[.N196]" office:value-type="currency" office:currency="SFr." office:value="0" calcext:value-type="currency">
            <text:p>SFr. 0.00</text:p>
          </table:table-cell>
          <table:table-cell table:style-name="ce154" table:formula="of:=IF([.E196]&lt;=0;CEILING([.B196];15);MIN(CEILING([.B196];15);[.E196]))" office:value-type="float" office:value="0" calcext:value-type="float">
            <text:p>0</text:p>
          </table:table-cell>
          <table:table-cell table:style-name="ce159" table:formula="of:=[.K196]/(24*60)" office:value-type="time" office:time-value="PT00H00M00S" calcext:value-type="time">
            <text:p>00:00</text:p>
          </table:table-cell>
          <table:table-cell table:style-name="ce149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211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41" table:formula="of:=VLOOKUP([.C197];[Arbeitstypen.$A$2:.$B$6];2;0)" office:value-type="string" office:string-value="" calcext:value-type="error">
            <text:p>#N/A</text:p>
          </table:table-cell>
          <table:table-cell table:style-name="ce149" table:formula="of:=[.B197]*[.N197]" office:value-type="currency" office:currency="SFr." office:value="0" calcext:value-type="currency">
            <text:p>SFr. 0.00</text:p>
          </table:table-cell>
          <table:table-cell table:style-name="ce154" table:formula="of:=IF([.E197]&lt;=0;CEILING([.B197];15);MIN(CEILING([.B197];15);[.E197]))" office:value-type="float" office:value="0" calcext:value-type="float">
            <text:p>0</text:p>
          </table:table-cell>
          <table:table-cell table:style-name="ce159" table:formula="of:=[.K197]/(24*60)" office:value-type="time" office:time-value="PT00H00M00S" calcext:value-type="time">
            <text:p>00:00</text:p>
          </table:table-cell>
          <table:table-cell table:style-name="ce149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211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41" table:formula="of:=VLOOKUP([.C198];[Arbeitstypen.$A$2:.$B$6];2;0)" office:value-type="string" office:string-value="" calcext:value-type="error">
            <text:p>#N/A</text:p>
          </table:table-cell>
          <table:table-cell table:style-name="ce149" table:formula="of:=[.B198]*[.N198]" office:value-type="currency" office:currency="SFr." office:value="0" calcext:value-type="currency">
            <text:p>SFr. 0.00</text:p>
          </table:table-cell>
          <table:table-cell table:style-name="ce154" table:formula="of:=IF([.E198]&lt;=0;CEILING([.B198];15);MIN(CEILING([.B198];15);[.E198]))" office:value-type="float" office:value="0" calcext:value-type="float">
            <text:p>0</text:p>
          </table:table-cell>
          <table:table-cell table:style-name="ce159" table:formula="of:=[.K198]/(24*60)" office:value-type="time" office:time-value="PT00H00M00S" calcext:value-type="time">
            <text:p>00:00</text:p>
          </table:table-cell>
          <table:table-cell table:style-name="ce149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211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41" table:formula="of:=VLOOKUP([.C199];[Arbeitstypen.$A$2:.$B$6];2;0)" office:value-type="string" office:string-value="" calcext:value-type="error">
            <text:p>#N/A</text:p>
          </table:table-cell>
          <table:table-cell table:style-name="ce149" table:formula="of:=[.B199]*[.N199]" office:value-type="currency" office:currency="SFr." office:value="0" calcext:value-type="currency">
            <text:p>SFr. 0.00</text:p>
          </table:table-cell>
          <table:table-cell table:style-name="ce154" table:formula="of:=IF([.E199]&lt;=0;CEILING([.B199];15);MIN(CEILING([.B199];15);[.E199]))" office:value-type="float" office:value="0" calcext:value-type="float">
            <text:p>0</text:p>
          </table:table-cell>
          <table:table-cell table:style-name="ce159" table:formula="of:=[.K199]/(24*60)" office:value-type="time" office:time-value="PT00H00M00S" calcext:value-type="time">
            <text:p>00:00</text:p>
          </table:table-cell>
          <table:table-cell table:style-name="ce149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211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41" table:formula="of:=VLOOKUP([.C200];[Arbeitstypen.$A$2:.$B$6];2;0)" office:value-type="string" office:string-value="" calcext:value-type="error">
            <text:p>#N/A</text:p>
          </table:table-cell>
          <table:table-cell table:style-name="ce149" table:formula="of:=[.B200]*[.N200]" office:value-type="currency" office:currency="SFr." office:value="0" calcext:value-type="currency">
            <text:p>SFr. 0.00</text:p>
          </table:table-cell>
          <table:table-cell table:style-name="ce154" table:formula="of:=IF([.E200]&lt;=0;CEILING([.B200];15);MIN(CEILING([.B200];15);[.E200]))" office:value-type="float" office:value="0" calcext:value-type="float">
            <text:p>0</text:p>
          </table:table-cell>
          <table:table-cell table:style-name="ce159" table:formula="of:=[.K200]/(24*60)" office:value-type="time" office:time-value="PT00H00M00S" calcext:value-type="time">
            <text:p>00:00</text:p>
          </table:table-cell>
          <table:table-cell table:style-name="ce149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211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41" table:formula="of:=VLOOKUP([.C201];[Arbeitstypen.$A$2:.$B$6];2;0)" office:value-type="string" office:string-value="" calcext:value-type="error">
            <text:p>#N/A</text:p>
          </table:table-cell>
          <table:table-cell table:style-name="ce149" table:formula="of:=[.B201]*[.N201]" office:value-type="currency" office:currency="SFr." office:value="0" calcext:value-type="currency">
            <text:p>SFr. 0.00</text:p>
          </table:table-cell>
          <table:table-cell table:style-name="ce154" table:formula="of:=IF([.E201]&lt;=0;CEILING([.B201];15);MIN(CEILING([.B201];15);[.E201]))" office:value-type="float" office:value="0" calcext:value-type="float">
            <text:p>0</text:p>
          </table:table-cell>
          <table:table-cell table:style-name="ce159" table:formula="of:=[.K201]/(24*60)" office:value-type="time" office:time-value="PT00H00M00S" calcext:value-type="time">
            <text:p>00:00</text:p>
          </table:table-cell>
          <table:table-cell table:style-name="ce149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211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41" table:formula="of:=VLOOKUP([.C202];[Arbeitstypen.$A$2:.$B$6];2;0)" office:value-type="string" office:string-value="" calcext:value-type="error">
            <text:p>#N/A</text:p>
          </table:table-cell>
          <table:table-cell table:style-name="ce149" table:formula="of:=[.B202]*[.N202]" office:value-type="currency" office:currency="SFr." office:value="0" calcext:value-type="currency">
            <text:p>SFr. 0.00</text:p>
          </table:table-cell>
          <table:table-cell table:style-name="ce154" table:formula="of:=IF([.E202]&lt;=0;CEILING([.B202];15);MIN(CEILING([.B202];15);[.E202]))" office:value-type="float" office:value="0" calcext:value-type="float">
            <text:p>0</text:p>
          </table:table-cell>
          <table:table-cell table:style-name="ce159" table:formula="of:=[.K202]/(24*60)" office:value-type="time" office:time-value="PT00H00M00S" calcext:value-type="time">
            <text:p>00:00</text:p>
          </table:table-cell>
          <table:table-cell table:style-name="ce149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211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41" table:formula="of:=VLOOKUP([.C203];[Arbeitstypen.$A$2:.$B$6];2;0)" office:value-type="string" office:string-value="" calcext:value-type="error">
            <text:p>#N/A</text:p>
          </table:table-cell>
          <table:table-cell table:style-name="ce149" table:formula="of:=[.B203]*[.N203]" office:value-type="currency" office:currency="SFr." office:value="0" calcext:value-type="currency">
            <text:p>SFr. 0.00</text:p>
          </table:table-cell>
          <table:table-cell table:style-name="ce154" table:formula="of:=IF([.E203]&lt;=0;CEILING([.B203];15);MIN(CEILING([.B203];15);[.E203]))" office:value-type="float" office:value="0" calcext:value-type="float">
            <text:p>0</text:p>
          </table:table-cell>
          <table:table-cell table:style-name="ce159" table:formula="of:=[.K203]/(24*60)" office:value-type="time" office:time-value="PT00H00M00S" calcext:value-type="time">
            <text:p>00:00</text:p>
          </table:table-cell>
          <table:table-cell table:style-name="ce149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211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41" table:formula="of:=VLOOKUP([.C204];[Arbeitstypen.$A$2:.$B$6];2;0)" office:value-type="string" office:string-value="" calcext:value-type="error">
            <text:p>#N/A</text:p>
          </table:table-cell>
          <table:table-cell table:style-name="ce149" table:formula="of:=[.B204]*[.N204]" office:value-type="currency" office:currency="SFr." office:value="0" calcext:value-type="currency">
            <text:p>SFr. 0.00</text:p>
          </table:table-cell>
          <table:table-cell table:style-name="ce154" table:formula="of:=IF([.E204]&lt;=0;CEILING([.B204];15);MIN(CEILING([.B204];15);[.E204]))" office:value-type="float" office:value="0" calcext:value-type="float">
            <text:p>0</text:p>
          </table:table-cell>
          <table:table-cell table:style-name="ce159" table:formula="of:=[.K204]/(24*60)" office:value-type="time" office:time-value="PT00H00M00S" calcext:value-type="time">
            <text:p>00:00</text:p>
          </table:table-cell>
          <table:table-cell table:style-name="ce149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211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41" table:formula="of:=VLOOKUP([.C205];[Arbeitstypen.$A$2:.$B$6];2;0)" office:value-type="string" office:string-value="" calcext:value-type="error">
            <text:p>#N/A</text:p>
          </table:table-cell>
          <table:table-cell table:style-name="ce149" table:formula="of:=[.B205]*[.N205]" office:value-type="currency" office:currency="SFr." office:value="0" calcext:value-type="currency">
            <text:p>SFr. 0.00</text:p>
          </table:table-cell>
          <table:table-cell table:style-name="ce154" table:formula="of:=IF([.E205]&lt;=0;CEILING([.B205];15);MIN(CEILING([.B205];15);[.E205]))" office:value-type="float" office:value="0" calcext:value-type="float">
            <text:p>0</text:p>
          </table:table-cell>
          <table:table-cell table:style-name="ce159" table:formula="of:=[.K205]/(24*60)" office:value-type="time" office:time-value="PT00H00M00S" calcext:value-type="time">
            <text:p>00:00</text:p>
          </table:table-cell>
          <table:table-cell table:style-name="ce149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211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41" table:formula="of:=VLOOKUP([.C206];[Arbeitstypen.$A$2:.$B$6];2;0)" office:value-type="string" office:string-value="" calcext:value-type="error">
            <text:p>#N/A</text:p>
          </table:table-cell>
          <table:table-cell table:style-name="ce149" table:formula="of:=[.B206]*[.N206]" office:value-type="currency" office:currency="SFr." office:value="0" calcext:value-type="currency">
            <text:p>SFr. 0.00</text:p>
          </table:table-cell>
          <table:table-cell table:style-name="ce154" table:formula="of:=IF([.E206]&lt;=0;CEILING([.B206];15);MIN(CEILING([.B206];15);[.E206]))" office:value-type="float" office:value="0" calcext:value-type="float">
            <text:p>0</text:p>
          </table:table-cell>
          <table:table-cell table:style-name="ce159" table:formula="of:=[.K206]/(24*60)" office:value-type="time" office:time-value="PT00H00M00S" calcext:value-type="time">
            <text:p>00:00</text:p>
          </table:table-cell>
          <table:table-cell table:style-name="ce149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211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41" table:formula="of:=VLOOKUP([.C207];[Arbeitstypen.$A$2:.$B$6];2;0)" office:value-type="string" office:string-value="" calcext:value-type="error">
            <text:p>#N/A</text:p>
          </table:table-cell>
          <table:table-cell table:style-name="ce149" table:formula="of:=[.B207]*[.N207]" office:value-type="currency" office:currency="SFr." office:value="0" calcext:value-type="currency">
            <text:p>SFr. 0.00</text:p>
          </table:table-cell>
          <table:table-cell table:style-name="ce154" table:formula="of:=IF([.E207]&lt;=0;CEILING([.B207];15);MIN(CEILING([.B207];15);[.E207]))" office:value-type="float" office:value="0" calcext:value-type="float">
            <text:p>0</text:p>
          </table:table-cell>
          <table:table-cell table:style-name="ce159" table:formula="of:=[.K207]/(24*60)" office:value-type="time" office:time-value="PT00H00M00S" calcext:value-type="time">
            <text:p>00:00</text:p>
          </table:table-cell>
          <table:table-cell table:style-name="ce149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211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41" table:formula="of:=VLOOKUP([.C208];[Arbeitstypen.$A$2:.$B$6];2;0)" office:value-type="string" office:string-value="" calcext:value-type="error">
            <text:p>#N/A</text:p>
          </table:table-cell>
          <table:table-cell table:style-name="ce149" table:formula="of:=[.B208]*[.N208]" office:value-type="currency" office:currency="SFr." office:value="0" calcext:value-type="currency">
            <text:p>SFr. 0.00</text:p>
          </table:table-cell>
          <table:table-cell table:style-name="ce154" table:formula="of:=IF([.E208]&lt;=0;CEILING([.B208];15);MIN(CEILING([.B208];15);[.E208]))" office:value-type="float" office:value="0" calcext:value-type="float">
            <text:p>0</text:p>
          </table:table-cell>
          <table:table-cell table:style-name="ce159" table:formula="of:=[.K208]/(24*60)" office:value-type="time" office:time-value="PT00H00M00S" calcext:value-type="time">
            <text:p>00:00</text:p>
          </table:table-cell>
          <table:table-cell table:style-name="ce149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211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41" table:formula="of:=VLOOKUP([.C209];[Arbeitstypen.$A$2:.$B$6];2;0)" office:value-type="string" office:string-value="" calcext:value-type="error">
            <text:p>#N/A</text:p>
          </table:table-cell>
          <table:table-cell table:style-name="ce149" table:formula="of:=[.B209]*[.N209]" office:value-type="currency" office:currency="SFr." office:value="0" calcext:value-type="currency">
            <text:p>SFr. 0.00</text:p>
          </table:table-cell>
          <table:table-cell table:style-name="ce154" table:formula="of:=IF([.E209]&lt;=0;CEILING([.B209];15);MIN(CEILING([.B209];15);[.E209]))" office:value-type="float" office:value="0" calcext:value-type="float">
            <text:p>0</text:p>
          </table:table-cell>
          <table:table-cell table:style-name="ce159" table:formula="of:=[.K209]/(24*60)" office:value-type="time" office:time-value="PT00H00M00S" calcext:value-type="time">
            <text:p>00:00</text:p>
          </table:table-cell>
          <table:table-cell table:style-name="ce149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211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41" table:formula="of:=VLOOKUP([.C210];[Arbeitstypen.$A$2:.$B$6];2;0)" office:value-type="string" office:string-value="" calcext:value-type="error">
            <text:p>#N/A</text:p>
          </table:table-cell>
          <table:table-cell table:style-name="ce149" table:formula="of:=[.B210]*[.N210]" office:value-type="currency" office:currency="SFr." office:value="0" calcext:value-type="currency">
            <text:p>SFr. 0.00</text:p>
          </table:table-cell>
          <table:table-cell table:style-name="ce154" table:formula="of:=IF([.E210]&lt;=0;CEILING([.B210];15);MIN(CEILING([.B210];15);[.E210]))" office:value-type="float" office:value="0" calcext:value-type="float">
            <text:p>0</text:p>
          </table:table-cell>
          <table:table-cell table:style-name="ce159" table:formula="of:=[.K210]/(24*60)" office:value-type="time" office:time-value="PT00H00M00S" calcext:value-type="time">
            <text:p>00:00</text:p>
          </table:table-cell>
          <table:table-cell table:style-name="ce149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211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41" table:formula="of:=VLOOKUP([.C211];[Arbeitstypen.$A$2:.$B$6];2;0)" office:value-type="string" office:string-value="" calcext:value-type="error">
            <text:p>#N/A</text:p>
          </table:table-cell>
          <table:table-cell table:style-name="ce149" table:formula="of:=[.B211]*[.N211]" office:value-type="currency" office:currency="SFr." office:value="0" calcext:value-type="currency">
            <text:p>SFr. 0.00</text:p>
          </table:table-cell>
          <table:table-cell table:style-name="ce154" table:formula="of:=IF([.E211]&lt;=0;CEILING([.B211];15);MIN(CEILING([.B211];15);[.E211]))" office:value-type="float" office:value="0" calcext:value-type="float">
            <text:p>0</text:p>
          </table:table-cell>
          <table:table-cell table:style-name="ce159" table:formula="of:=[.K211]/(24*60)" office:value-type="time" office:time-value="PT00H00M00S" calcext:value-type="time">
            <text:p>00:00</text:p>
          </table:table-cell>
          <table:table-cell table:style-name="ce149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211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41" table:formula="of:=VLOOKUP([.C212];[Arbeitstypen.$A$2:.$B$6];2;0)" office:value-type="string" office:string-value="" calcext:value-type="error">
            <text:p>#N/A</text:p>
          </table:table-cell>
          <table:table-cell table:style-name="ce149" table:formula="of:=[.B212]*[.N212]" office:value-type="currency" office:currency="SFr." office:value="0" calcext:value-type="currency">
            <text:p>SFr. 0.00</text:p>
          </table:table-cell>
          <table:table-cell table:style-name="ce154" table:formula="of:=IF([.E212]&lt;=0;CEILING([.B212];15);MIN(CEILING([.B212];15);[.E212]))" office:value-type="float" office:value="0" calcext:value-type="float">
            <text:p>0</text:p>
          </table:table-cell>
          <table:table-cell table:style-name="ce159" table:formula="of:=[.K212]/(24*60)" office:value-type="time" office:time-value="PT00H00M00S" calcext:value-type="time">
            <text:p>00:00</text:p>
          </table:table-cell>
          <table:table-cell table:style-name="ce149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211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41" table:formula="of:=VLOOKUP([.C213];[Arbeitstypen.$A$2:.$B$6];2;0)" office:value-type="string" office:string-value="" calcext:value-type="error">
            <text:p>#N/A</text:p>
          </table:table-cell>
          <table:table-cell table:style-name="ce149" table:formula="of:=[.B213]*[.N213]" office:value-type="currency" office:currency="SFr." office:value="0" calcext:value-type="currency">
            <text:p>SFr. 0.00</text:p>
          </table:table-cell>
          <table:table-cell table:style-name="ce154" table:formula="of:=IF([.E213]&lt;=0;CEILING([.B213];15);MIN(CEILING([.B213];15);[.E213]))" office:value-type="float" office:value="0" calcext:value-type="float">
            <text:p>0</text:p>
          </table:table-cell>
          <table:table-cell table:style-name="ce159" table:formula="of:=[.K213]/(24*60)" office:value-type="time" office:time-value="PT00H00M00S" calcext:value-type="time">
            <text:p>00:00</text:p>
          </table:table-cell>
          <table:table-cell table:style-name="ce149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211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41" table:formula="of:=VLOOKUP([.C214];[Arbeitstypen.$A$2:.$B$6];2;0)" office:value-type="string" office:string-value="" calcext:value-type="error">
            <text:p>#N/A</text:p>
          </table:table-cell>
          <table:table-cell table:style-name="ce149" table:formula="of:=[.B214]*[.N214]" office:value-type="currency" office:currency="SFr." office:value="0" calcext:value-type="currency">
            <text:p>SFr. 0.00</text:p>
          </table:table-cell>
          <table:table-cell table:style-name="ce154" table:formula="of:=IF([.E214]&lt;=0;CEILING([.B214];15);MIN(CEILING([.B214];15);[.E214]))" office:value-type="float" office:value="0" calcext:value-type="float">
            <text:p>0</text:p>
          </table:table-cell>
          <table:table-cell table:style-name="ce159" table:formula="of:=[.K214]/(24*60)" office:value-type="time" office:time-value="PT00H00M00S" calcext:value-type="time">
            <text:p>00:00</text:p>
          </table:table-cell>
          <table:table-cell table:style-name="ce149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211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41" table:formula="of:=VLOOKUP([.C215];[Arbeitstypen.$A$2:.$B$6];2;0)" office:value-type="string" office:string-value="" calcext:value-type="error">
            <text:p>#N/A</text:p>
          </table:table-cell>
          <table:table-cell table:style-name="ce149" table:formula="of:=[.B215]*[.N215]" office:value-type="currency" office:currency="SFr." office:value="0" calcext:value-type="currency">
            <text:p>SFr. 0.00</text:p>
          </table:table-cell>
          <table:table-cell table:style-name="ce154" table:formula="of:=IF([.E215]&lt;=0;CEILING([.B215];15);MIN(CEILING([.B215];15);[.E215]))" office:value-type="float" office:value="0" calcext:value-type="float">
            <text:p>0</text:p>
          </table:table-cell>
          <table:table-cell table:style-name="ce159" table:formula="of:=[.K215]/(24*60)" office:value-type="time" office:time-value="PT00H00M00S" calcext:value-type="time">
            <text:p>00:00</text:p>
          </table:table-cell>
          <table:table-cell table:style-name="ce149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211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41" table:formula="of:=VLOOKUP([.C216];[Arbeitstypen.$A$2:.$B$6];2;0)" office:value-type="string" office:string-value="" calcext:value-type="error">
            <text:p>#N/A</text:p>
          </table:table-cell>
          <table:table-cell table:style-name="ce149" table:formula="of:=[.B216]*[.N216]" office:value-type="currency" office:currency="SFr." office:value="0" calcext:value-type="currency">
            <text:p>SFr. 0.00</text:p>
          </table:table-cell>
          <table:table-cell table:style-name="ce154" table:formula="of:=IF([.E216]&lt;=0;CEILING([.B216];15);MIN(CEILING([.B216];15);[.E216]))" office:value-type="float" office:value="0" calcext:value-type="float">
            <text:p>0</text:p>
          </table:table-cell>
          <table:table-cell table:style-name="ce159" table:formula="of:=[.K216]/(24*60)" office:value-type="time" office:time-value="PT00H00M00S" calcext:value-type="time">
            <text:p>00:00</text:p>
          </table:table-cell>
          <table:table-cell table:style-name="ce149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211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41" table:formula="of:=VLOOKUP([.C217];[Arbeitstypen.$A$2:.$B$6];2;0)" office:value-type="string" office:string-value="" calcext:value-type="error">
            <text:p>#N/A</text:p>
          </table:table-cell>
          <table:table-cell table:style-name="ce149" table:formula="of:=[.B217]*[.N217]" office:value-type="currency" office:currency="SFr." office:value="0" calcext:value-type="currency">
            <text:p>SFr. 0.00</text:p>
          </table:table-cell>
          <table:table-cell table:style-name="ce154" table:formula="of:=IF([.E217]&lt;=0;CEILING([.B217];15);MIN(CEILING([.B217];15);[.E217]))" office:value-type="float" office:value="0" calcext:value-type="float">
            <text:p>0</text:p>
          </table:table-cell>
          <table:table-cell table:style-name="ce159" table:formula="of:=[.K217]/(24*60)" office:value-type="time" office:time-value="PT00H00M00S" calcext:value-type="time">
            <text:p>00:00</text:p>
          </table:table-cell>
          <table:table-cell table:style-name="ce149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211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41" table:formula="of:=VLOOKUP([.C218];[Arbeitstypen.$A$2:.$B$6];2;0)" office:value-type="string" office:string-value="" calcext:value-type="error">
            <text:p>#N/A</text:p>
          </table:table-cell>
          <table:table-cell table:style-name="ce149" table:formula="of:=[.B218]*[.N218]" office:value-type="currency" office:currency="SFr." office:value="0" calcext:value-type="currency">
            <text:p>SFr. 0.00</text:p>
          </table:table-cell>
          <table:table-cell table:style-name="ce154" table:formula="of:=IF([.E218]&lt;=0;CEILING([.B218];15);MIN(CEILING([.B218];15);[.E218]))" office:value-type="float" office:value="0" calcext:value-type="float">
            <text:p>0</text:p>
          </table:table-cell>
          <table:table-cell table:style-name="ce159" table:formula="of:=[.K218]/(24*60)" office:value-type="time" office:time-value="PT00H00M00S" calcext:value-type="time">
            <text:p>00:00</text:p>
          </table:table-cell>
          <table:table-cell table:style-name="ce149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211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41" table:formula="of:=VLOOKUP([.C219];[Arbeitstypen.$A$2:.$B$6];2;0)" office:value-type="string" office:string-value="" calcext:value-type="error">
            <text:p>#N/A</text:p>
          </table:table-cell>
          <table:table-cell table:style-name="ce149" table:formula="of:=[.B219]*[.N219]" office:value-type="currency" office:currency="SFr." office:value="0" calcext:value-type="currency">
            <text:p>SFr. 0.00</text:p>
          </table:table-cell>
          <table:table-cell table:style-name="ce154" table:formula="of:=IF([.E219]&lt;=0;CEILING([.B219];15);MIN(CEILING([.B219];15);[.E219]))" office:value-type="float" office:value="0" calcext:value-type="float">
            <text:p>0</text:p>
          </table:table-cell>
          <table:table-cell table:style-name="ce159" table:formula="of:=[.K219]/(24*60)" office:value-type="time" office:time-value="PT00H00M00S" calcext:value-type="time">
            <text:p>00:00</text:p>
          </table:table-cell>
          <table:table-cell table:style-name="ce149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211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41" table:formula="of:=VLOOKUP([.C220];[Arbeitstypen.$A$2:.$B$6];2;0)" office:value-type="string" office:string-value="" calcext:value-type="error">
            <text:p>#N/A</text:p>
          </table:table-cell>
          <table:table-cell table:style-name="ce149" table:formula="of:=[.B220]*[.N220]" office:value-type="currency" office:currency="SFr." office:value="0" calcext:value-type="currency">
            <text:p>SFr. 0.00</text:p>
          </table:table-cell>
          <table:table-cell table:style-name="ce154" table:formula="of:=IF([.E220]&lt;=0;CEILING([.B220];15);MIN(CEILING([.B220];15);[.E220]))" office:value-type="float" office:value="0" calcext:value-type="float">
            <text:p>0</text:p>
          </table:table-cell>
          <table:table-cell table:style-name="ce159" table:formula="of:=[.K220]/(24*60)" office:value-type="time" office:time-value="PT00H00M00S" calcext:value-type="time">
            <text:p>00:00</text:p>
          </table:table-cell>
          <table:table-cell table:style-name="ce149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211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41" table:formula="of:=VLOOKUP([.C221];[Arbeitstypen.$A$2:.$B$6];2;0)" office:value-type="string" office:string-value="" calcext:value-type="error">
            <text:p>#N/A</text:p>
          </table:table-cell>
          <table:table-cell table:style-name="ce149" table:formula="of:=[.B221]*[.N221]" office:value-type="currency" office:currency="SFr." office:value="0" calcext:value-type="currency">
            <text:p>SFr. 0.00</text:p>
          </table:table-cell>
          <table:table-cell table:style-name="ce154" table:formula="of:=IF([.E221]&lt;=0;CEILING([.B221];15);MIN(CEILING([.B221];15);[.E221]))" office:value-type="float" office:value="0" calcext:value-type="float">
            <text:p>0</text:p>
          </table:table-cell>
          <table:table-cell table:style-name="ce159" table:formula="of:=[.K221]/(24*60)" office:value-type="time" office:time-value="PT00H00M00S" calcext:value-type="time">
            <text:p>00:00</text:p>
          </table:table-cell>
          <table:table-cell table:style-name="ce149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211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41" table:formula="of:=VLOOKUP([.C222];[Arbeitstypen.$A$2:.$B$6];2;0)" office:value-type="string" office:string-value="" calcext:value-type="error">
            <text:p>#N/A</text:p>
          </table:table-cell>
          <table:table-cell table:style-name="ce149" table:formula="of:=[.B222]*[.N222]" office:value-type="currency" office:currency="SFr." office:value="0" calcext:value-type="currency">
            <text:p>SFr. 0.00</text:p>
          </table:table-cell>
          <table:table-cell table:style-name="ce154" table:formula="of:=IF([.E222]&lt;=0;CEILING([.B222];15);MIN(CEILING([.B222];15);[.E222]))" office:value-type="float" office:value="0" calcext:value-type="float">
            <text:p>0</text:p>
          </table:table-cell>
          <table:table-cell table:style-name="ce159" table:formula="of:=[.K222]/(24*60)" office:value-type="time" office:time-value="PT00H00M00S" calcext:value-type="time">
            <text:p>00:00</text:p>
          </table:table-cell>
          <table:table-cell table:style-name="ce149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211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41" table:formula="of:=VLOOKUP([.C223];[Arbeitstypen.$A$2:.$B$6];2;0)" office:value-type="string" office:string-value="" calcext:value-type="error">
            <text:p>#N/A</text:p>
          </table:table-cell>
          <table:table-cell table:style-name="ce149" table:formula="of:=[.B223]*[.N223]" office:value-type="currency" office:currency="SFr." office:value="0" calcext:value-type="currency">
            <text:p>SFr. 0.00</text:p>
          </table:table-cell>
          <table:table-cell table:style-name="ce154" table:formula="of:=IF([.E223]&lt;=0;CEILING([.B223];15);MIN(CEILING([.B223];15);[.E223]))" office:value-type="float" office:value="0" calcext:value-type="float">
            <text:p>0</text:p>
          </table:table-cell>
          <table:table-cell table:style-name="ce159" table:formula="of:=[.K223]/(24*60)" office:value-type="time" office:time-value="PT00H00M00S" calcext:value-type="time">
            <text:p>00:00</text:p>
          </table:table-cell>
          <table:table-cell table:style-name="ce149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211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41" table:formula="of:=VLOOKUP([.C224];[Arbeitstypen.$A$2:.$B$6];2;0)" office:value-type="string" office:string-value="" calcext:value-type="error">
            <text:p>#N/A</text:p>
          </table:table-cell>
          <table:table-cell table:style-name="ce149" table:formula="of:=[.B224]*[.N224]" office:value-type="currency" office:currency="SFr." office:value="0" calcext:value-type="currency">
            <text:p>SFr. 0.00</text:p>
          </table:table-cell>
          <table:table-cell table:style-name="ce154" table:formula="of:=IF([.E224]&lt;=0;CEILING([.B224];15);MIN(CEILING([.B224];15);[.E224]))" office:value-type="float" office:value="0" calcext:value-type="float">
            <text:p>0</text:p>
          </table:table-cell>
          <table:table-cell table:style-name="ce159" table:formula="of:=[.K224]/(24*60)" office:value-type="time" office:time-value="PT00H00M00S" calcext:value-type="time">
            <text:p>00:00</text:p>
          </table:table-cell>
          <table:table-cell table:style-name="ce149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211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41" table:formula="of:=VLOOKUP([.C225];[Arbeitstypen.$A$2:.$B$6];2;0)" office:value-type="string" office:string-value="" calcext:value-type="error">
            <text:p>#N/A</text:p>
          </table:table-cell>
          <table:table-cell table:style-name="ce149" table:formula="of:=[.B225]*[.N225]" office:value-type="currency" office:currency="SFr." office:value="0" calcext:value-type="currency">
            <text:p>SFr. 0.00</text:p>
          </table:table-cell>
          <table:table-cell table:style-name="ce154" table:formula="of:=IF([.E225]&lt;=0;CEILING([.B225];15);MIN(CEILING([.B225];15);[.E225]))" office:value-type="float" office:value="0" calcext:value-type="float">
            <text:p>0</text:p>
          </table:table-cell>
          <table:table-cell table:style-name="ce159" table:formula="of:=[.K225]/(24*60)" office:value-type="time" office:time-value="PT00H00M00S" calcext:value-type="time">
            <text:p>00:00</text:p>
          </table:table-cell>
          <table:table-cell table:style-name="ce149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211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41" table:formula="of:=VLOOKUP([.C226];[Arbeitstypen.$A$2:.$B$6];2;0)" office:value-type="string" office:string-value="" calcext:value-type="error">
            <text:p>#N/A</text:p>
          </table:table-cell>
          <table:table-cell table:style-name="ce149" table:formula="of:=[.B226]*[.N226]" office:value-type="currency" office:currency="SFr." office:value="0" calcext:value-type="currency">
            <text:p>SFr. 0.00</text:p>
          </table:table-cell>
          <table:table-cell table:style-name="ce154" table:formula="of:=IF([.E226]&lt;=0;CEILING([.B226];15);MIN(CEILING([.B226];15);[.E226]))" office:value-type="float" office:value="0" calcext:value-type="float">
            <text:p>0</text:p>
          </table:table-cell>
          <table:table-cell table:style-name="ce159" table:formula="of:=[.K226]/(24*60)" office:value-type="time" office:time-value="PT00H00M00S" calcext:value-type="time">
            <text:p>00:00</text:p>
          </table:table-cell>
          <table:table-cell table:style-name="ce149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211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41" table:formula="of:=VLOOKUP([.C227];[Arbeitstypen.$A$2:.$B$6];2;0)" office:value-type="string" office:string-value="" calcext:value-type="error">
            <text:p>#N/A</text:p>
          </table:table-cell>
          <table:table-cell table:style-name="ce149" table:formula="of:=[.B227]*[.N227]" office:value-type="currency" office:currency="SFr." office:value="0" calcext:value-type="currency">
            <text:p>SFr. 0.00</text:p>
          </table:table-cell>
          <table:table-cell table:style-name="ce154" table:formula="of:=IF([.E227]&lt;=0;CEILING([.B227];15);MIN(CEILING([.B227];15);[.E227]))" office:value-type="float" office:value="0" calcext:value-type="float">
            <text:p>0</text:p>
          </table:table-cell>
          <table:table-cell table:style-name="ce159" table:formula="of:=[.K227]/(24*60)" office:value-type="time" office:time-value="PT00H00M00S" calcext:value-type="time">
            <text:p>00:00</text:p>
          </table:table-cell>
          <table:table-cell table:style-name="ce149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211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41" table:formula="of:=VLOOKUP([.C228];[Arbeitstypen.$A$2:.$B$6];2;0)" office:value-type="string" office:string-value="" calcext:value-type="error">
            <text:p>#N/A</text:p>
          </table:table-cell>
          <table:table-cell table:style-name="ce149" table:formula="of:=[.B228]*[.N228]" office:value-type="currency" office:currency="SFr." office:value="0" calcext:value-type="currency">
            <text:p>SFr. 0.00</text:p>
          </table:table-cell>
          <table:table-cell table:style-name="ce154" table:formula="of:=IF([.E228]&lt;=0;CEILING([.B228];15);MIN(CEILING([.B228];15);[.E228]))" office:value-type="float" office:value="0" calcext:value-type="float">
            <text:p>0</text:p>
          </table:table-cell>
          <table:table-cell table:style-name="ce159" table:formula="of:=[.K228]/(24*60)" office:value-type="time" office:time-value="PT00H00M00S" calcext:value-type="time">
            <text:p>00:00</text:p>
          </table:table-cell>
          <table:table-cell table:style-name="ce149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211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41" table:formula="of:=VLOOKUP([.C229];[Arbeitstypen.$A$2:.$B$6];2;0)" office:value-type="string" office:string-value="" calcext:value-type="error">
            <text:p>#N/A</text:p>
          </table:table-cell>
          <table:table-cell table:style-name="ce149" table:formula="of:=[.B229]*[.N229]" office:value-type="currency" office:currency="SFr." office:value="0" calcext:value-type="currency">
            <text:p>SFr. 0.00</text:p>
          </table:table-cell>
          <table:table-cell table:style-name="ce154" table:formula="of:=IF([.E229]&lt;=0;CEILING([.B229];15);MIN(CEILING([.B229];15);[.E229]))" office:value-type="float" office:value="0" calcext:value-type="float">
            <text:p>0</text:p>
          </table:table-cell>
          <table:table-cell table:style-name="ce159" table:formula="of:=[.K229]/(24*60)" office:value-type="time" office:time-value="PT00H00M00S" calcext:value-type="time">
            <text:p>00:00</text:p>
          </table:table-cell>
          <table:table-cell table:style-name="ce149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211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41" table:formula="of:=VLOOKUP([.C230];[Arbeitstypen.$A$2:.$B$6];2;0)" office:value-type="string" office:string-value="" calcext:value-type="error">
            <text:p>#N/A</text:p>
          </table:table-cell>
          <table:table-cell table:style-name="ce149" table:formula="of:=[.B230]*[.N230]" office:value-type="currency" office:currency="SFr." office:value="0" calcext:value-type="currency">
            <text:p>SFr. 0.00</text:p>
          </table:table-cell>
          <table:table-cell table:style-name="ce154" table:formula="of:=IF([.E230]&lt;=0;CEILING([.B230];15);MIN(CEILING([.B230];15);[.E230]))" office:value-type="float" office:value="0" calcext:value-type="float">
            <text:p>0</text:p>
          </table:table-cell>
          <table:table-cell table:style-name="ce159" table:formula="of:=[.K230]/(24*60)" office:value-type="time" office:time-value="PT00H00M00S" calcext:value-type="time">
            <text:p>00:00</text:p>
          </table:table-cell>
          <table:table-cell table:style-name="ce149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211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41" table:formula="of:=VLOOKUP([.C231];[Arbeitstypen.$A$2:.$B$6];2;0)" office:value-type="string" office:string-value="" calcext:value-type="error">
            <text:p>#N/A</text:p>
          </table:table-cell>
          <table:table-cell table:style-name="ce149" table:formula="of:=[.B231]*[.N231]" office:value-type="currency" office:currency="SFr." office:value="0" calcext:value-type="currency">
            <text:p>SFr. 0.00</text:p>
          </table:table-cell>
          <table:table-cell table:style-name="ce154" table:formula="of:=IF([.E231]&lt;=0;CEILING([.B231];15);MIN(CEILING([.B231];15);[.E231]))" office:value-type="float" office:value="0" calcext:value-type="float">
            <text:p>0</text:p>
          </table:table-cell>
          <table:table-cell table:style-name="ce159" table:formula="of:=[.K231]/(24*60)" office:value-type="time" office:time-value="PT00H00M00S" calcext:value-type="time">
            <text:p>00:00</text:p>
          </table:table-cell>
          <table:table-cell table:style-name="ce149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211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41" table:formula="of:=VLOOKUP([.C232];[Arbeitstypen.$A$2:.$B$6];2;0)" office:value-type="string" office:string-value="" calcext:value-type="error">
            <text:p>#N/A</text:p>
          </table:table-cell>
          <table:table-cell table:style-name="ce149" table:formula="of:=[.B232]*[.N232]" office:value-type="currency" office:currency="SFr." office:value="0" calcext:value-type="currency">
            <text:p>SFr. 0.00</text:p>
          </table:table-cell>
          <table:table-cell table:style-name="ce154" table:formula="of:=IF([.E232]&lt;=0;CEILING([.B232];15);MIN(CEILING([.B232];15);[.E232]))" office:value-type="float" office:value="0" calcext:value-type="float">
            <text:p>0</text:p>
          </table:table-cell>
          <table:table-cell table:style-name="ce159" table:formula="of:=[.K232]/(24*60)" office:value-type="time" office:time-value="PT00H00M00S" calcext:value-type="time">
            <text:p>00:00</text:p>
          </table:table-cell>
          <table:table-cell table:style-name="ce149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211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41" table:formula="of:=VLOOKUP([.C233];[Arbeitstypen.$A$2:.$B$6];2;0)" office:value-type="string" office:string-value="" calcext:value-type="error">
            <text:p>#N/A</text:p>
          </table:table-cell>
          <table:table-cell table:style-name="ce149" table:formula="of:=[.B233]*[.N233]" office:value-type="currency" office:currency="SFr." office:value="0" calcext:value-type="currency">
            <text:p>SFr. 0.00</text:p>
          </table:table-cell>
          <table:table-cell table:style-name="ce154" table:formula="of:=IF([.E233]&lt;=0;CEILING([.B233];15);MIN(CEILING([.B233];15);[.E233]))" office:value-type="float" office:value="0" calcext:value-type="float">
            <text:p>0</text:p>
          </table:table-cell>
          <table:table-cell table:style-name="ce159" table:formula="of:=[.K233]/(24*60)" office:value-type="time" office:time-value="PT00H00M00S" calcext:value-type="time">
            <text:p>00:00</text:p>
          </table:table-cell>
          <table:table-cell table:style-name="ce149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211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41" table:formula="of:=VLOOKUP([.C234];[Arbeitstypen.$A$2:.$B$6];2;0)" office:value-type="string" office:string-value="" calcext:value-type="error">
            <text:p>#N/A</text:p>
          </table:table-cell>
          <table:table-cell table:style-name="ce149" table:formula="of:=[.B234]*[.N234]" office:value-type="currency" office:currency="SFr." office:value="0" calcext:value-type="currency">
            <text:p>SFr. 0.00</text:p>
          </table:table-cell>
          <table:table-cell table:style-name="ce154" table:formula="of:=IF([.E234]&lt;=0;CEILING([.B234];15);MIN(CEILING([.B234];15);[.E234]))" office:value-type="float" office:value="0" calcext:value-type="float">
            <text:p>0</text:p>
          </table:table-cell>
          <table:table-cell table:style-name="ce159" table:formula="of:=[.K234]/(24*60)" office:value-type="time" office:time-value="PT00H00M00S" calcext:value-type="time">
            <text:p>00:00</text:p>
          </table:table-cell>
          <table:table-cell table:style-name="ce149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211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41" table:formula="of:=VLOOKUP([.C235];[Arbeitstypen.$A$2:.$B$6];2;0)" office:value-type="string" office:string-value="" calcext:value-type="error">
            <text:p>#N/A</text:p>
          </table:table-cell>
          <table:table-cell table:style-name="ce149" table:formula="of:=[.B235]*[.N235]" office:value-type="currency" office:currency="SFr." office:value="0" calcext:value-type="currency">
            <text:p>SFr. 0.00</text:p>
          </table:table-cell>
          <table:table-cell table:style-name="ce154" table:formula="of:=IF([.E235]&lt;=0;CEILING([.B235];15);MIN(CEILING([.B235];15);[.E235]))" office:value-type="float" office:value="0" calcext:value-type="float">
            <text:p>0</text:p>
          </table:table-cell>
          <table:table-cell table:style-name="ce159" table:formula="of:=[.K235]/(24*60)" office:value-type="time" office:time-value="PT00H00M00S" calcext:value-type="time">
            <text:p>00:00</text:p>
          </table:table-cell>
          <table:table-cell table:style-name="ce149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211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41" table:formula="of:=VLOOKUP([.C236];[Arbeitstypen.$A$2:.$B$6];2;0)" office:value-type="string" office:string-value="" calcext:value-type="error">
            <text:p>#N/A</text:p>
          </table:table-cell>
          <table:table-cell table:style-name="ce149" table:formula="of:=[.B236]*[.N236]" office:value-type="currency" office:currency="SFr." office:value="0" calcext:value-type="currency">
            <text:p>SFr. 0.00</text:p>
          </table:table-cell>
          <table:table-cell table:style-name="ce154" table:formula="of:=IF([.E236]&lt;=0;CEILING([.B236];15);MIN(CEILING([.B236];15);[.E236]))" office:value-type="float" office:value="0" calcext:value-type="float">
            <text:p>0</text:p>
          </table:table-cell>
          <table:table-cell table:style-name="ce159" table:formula="of:=[.K236]/(24*60)" office:value-type="time" office:time-value="PT00H00M00S" calcext:value-type="time">
            <text:p>00:00</text:p>
          </table:table-cell>
          <table:table-cell table:style-name="ce149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211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41" table:formula="of:=VLOOKUP([.C237];[Arbeitstypen.$A$2:.$B$6];2;0)" office:value-type="string" office:string-value="" calcext:value-type="error">
            <text:p>#N/A</text:p>
          </table:table-cell>
          <table:table-cell table:style-name="ce149" table:formula="of:=[.B237]*[.N237]" office:value-type="currency" office:currency="SFr." office:value="0" calcext:value-type="currency">
            <text:p>SFr. 0.00</text:p>
          </table:table-cell>
          <table:table-cell table:style-name="ce154" table:formula="of:=IF([.E237]&lt;=0;CEILING([.B237];15);MIN(CEILING([.B237];15);[.E237]))" office:value-type="float" office:value="0" calcext:value-type="float">
            <text:p>0</text:p>
          </table:table-cell>
          <table:table-cell table:style-name="ce159" table:formula="of:=[.K237]/(24*60)" office:value-type="time" office:time-value="PT00H00M00S" calcext:value-type="time">
            <text:p>00:00</text:p>
          </table:table-cell>
          <table:table-cell table:style-name="ce149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211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41" table:formula="of:=VLOOKUP([.C238];[Arbeitstypen.$A$2:.$B$6];2;0)" office:value-type="string" office:string-value="" calcext:value-type="error">
            <text:p>#N/A</text:p>
          </table:table-cell>
          <table:table-cell table:style-name="ce149" table:formula="of:=[.B238]*[.N238]" office:value-type="currency" office:currency="SFr." office:value="0" calcext:value-type="currency">
            <text:p>SFr. 0.00</text:p>
          </table:table-cell>
          <table:table-cell table:style-name="ce154" table:formula="of:=IF([.E238]&lt;=0;CEILING([.B238];15);MIN(CEILING([.B238];15);[.E238]))" office:value-type="float" office:value="0" calcext:value-type="float">
            <text:p>0</text:p>
          </table:table-cell>
          <table:table-cell table:style-name="ce159" table:formula="of:=[.K238]/(24*60)" office:value-type="time" office:time-value="PT00H00M00S" calcext:value-type="time">
            <text:p>00:00</text:p>
          </table:table-cell>
          <table:table-cell table:style-name="ce149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211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41" table:formula="of:=VLOOKUP([.C239];[Arbeitstypen.$A$2:.$B$6];2;0)" office:value-type="string" office:string-value="" calcext:value-type="error">
            <text:p>#N/A</text:p>
          </table:table-cell>
          <table:table-cell table:style-name="ce149" table:formula="of:=[.B239]*[.N239]" office:value-type="currency" office:currency="SFr." office:value="0" calcext:value-type="currency">
            <text:p>SFr. 0.00</text:p>
          </table:table-cell>
          <table:table-cell table:style-name="ce154" table:formula="of:=IF([.E239]&lt;=0;CEILING([.B239];15);MIN(CEILING([.B239];15);[.E239]))" office:value-type="float" office:value="0" calcext:value-type="float">
            <text:p>0</text:p>
          </table:table-cell>
          <table:table-cell table:style-name="ce159" table:formula="of:=[.K239]/(24*60)" office:value-type="time" office:time-value="PT00H00M00S" calcext:value-type="time">
            <text:p>00:00</text:p>
          </table:table-cell>
          <table:table-cell table:style-name="ce149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211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41" table:formula="of:=VLOOKUP([.C240];[Arbeitstypen.$A$2:.$B$6];2;0)" office:value-type="string" office:string-value="" calcext:value-type="error">
            <text:p>#N/A</text:p>
          </table:table-cell>
          <table:table-cell table:style-name="ce149" table:formula="of:=[.B240]*[.N240]" office:value-type="currency" office:currency="SFr." office:value="0" calcext:value-type="currency">
            <text:p>SFr. 0.00</text:p>
          </table:table-cell>
          <table:table-cell table:style-name="ce154" table:formula="of:=IF([.E240]&lt;=0;CEILING([.B240];15);MIN(CEILING([.B240];15);[.E240]))" office:value-type="float" office:value="0" calcext:value-type="float">
            <text:p>0</text:p>
          </table:table-cell>
          <table:table-cell table:style-name="ce159" table:formula="of:=[.K240]/(24*60)" office:value-type="time" office:time-value="PT00H00M00S" calcext:value-type="time">
            <text:p>00:00</text:p>
          </table:table-cell>
          <table:table-cell table:style-name="ce149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211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41" table:formula="of:=VLOOKUP([.C241];[Arbeitstypen.$A$2:.$B$6];2;0)" office:value-type="string" office:string-value="" calcext:value-type="error">
            <text:p>#N/A</text:p>
          </table:table-cell>
          <table:table-cell table:style-name="ce149" table:formula="of:=[.B241]*[.N241]" office:value-type="currency" office:currency="SFr." office:value="0" calcext:value-type="currency">
            <text:p>SFr. 0.00</text:p>
          </table:table-cell>
          <table:table-cell table:style-name="ce154" table:formula="of:=IF([.E241]&lt;=0;CEILING([.B241];15);MIN(CEILING([.B241];15);[.E241]))" office:value-type="float" office:value="0" calcext:value-type="float">
            <text:p>0</text:p>
          </table:table-cell>
          <table:table-cell table:style-name="ce159" table:formula="of:=[.K241]/(24*60)" office:value-type="time" office:time-value="PT00H00M00S" calcext:value-type="time">
            <text:p>00:00</text:p>
          </table:table-cell>
          <table:table-cell table:style-name="ce149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211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41" table:formula="of:=VLOOKUP([.C242];[Arbeitstypen.$A$2:.$B$6];2;0)" office:value-type="string" office:string-value="" calcext:value-type="error">
            <text:p>#N/A</text:p>
          </table:table-cell>
          <table:table-cell table:style-name="ce149" table:formula="of:=[.B242]*[.N242]" office:value-type="currency" office:currency="SFr." office:value="0" calcext:value-type="currency">
            <text:p>SFr. 0.00</text:p>
          </table:table-cell>
          <table:table-cell table:style-name="ce154" table:formula="of:=IF([.E242]&lt;=0;CEILING([.B242];15);MIN(CEILING([.B242];15);[.E242]))" office:value-type="float" office:value="0" calcext:value-type="float">
            <text:p>0</text:p>
          </table:table-cell>
          <table:table-cell table:style-name="ce159" table:formula="of:=[.K242]/(24*60)" office:value-type="time" office:time-value="PT00H00M00S" calcext:value-type="time">
            <text:p>00:00</text:p>
          </table:table-cell>
          <table:table-cell table:style-name="ce149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211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41" table:formula="of:=VLOOKUP([.C243];[Arbeitstypen.$A$2:.$B$6];2;0)" office:value-type="string" office:string-value="" calcext:value-type="error">
            <text:p>#N/A</text:p>
          </table:table-cell>
          <table:table-cell table:style-name="ce149" table:formula="of:=[.B243]*[.N243]" office:value-type="currency" office:currency="SFr." office:value="0" calcext:value-type="currency">
            <text:p>SFr. 0.00</text:p>
          </table:table-cell>
          <table:table-cell table:style-name="ce154" table:formula="of:=IF([.E243]&lt;=0;CEILING([.B243];15);MIN(CEILING([.B243];15);[.E243]))" office:value-type="float" office:value="0" calcext:value-type="float">
            <text:p>0</text:p>
          </table:table-cell>
          <table:table-cell table:style-name="ce159" table:formula="of:=[.K243]/(24*60)" office:value-type="time" office:time-value="PT00H00M00S" calcext:value-type="time">
            <text:p>00:00</text:p>
          </table:table-cell>
          <table:table-cell table:style-name="ce149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211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41" table:formula="of:=VLOOKUP([.C244];[Arbeitstypen.$A$2:.$B$6];2;0)" office:value-type="string" office:string-value="" calcext:value-type="error">
            <text:p>#N/A</text:p>
          </table:table-cell>
          <table:table-cell table:style-name="ce149" table:formula="of:=[.B244]*[.N244]" office:value-type="currency" office:currency="SFr." office:value="0" calcext:value-type="currency">
            <text:p>SFr. 0.00</text:p>
          </table:table-cell>
          <table:table-cell table:style-name="ce154" table:formula="of:=IF([.E244]&lt;=0;CEILING([.B244];15);MIN(CEILING([.B244];15);[.E244]))" office:value-type="float" office:value="0" calcext:value-type="float">
            <text:p>0</text:p>
          </table:table-cell>
          <table:table-cell table:style-name="ce159" table:formula="of:=[.K244]/(24*60)" office:value-type="time" office:time-value="PT00H00M00S" calcext:value-type="time">
            <text:p>00:00</text:p>
          </table:table-cell>
          <table:table-cell table:style-name="ce149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211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41" table:formula="of:=VLOOKUP([.C245];[Arbeitstypen.$A$2:.$B$6];2;0)" office:value-type="string" office:string-value="" calcext:value-type="error">
            <text:p>#N/A</text:p>
          </table:table-cell>
          <table:table-cell table:style-name="ce149" table:formula="of:=[.B245]*[.N245]" office:value-type="currency" office:currency="SFr." office:value="0" calcext:value-type="currency">
            <text:p>SFr. 0.00</text:p>
          </table:table-cell>
          <table:table-cell table:style-name="ce154" table:formula="of:=IF([.E245]&lt;=0;CEILING([.B245];15);MIN(CEILING([.B245];15);[.E245]))" office:value-type="float" office:value="0" calcext:value-type="float">
            <text:p>0</text:p>
          </table:table-cell>
          <table:table-cell table:style-name="ce159" table:formula="of:=[.K245]/(24*60)" office:value-type="time" office:time-value="PT00H00M00S" calcext:value-type="time">
            <text:p>00:00</text:p>
          </table:table-cell>
          <table:table-cell table:style-name="ce149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211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41" table:formula="of:=VLOOKUP([.C246];[Arbeitstypen.$A$2:.$B$6];2;0)" office:value-type="string" office:string-value="" calcext:value-type="error">
            <text:p>#N/A</text:p>
          </table:table-cell>
          <table:table-cell table:style-name="ce149" table:formula="of:=[.B246]*[.N246]" office:value-type="currency" office:currency="SFr." office:value="0" calcext:value-type="currency">
            <text:p>SFr. 0.00</text:p>
          </table:table-cell>
          <table:table-cell table:style-name="ce154" table:formula="of:=IF([.E246]&lt;=0;CEILING([.B246];15);MIN(CEILING([.B246];15);[.E246]))" office:value-type="float" office:value="0" calcext:value-type="float">
            <text:p>0</text:p>
          </table:table-cell>
          <table:table-cell table:style-name="ce159" table:formula="of:=[.K246]/(24*60)" office:value-type="time" office:time-value="PT00H00M00S" calcext:value-type="time">
            <text:p>00:00</text:p>
          </table:table-cell>
          <table:table-cell table:style-name="ce149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211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41" table:formula="of:=VLOOKUP([.C247];[Arbeitstypen.$A$2:.$B$6];2;0)" office:value-type="string" office:string-value="" calcext:value-type="error">
            <text:p>#N/A</text:p>
          </table:table-cell>
          <table:table-cell table:style-name="ce149" table:formula="of:=[.B247]*[.N247]" office:value-type="currency" office:currency="SFr." office:value="0" calcext:value-type="currency">
            <text:p>SFr. 0.00</text:p>
          </table:table-cell>
          <table:table-cell table:style-name="ce154" table:formula="of:=IF([.E247]&lt;=0;CEILING([.B247];15);MIN(CEILING([.B247];15);[.E247]))" office:value-type="float" office:value="0" calcext:value-type="float">
            <text:p>0</text:p>
          </table:table-cell>
          <table:table-cell table:style-name="ce159" table:formula="of:=[.K247]/(24*60)" office:value-type="time" office:time-value="PT00H00M00S" calcext:value-type="time">
            <text:p>00:00</text:p>
          </table:table-cell>
          <table:table-cell table:style-name="ce149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211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41" table:formula="of:=VLOOKUP([.C248];[Arbeitstypen.$A$2:.$B$6];2;0)" office:value-type="string" office:string-value="" calcext:value-type="error">
            <text:p>#N/A</text:p>
          </table:table-cell>
          <table:table-cell table:style-name="ce149" table:formula="of:=[.B248]*[.N248]" office:value-type="currency" office:currency="SFr." office:value="0" calcext:value-type="currency">
            <text:p>SFr. 0.00</text:p>
          </table:table-cell>
          <table:table-cell table:style-name="ce154" table:formula="of:=IF([.E248]&lt;=0;CEILING([.B248];15);MIN(CEILING([.B248];15);[.E248]))" office:value-type="float" office:value="0" calcext:value-type="float">
            <text:p>0</text:p>
          </table:table-cell>
          <table:table-cell table:style-name="ce159" table:formula="of:=[.K248]/(24*60)" office:value-type="time" office:time-value="PT00H00M00S" calcext:value-type="time">
            <text:p>00:00</text:p>
          </table:table-cell>
          <table:table-cell table:style-name="ce149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211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41" table:formula="of:=VLOOKUP([.C249];[Arbeitstypen.$A$2:.$B$6];2;0)" office:value-type="string" office:string-value="" calcext:value-type="error">
            <text:p>#N/A</text:p>
          </table:table-cell>
          <table:table-cell table:style-name="ce149" table:formula="of:=[.B249]*[.N249]" office:value-type="currency" office:currency="SFr." office:value="0" calcext:value-type="currency">
            <text:p>SFr. 0.00</text:p>
          </table:table-cell>
          <table:table-cell table:style-name="ce154" table:formula="of:=IF([.E249]&lt;=0;CEILING([.B249];15);MIN(CEILING([.B249];15);[.E249]))" office:value-type="float" office:value="0" calcext:value-type="float">
            <text:p>0</text:p>
          </table:table-cell>
          <table:table-cell table:style-name="ce159" table:formula="of:=[.K249]/(24*60)" office:value-type="time" office:time-value="PT00H00M00S" calcext:value-type="time">
            <text:p>00:00</text:p>
          </table:table-cell>
          <table:table-cell table:style-name="ce149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211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41" table:formula="of:=VLOOKUP([.C250];[Arbeitstypen.$A$2:.$B$6];2;0)" office:value-type="string" office:string-value="" calcext:value-type="error">
            <text:p>#N/A</text:p>
          </table:table-cell>
          <table:table-cell table:style-name="ce149" table:formula="of:=[.B250]*[.N250]" office:value-type="currency" office:currency="SFr." office:value="0" calcext:value-type="currency">
            <text:p>SFr. 0.00</text:p>
          </table:table-cell>
          <table:table-cell table:style-name="ce154" table:formula="of:=IF([.E250]&lt;=0;CEILING([.B250];15);MIN(CEILING([.B250];15);[.E250]))" office:value-type="float" office:value="0" calcext:value-type="float">
            <text:p>0</text:p>
          </table:table-cell>
          <table:table-cell table:style-name="ce159" table:formula="of:=[.K250]/(24*60)" office:value-type="time" office:time-value="PT00H00M00S" calcext:value-type="time">
            <text:p>00:00</text:p>
          </table:table-cell>
          <table:table-cell table:style-name="ce149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211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41" table:formula="of:=VLOOKUP([.C251];[Arbeitstypen.$A$2:.$B$6];2;0)" office:value-type="string" office:string-value="" calcext:value-type="error">
            <text:p>#N/A</text:p>
          </table:table-cell>
          <table:table-cell table:style-name="ce149" table:formula="of:=[.B251]*[.N251]" office:value-type="currency" office:currency="SFr." office:value="0" calcext:value-type="currency">
            <text:p>SFr. 0.00</text:p>
          </table:table-cell>
          <table:table-cell table:style-name="ce154" table:formula="of:=IF([.E251]&lt;=0;CEILING([.B251];15);MIN(CEILING([.B251];15);[.E251]))" office:value-type="float" office:value="0" calcext:value-type="float">
            <text:p>0</text:p>
          </table:table-cell>
          <table:table-cell table:style-name="ce159" table:formula="of:=[.K251]/(24*60)" office:value-type="time" office:time-value="PT00H00M00S" calcext:value-type="time">
            <text:p>00:00</text:p>
          </table:table-cell>
          <table:table-cell table:style-name="ce149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211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41" table:formula="of:=VLOOKUP([.C252];[Arbeitstypen.$A$2:.$B$6];2;0)" office:value-type="string" office:string-value="" calcext:value-type="error">
            <text:p>#N/A</text:p>
          </table:table-cell>
          <table:table-cell table:style-name="ce149" table:formula="of:=[.B252]*[.N252]" office:value-type="currency" office:currency="SFr." office:value="0" calcext:value-type="currency">
            <text:p>SFr. 0.00</text:p>
          </table:table-cell>
          <table:table-cell table:style-name="ce154" table:formula="of:=IF([.E252]&lt;=0;CEILING([.B252];15);MIN(CEILING([.B252];15);[.E252]))" office:value-type="float" office:value="0" calcext:value-type="float">
            <text:p>0</text:p>
          </table:table-cell>
          <table:table-cell table:style-name="ce159" table:formula="of:=[.K252]/(24*60)" office:value-type="time" office:time-value="PT00H00M00S" calcext:value-type="time">
            <text:p>00:00</text:p>
          </table:table-cell>
          <table:table-cell table:style-name="ce149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211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41" table:formula="of:=VLOOKUP([.C253];[Arbeitstypen.$A$2:.$B$6];2;0)" office:value-type="string" office:string-value="" calcext:value-type="error">
            <text:p>#N/A</text:p>
          </table:table-cell>
          <table:table-cell table:style-name="ce149" table:formula="of:=[.B253]*[.N253]" office:value-type="currency" office:currency="SFr." office:value="0" calcext:value-type="currency">
            <text:p>SFr. 0.00</text:p>
          </table:table-cell>
          <table:table-cell table:style-name="ce154" table:formula="of:=IF([.E253]&lt;=0;CEILING([.B253];15);MIN(CEILING([.B253];15);[.E253]))" office:value-type="float" office:value="0" calcext:value-type="float">
            <text:p>0</text:p>
          </table:table-cell>
          <table:table-cell table:style-name="ce159" table:formula="of:=[.K253]/(24*60)" office:value-type="time" office:time-value="PT00H00M00S" calcext:value-type="time">
            <text:p>00:00</text:p>
          </table:table-cell>
          <table:table-cell table:style-name="ce149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211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41" table:formula="of:=VLOOKUP([.C254];[Arbeitstypen.$A$2:.$B$6];2;0)" office:value-type="string" office:string-value="" calcext:value-type="error">
            <text:p>#N/A</text:p>
          </table:table-cell>
          <table:table-cell table:style-name="ce149" table:formula="of:=[.B254]*[.N254]" office:value-type="currency" office:currency="SFr." office:value="0" calcext:value-type="currency">
            <text:p>SFr. 0.00</text:p>
          </table:table-cell>
          <table:table-cell table:style-name="ce154" table:formula="of:=IF([.E254]&lt;=0;CEILING([.B254];15);MIN(CEILING([.B254];15);[.E254]))" office:value-type="float" office:value="0" calcext:value-type="float">
            <text:p>0</text:p>
          </table:table-cell>
          <table:table-cell table:style-name="ce159" table:formula="of:=[.K254]/(24*60)" office:value-type="time" office:time-value="PT00H00M00S" calcext:value-type="time">
            <text:p>00:00</text:p>
          </table:table-cell>
          <table:table-cell table:style-name="ce149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211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41" table:formula="of:=VLOOKUP([.C255];[Arbeitstypen.$A$2:.$B$6];2;0)" office:value-type="string" office:string-value="" calcext:value-type="error">
            <text:p>#N/A</text:p>
          </table:table-cell>
          <table:table-cell table:style-name="ce149" table:formula="of:=[.B255]*[.N255]" office:value-type="currency" office:currency="SFr." office:value="0" calcext:value-type="currency">
            <text:p>SFr. 0.00</text:p>
          </table:table-cell>
          <table:table-cell table:style-name="ce154" table:formula="of:=IF([.E255]&lt;=0;CEILING([.B255];15);MIN(CEILING([.B255];15);[.E255]))" office:value-type="float" office:value="0" calcext:value-type="float">
            <text:p>0</text:p>
          </table:table-cell>
          <table:table-cell table:style-name="ce159" table:formula="of:=[.K255]/(24*60)" office:value-type="time" office:time-value="PT00H00M00S" calcext:value-type="time">
            <text:p>00:00</text:p>
          </table:table-cell>
          <table:table-cell table:style-name="ce149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211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41" table:formula="of:=VLOOKUP([.C256];[Arbeitstypen.$A$2:.$B$6];2;0)" office:value-type="string" office:string-value="" calcext:value-type="error">
            <text:p>#N/A</text:p>
          </table:table-cell>
          <table:table-cell table:style-name="ce149" table:formula="of:=[.B256]*[.N256]" office:value-type="currency" office:currency="SFr." office:value="0" calcext:value-type="currency">
            <text:p>SFr. 0.00</text:p>
          </table:table-cell>
          <table:table-cell table:style-name="ce154" table:formula="of:=IF([.E256]&lt;=0;CEILING([.B256];15);MIN(CEILING([.B256];15);[.E256]))" office:value-type="float" office:value="0" calcext:value-type="float">
            <text:p>0</text:p>
          </table:table-cell>
          <table:table-cell table:style-name="ce159" table:formula="of:=[.K256]/(24*60)" office:value-type="time" office:time-value="PT00H00M00S" calcext:value-type="time">
            <text:p>00:00</text:p>
          </table:table-cell>
          <table:table-cell table:style-name="ce149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211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41" table:formula="of:=VLOOKUP([.C257];[Arbeitstypen.$A$2:.$B$6];2;0)" office:value-type="string" office:string-value="" calcext:value-type="error">
            <text:p>#N/A</text:p>
          </table:table-cell>
          <table:table-cell table:style-name="ce149" table:formula="of:=[.B257]*[.N257]" office:value-type="currency" office:currency="SFr." office:value="0" calcext:value-type="currency">
            <text:p>SFr. 0.00</text:p>
          </table:table-cell>
          <table:table-cell table:style-name="ce154" table:formula="of:=IF([.E257]&lt;=0;CEILING([.B257];15);MIN(CEILING([.B257];15);[.E257]))" office:value-type="float" office:value="0" calcext:value-type="float">
            <text:p>0</text:p>
          </table:table-cell>
          <table:table-cell table:style-name="ce159" table:formula="of:=[.K257]/(24*60)" office:value-type="time" office:time-value="PT00H00M00S" calcext:value-type="time">
            <text:p>00:00</text:p>
          </table:table-cell>
          <table:table-cell table:style-name="ce149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211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41" table:formula="of:=VLOOKUP([.C258];[Arbeitstypen.$A$2:.$B$6];2;0)" office:value-type="string" office:string-value="" calcext:value-type="error">
            <text:p>#N/A</text:p>
          </table:table-cell>
          <table:table-cell table:style-name="ce149" table:formula="of:=[.B258]*[.N258]" office:value-type="currency" office:currency="SFr." office:value="0" calcext:value-type="currency">
            <text:p>SFr. 0.00</text:p>
          </table:table-cell>
          <table:table-cell table:style-name="ce154" table:formula="of:=IF([.E258]&lt;=0;CEILING([.B258];15);MIN(CEILING([.B258];15);[.E258]))" office:value-type="float" office:value="0" calcext:value-type="float">
            <text:p>0</text:p>
          </table:table-cell>
          <table:table-cell table:style-name="ce159" table:formula="of:=[.K258]/(24*60)" office:value-type="time" office:time-value="PT00H00M00S" calcext:value-type="time">
            <text:p>00:00</text:p>
          </table:table-cell>
          <table:table-cell table:style-name="ce149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211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41" table:formula="of:=VLOOKUP([.C259];[Arbeitstypen.$A$2:.$B$6];2;0)" office:value-type="string" office:string-value="" calcext:value-type="error">
            <text:p>#N/A</text:p>
          </table:table-cell>
          <table:table-cell table:style-name="ce149" table:formula="of:=[.B259]*[.N259]" office:value-type="currency" office:currency="SFr." office:value="0" calcext:value-type="currency">
            <text:p>SFr. 0.00</text:p>
          </table:table-cell>
          <table:table-cell table:style-name="ce154" table:formula="of:=IF([.E259]&lt;=0;CEILING([.B259];15);MIN(CEILING([.B259];15);[.E259]))" office:value-type="float" office:value="0" calcext:value-type="float">
            <text:p>0</text:p>
          </table:table-cell>
          <table:table-cell table:style-name="ce159" table:formula="of:=[.K259]/(24*60)" office:value-type="time" office:time-value="PT00H00M00S" calcext:value-type="time">
            <text:p>00:00</text:p>
          </table:table-cell>
          <table:table-cell table:style-name="ce149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211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41" table:formula="of:=VLOOKUP([.C260];[Arbeitstypen.$A$2:.$B$6];2;0)" office:value-type="string" office:string-value="" calcext:value-type="error">
            <text:p>#N/A</text:p>
          </table:table-cell>
          <table:table-cell table:style-name="ce149" table:formula="of:=[.B260]*[.N260]" office:value-type="currency" office:currency="SFr." office:value="0" calcext:value-type="currency">
            <text:p>SFr. 0.00</text:p>
          </table:table-cell>
          <table:table-cell table:style-name="ce154" table:formula="of:=IF([.E260]&lt;=0;CEILING([.B260];15);MIN(CEILING([.B260];15);[.E260]))" office:value-type="float" office:value="0" calcext:value-type="float">
            <text:p>0</text:p>
          </table:table-cell>
          <table:table-cell table:style-name="ce159" table:formula="of:=[.K260]/(24*60)" office:value-type="time" office:time-value="PT00H00M00S" calcext:value-type="time">
            <text:p>00:00</text:p>
          </table:table-cell>
          <table:table-cell table:style-name="ce149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211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41" table:formula="of:=VLOOKUP([.C261];[Arbeitstypen.$A$2:.$B$6];2;0)" office:value-type="string" office:string-value="" calcext:value-type="error">
            <text:p>#N/A</text:p>
          </table:table-cell>
          <table:table-cell table:style-name="ce149" table:formula="of:=[.B261]*[.N261]" office:value-type="currency" office:currency="SFr." office:value="0" calcext:value-type="currency">
            <text:p>SFr. 0.00</text:p>
          </table:table-cell>
          <table:table-cell table:style-name="ce154" table:formula="of:=IF([.E261]&lt;=0;CEILING([.B261];15);MIN(CEILING([.B261];15);[.E261]))" office:value-type="float" office:value="0" calcext:value-type="float">
            <text:p>0</text:p>
          </table:table-cell>
          <table:table-cell table:style-name="ce159" table:formula="of:=[.K261]/(24*60)" office:value-type="time" office:time-value="PT00H00M00S" calcext:value-type="time">
            <text:p>00:00</text:p>
          </table:table-cell>
          <table:table-cell table:style-name="ce149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211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41" table:formula="of:=VLOOKUP([.C262];[Arbeitstypen.$A$2:.$B$6];2;0)" office:value-type="string" office:string-value="" calcext:value-type="error">
            <text:p>#N/A</text:p>
          </table:table-cell>
          <table:table-cell table:style-name="ce149" table:formula="of:=[.B262]*[.N262]" office:value-type="currency" office:currency="SFr." office:value="0" calcext:value-type="currency">
            <text:p>SFr. 0.00</text:p>
          </table:table-cell>
          <table:table-cell table:style-name="ce154" table:formula="of:=IF([.E262]&lt;=0;CEILING([.B262];15);MIN(CEILING([.B262];15);[.E262]))" office:value-type="float" office:value="0" calcext:value-type="float">
            <text:p>0</text:p>
          </table:table-cell>
          <table:table-cell table:style-name="ce159" table:formula="of:=[.K262]/(24*60)" office:value-type="time" office:time-value="PT00H00M00S" calcext:value-type="time">
            <text:p>00:00</text:p>
          </table:table-cell>
          <table:table-cell table:style-name="ce149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211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41" table:formula="of:=VLOOKUP([.C263];[Arbeitstypen.$A$2:.$B$6];2;0)" office:value-type="string" office:string-value="" calcext:value-type="error">
            <text:p>#N/A</text:p>
          </table:table-cell>
          <table:table-cell table:style-name="ce149" table:formula="of:=[.B263]*[.N263]" office:value-type="currency" office:currency="SFr." office:value="0" calcext:value-type="currency">
            <text:p>SFr. 0.00</text:p>
          </table:table-cell>
          <table:table-cell table:style-name="ce154" table:formula="of:=IF([.E263]&lt;=0;CEILING([.B263];15);MIN(CEILING([.B263];15);[.E263]))" office:value-type="float" office:value="0" calcext:value-type="float">
            <text:p>0</text:p>
          </table:table-cell>
          <table:table-cell table:style-name="ce159" table:formula="of:=[.K263]/(24*60)" office:value-type="time" office:time-value="PT00H00M00S" calcext:value-type="time">
            <text:p>00:00</text:p>
          </table:table-cell>
          <table:table-cell table:style-name="ce149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211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41" table:formula="of:=VLOOKUP([.C264];[Arbeitstypen.$A$2:.$B$6];2;0)" office:value-type="string" office:string-value="" calcext:value-type="error">
            <text:p>#N/A</text:p>
          </table:table-cell>
          <table:table-cell table:style-name="ce149" table:formula="of:=[.B264]*[.N264]" office:value-type="currency" office:currency="SFr." office:value="0" calcext:value-type="currency">
            <text:p>SFr. 0.00</text:p>
          </table:table-cell>
          <table:table-cell table:style-name="ce154" table:formula="of:=IF([.E264]&lt;=0;CEILING([.B264];15);MIN(CEILING([.B264];15);[.E264]))" office:value-type="float" office:value="0" calcext:value-type="float">
            <text:p>0</text:p>
          </table:table-cell>
          <table:table-cell table:style-name="ce159" table:formula="of:=[.K264]/(24*60)" office:value-type="time" office:time-value="PT00H00M00S" calcext:value-type="time">
            <text:p>00:00</text:p>
          </table:table-cell>
          <table:table-cell table:style-name="ce149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211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41" table:formula="of:=VLOOKUP([.C265];[Arbeitstypen.$A$2:.$B$6];2;0)" office:value-type="string" office:string-value="" calcext:value-type="error">
            <text:p>#N/A</text:p>
          </table:table-cell>
          <table:table-cell table:style-name="ce149" table:formula="of:=[.B265]*[.N265]" office:value-type="currency" office:currency="SFr." office:value="0" calcext:value-type="currency">
            <text:p>SFr. 0.00</text:p>
          </table:table-cell>
          <table:table-cell table:style-name="ce154" table:formula="of:=IF([.E265]&lt;=0;CEILING([.B265];15);MIN(CEILING([.B265];15);[.E265]))" office:value-type="float" office:value="0" calcext:value-type="float">
            <text:p>0</text:p>
          </table:table-cell>
          <table:table-cell table:style-name="ce159" table:formula="of:=[.K265]/(24*60)" office:value-type="time" office:time-value="PT00H00M00S" calcext:value-type="time">
            <text:p>00:00</text:p>
          </table:table-cell>
          <table:table-cell table:style-name="ce149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211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41" table:formula="of:=VLOOKUP([.C266];[Arbeitstypen.$A$2:.$B$6];2;0)" office:value-type="string" office:string-value="" calcext:value-type="error">
            <text:p>#N/A</text:p>
          </table:table-cell>
          <table:table-cell table:style-name="ce149" table:formula="of:=[.B266]*[.N266]" office:value-type="currency" office:currency="SFr." office:value="0" calcext:value-type="currency">
            <text:p>SFr. 0.00</text:p>
          </table:table-cell>
          <table:table-cell table:style-name="ce154" table:formula="of:=IF([.E266]&lt;=0;CEILING([.B266];15);MIN(CEILING([.B266];15);[.E266]))" office:value-type="float" office:value="0" calcext:value-type="float">
            <text:p>0</text:p>
          </table:table-cell>
          <table:table-cell table:style-name="ce159" table:formula="of:=[.K266]/(24*60)" office:value-type="time" office:time-value="PT00H00M00S" calcext:value-type="time">
            <text:p>00:00</text:p>
          </table:table-cell>
          <table:table-cell table:style-name="ce149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211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41" table:formula="of:=VLOOKUP([.C267];[Arbeitstypen.$A$2:.$B$6];2;0)" office:value-type="string" office:string-value="" calcext:value-type="error">
            <text:p>#N/A</text:p>
          </table:table-cell>
          <table:table-cell table:style-name="ce149" table:formula="of:=[.B267]*[.N267]" office:value-type="currency" office:currency="SFr." office:value="0" calcext:value-type="currency">
            <text:p>SFr. 0.00</text:p>
          </table:table-cell>
          <table:table-cell table:style-name="ce154" table:formula="of:=IF([.E267]&lt;=0;CEILING([.B267];15);MIN(CEILING([.B267];15);[.E267]))" office:value-type="float" office:value="0" calcext:value-type="float">
            <text:p>0</text:p>
          </table:table-cell>
          <table:table-cell table:style-name="ce159" table:formula="of:=[.K267]/(24*60)" office:value-type="time" office:time-value="PT00H00M00S" calcext:value-type="time">
            <text:p>00:00</text:p>
          </table:table-cell>
          <table:table-cell table:style-name="ce149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211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41" table:formula="of:=VLOOKUP([.C268];[Arbeitstypen.$A$2:.$B$6];2;0)" office:value-type="string" office:string-value="" calcext:value-type="error">
            <text:p>#N/A</text:p>
          </table:table-cell>
          <table:table-cell table:style-name="ce149" table:formula="of:=[.B268]*[.N268]" office:value-type="currency" office:currency="SFr." office:value="0" calcext:value-type="currency">
            <text:p>SFr. 0.00</text:p>
          </table:table-cell>
          <table:table-cell table:style-name="ce154" table:formula="of:=IF([.E268]&lt;=0;CEILING([.B268];15);MIN(CEILING([.B268];15);[.E268]))" office:value-type="float" office:value="0" calcext:value-type="float">
            <text:p>0</text:p>
          </table:table-cell>
          <table:table-cell table:style-name="ce159" table:formula="of:=[.K268]/(24*60)" office:value-type="time" office:time-value="PT00H00M00S" calcext:value-type="time">
            <text:p>00:00</text:p>
          </table:table-cell>
          <table:table-cell table:style-name="ce149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211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41" table:formula="of:=VLOOKUP([.C269];[Arbeitstypen.$A$2:.$B$6];2;0)" office:value-type="string" office:string-value="" calcext:value-type="error">
            <text:p>#N/A</text:p>
          </table:table-cell>
          <table:table-cell table:style-name="ce149" table:formula="of:=[.B269]*[.N269]" office:value-type="currency" office:currency="SFr." office:value="0" calcext:value-type="currency">
            <text:p>SFr. 0.00</text:p>
          </table:table-cell>
          <table:table-cell table:style-name="ce154" table:formula="of:=IF([.E269]&lt;=0;CEILING([.B269];15);MIN(CEILING([.B269];15);[.E269]))" office:value-type="float" office:value="0" calcext:value-type="float">
            <text:p>0</text:p>
          </table:table-cell>
          <table:table-cell table:style-name="ce159" table:formula="of:=[.K269]/(24*60)" office:value-type="time" office:time-value="PT00H00M00S" calcext:value-type="time">
            <text:p>00:00</text:p>
          </table:table-cell>
          <table:table-cell table:style-name="ce149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211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41" table:formula="of:=VLOOKUP([.C270];[Arbeitstypen.$A$2:.$B$6];2;0)" office:value-type="string" office:string-value="" calcext:value-type="error">
            <text:p>#N/A</text:p>
          </table:table-cell>
          <table:table-cell table:style-name="ce149" table:formula="of:=[.B270]*[.N270]" office:value-type="currency" office:currency="SFr." office:value="0" calcext:value-type="currency">
            <text:p>SFr. 0.00</text:p>
          </table:table-cell>
          <table:table-cell table:style-name="ce154" table:formula="of:=IF([.E270]&lt;=0;CEILING([.B270];15);MIN(CEILING([.B270];15);[.E270]))" office:value-type="float" office:value="0" calcext:value-type="float">
            <text:p>0</text:p>
          </table:table-cell>
          <table:table-cell table:style-name="ce159" table:formula="of:=[.K270]/(24*60)" office:value-type="time" office:time-value="PT00H00M00S" calcext:value-type="time">
            <text:p>00:00</text:p>
          </table:table-cell>
          <table:table-cell table:style-name="ce149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211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41" table:formula="of:=VLOOKUP([.C271];[Arbeitstypen.$A$2:.$B$6];2;0)" office:value-type="string" office:string-value="" calcext:value-type="error">
            <text:p>#N/A</text:p>
          </table:table-cell>
          <table:table-cell table:style-name="ce149" table:formula="of:=[.B271]*[.N271]" office:value-type="currency" office:currency="SFr." office:value="0" calcext:value-type="currency">
            <text:p>SFr. 0.00</text:p>
          </table:table-cell>
          <table:table-cell table:style-name="ce154" table:formula="of:=IF([.E271]&lt;=0;CEILING([.B271];15);MIN(CEILING([.B271];15);[.E271]))" office:value-type="float" office:value="0" calcext:value-type="float">
            <text:p>0</text:p>
          </table:table-cell>
          <table:table-cell table:style-name="ce159" table:formula="of:=[.K271]/(24*60)" office:value-type="time" office:time-value="PT00H00M00S" calcext:value-type="time">
            <text:p>00:00</text:p>
          </table:table-cell>
          <table:table-cell table:style-name="ce149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211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41" table:formula="of:=VLOOKUP([.C272];[Arbeitstypen.$A$2:.$B$6];2;0)" office:value-type="string" office:string-value="" calcext:value-type="error">
            <text:p>#N/A</text:p>
          </table:table-cell>
          <table:table-cell table:style-name="ce149" table:formula="of:=[.B272]*[.N272]" office:value-type="currency" office:currency="SFr." office:value="0" calcext:value-type="currency">
            <text:p>SFr. 0.00</text:p>
          </table:table-cell>
          <table:table-cell table:style-name="ce154" table:formula="of:=IF([.E272]&lt;=0;CEILING([.B272];15);MIN(CEILING([.B272];15);[.E272]))" office:value-type="float" office:value="0" calcext:value-type="float">
            <text:p>0</text:p>
          </table:table-cell>
          <table:table-cell table:style-name="ce159" table:formula="of:=[.K272]/(24*60)" office:value-type="time" office:time-value="PT00H00M00S" calcext:value-type="time">
            <text:p>00:00</text:p>
          </table:table-cell>
          <table:table-cell table:style-name="ce149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211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41" table:formula="of:=VLOOKUP([.C273];[Arbeitstypen.$A$2:.$B$6];2;0)" office:value-type="string" office:string-value="" calcext:value-type="error">
            <text:p>#N/A</text:p>
          </table:table-cell>
          <table:table-cell table:style-name="ce149" table:formula="of:=[.B273]*[.N273]" office:value-type="currency" office:currency="SFr." office:value="0" calcext:value-type="currency">
            <text:p>SFr. 0.00</text:p>
          </table:table-cell>
          <table:table-cell table:style-name="ce154" table:formula="of:=IF([.E273]&lt;=0;CEILING([.B273];15);MIN(CEILING([.B273];15);[.E273]))" office:value-type="float" office:value="0" calcext:value-type="float">
            <text:p>0</text:p>
          </table:table-cell>
          <table:table-cell table:style-name="ce159" table:formula="of:=[.K273]/(24*60)" office:value-type="time" office:time-value="PT00H00M00S" calcext:value-type="time">
            <text:p>00:00</text:p>
          </table:table-cell>
          <table:table-cell table:style-name="ce149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211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41" table:formula="of:=VLOOKUP([.C274];[Arbeitstypen.$A$2:.$B$6];2;0)" office:value-type="string" office:string-value="" calcext:value-type="error">
            <text:p>#N/A</text:p>
          </table:table-cell>
          <table:table-cell table:style-name="ce149" table:formula="of:=[.B274]*[.N274]" office:value-type="currency" office:currency="SFr." office:value="0" calcext:value-type="currency">
            <text:p>SFr. 0.00</text:p>
          </table:table-cell>
          <table:table-cell table:style-name="ce154" table:formula="of:=IF([.E274]&lt;=0;CEILING([.B274];15);MIN(CEILING([.B274];15);[.E274]))" office:value-type="float" office:value="0" calcext:value-type="float">
            <text:p>0</text:p>
          </table:table-cell>
          <table:table-cell table:style-name="ce159" table:formula="of:=[.K274]/(24*60)" office:value-type="time" office:time-value="PT00H00M00S" calcext:value-type="time">
            <text:p>00:00</text:p>
          </table:table-cell>
          <table:table-cell table:style-name="ce149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211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41" table:formula="of:=VLOOKUP([.C275];[Arbeitstypen.$A$2:.$B$6];2;0)" office:value-type="string" office:string-value="" calcext:value-type="error">
            <text:p>#N/A</text:p>
          </table:table-cell>
          <table:table-cell table:style-name="ce149" table:formula="of:=[.B275]*[.N275]" office:value-type="currency" office:currency="SFr." office:value="0" calcext:value-type="currency">
            <text:p>SFr. 0.00</text:p>
          </table:table-cell>
          <table:table-cell table:style-name="ce154" table:formula="of:=IF([.E275]&lt;=0;CEILING([.B275];15);MIN(CEILING([.B275];15);[.E275]))" office:value-type="float" office:value="0" calcext:value-type="float">
            <text:p>0</text:p>
          </table:table-cell>
          <table:table-cell table:style-name="ce159" table:formula="of:=[.K275]/(24*60)" office:value-type="time" office:time-value="PT00H00M00S" calcext:value-type="time">
            <text:p>00:00</text:p>
          </table:table-cell>
          <table:table-cell table:style-name="ce149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211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41" table:formula="of:=VLOOKUP([.C276];[Arbeitstypen.$A$2:.$B$6];2;0)" office:value-type="string" office:string-value="" calcext:value-type="error">
            <text:p>#N/A</text:p>
          </table:table-cell>
          <table:table-cell table:style-name="ce149" table:formula="of:=[.B276]*[.N276]" office:value-type="currency" office:currency="SFr." office:value="0" calcext:value-type="currency">
            <text:p>SFr. 0.00</text:p>
          </table:table-cell>
          <table:table-cell table:style-name="ce154" table:formula="of:=IF([.E276]&lt;=0;CEILING([.B276];15);MIN(CEILING([.B276];15);[.E276]))" office:value-type="float" office:value="0" calcext:value-type="float">
            <text:p>0</text:p>
          </table:table-cell>
          <table:table-cell table:style-name="ce159" table:formula="of:=[.K276]/(24*60)" office:value-type="time" office:time-value="PT00H00M00S" calcext:value-type="time">
            <text:p>00:00</text:p>
          </table:table-cell>
          <table:table-cell table:style-name="ce149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211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41" table:formula="of:=VLOOKUP([.C277];[Arbeitstypen.$A$2:.$B$6];2;0)" office:value-type="string" office:string-value="" calcext:value-type="error">
            <text:p>#N/A</text:p>
          </table:table-cell>
          <table:table-cell table:style-name="ce149" table:formula="of:=[.B277]*[.N277]" office:value-type="currency" office:currency="SFr." office:value="0" calcext:value-type="currency">
            <text:p>SFr. 0.00</text:p>
          </table:table-cell>
          <table:table-cell table:style-name="ce154" table:formula="of:=IF([.E277]&lt;=0;CEILING([.B277];15);MIN(CEILING([.B277];15);[.E277]))" office:value-type="float" office:value="0" calcext:value-type="float">
            <text:p>0</text:p>
          </table:table-cell>
          <table:table-cell table:style-name="ce159" table:formula="of:=[.K277]/(24*60)" office:value-type="time" office:time-value="PT00H00M00S" calcext:value-type="time">
            <text:p>00:00</text:p>
          </table:table-cell>
          <table:table-cell table:style-name="ce149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211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41" table:formula="of:=VLOOKUP([.C278];[Arbeitstypen.$A$2:.$B$6];2;0)" office:value-type="string" office:string-value="" calcext:value-type="error">
            <text:p>#N/A</text:p>
          </table:table-cell>
          <table:table-cell table:style-name="ce149" table:formula="of:=[.B278]*[.N278]" office:value-type="currency" office:currency="SFr." office:value="0" calcext:value-type="currency">
            <text:p>SFr. 0.00</text:p>
          </table:table-cell>
          <table:table-cell table:style-name="ce154" table:formula="of:=IF([.E278]&lt;=0;CEILING([.B278];15);MIN(CEILING([.B278];15);[.E278]))" office:value-type="float" office:value="0" calcext:value-type="float">
            <text:p>0</text:p>
          </table:table-cell>
          <table:table-cell table:style-name="ce159" table:formula="of:=[.K278]/(24*60)" office:value-type="time" office:time-value="PT00H00M00S" calcext:value-type="time">
            <text:p>00:00</text:p>
          </table:table-cell>
          <table:table-cell table:style-name="ce149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211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41" table:formula="of:=VLOOKUP([.C279];[Arbeitstypen.$A$2:.$B$6];2;0)" office:value-type="string" office:string-value="" calcext:value-type="error">
            <text:p>#N/A</text:p>
          </table:table-cell>
          <table:table-cell table:style-name="ce149" table:formula="of:=[.B279]*[.N279]" office:value-type="currency" office:currency="SFr." office:value="0" calcext:value-type="currency">
            <text:p>SFr. 0.00</text:p>
          </table:table-cell>
          <table:table-cell table:style-name="ce154" table:formula="of:=IF([.E279]&lt;=0;CEILING([.B279];15);MIN(CEILING([.B279];15);[.E279]))" office:value-type="float" office:value="0" calcext:value-type="float">
            <text:p>0</text:p>
          </table:table-cell>
          <table:table-cell table:style-name="ce159" table:formula="of:=[.K279]/(24*60)" office:value-type="time" office:time-value="PT00H00M00S" calcext:value-type="time">
            <text:p>00:00</text:p>
          </table:table-cell>
          <table:table-cell table:style-name="ce149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211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41" table:formula="of:=VLOOKUP([.C280];[Arbeitstypen.$A$2:.$B$6];2;0)" office:value-type="string" office:string-value="" calcext:value-type="error">
            <text:p>#N/A</text:p>
          </table:table-cell>
          <table:table-cell table:style-name="ce149" table:formula="of:=[.B280]*[.N280]" office:value-type="currency" office:currency="SFr." office:value="0" calcext:value-type="currency">
            <text:p>SFr. 0.00</text:p>
          </table:table-cell>
          <table:table-cell table:style-name="ce154" table:formula="of:=IF([.E280]&lt;=0;CEILING([.B280];15);MIN(CEILING([.B280];15);[.E280]))" office:value-type="float" office:value="0" calcext:value-type="float">
            <text:p>0</text:p>
          </table:table-cell>
          <table:table-cell table:style-name="ce159" table:formula="of:=[.K280]/(24*60)" office:value-type="time" office:time-value="PT00H00M00S" calcext:value-type="time">
            <text:p>00:00</text:p>
          </table:table-cell>
          <table:table-cell table:style-name="ce149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211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41" table:formula="of:=VLOOKUP([.C281];[Arbeitstypen.$A$2:.$B$6];2;0)" office:value-type="string" office:string-value="" calcext:value-type="error">
            <text:p>#N/A</text:p>
          </table:table-cell>
          <table:table-cell table:style-name="ce149" table:formula="of:=[.B281]*[.N281]" office:value-type="currency" office:currency="SFr." office:value="0" calcext:value-type="currency">
            <text:p>SFr. 0.00</text:p>
          </table:table-cell>
          <table:table-cell table:style-name="ce154" table:formula="of:=IF([.E281]&lt;=0;CEILING([.B281];15);MIN(CEILING([.B281];15);[.E281]))" office:value-type="float" office:value="0" calcext:value-type="float">
            <text:p>0</text:p>
          </table:table-cell>
          <table:table-cell table:style-name="ce159" table:formula="of:=[.K281]/(24*60)" office:value-type="time" office:time-value="PT00H00M00S" calcext:value-type="time">
            <text:p>00:00</text:p>
          </table:table-cell>
          <table:table-cell table:style-name="ce149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211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41" table:formula="of:=VLOOKUP([.C282];[Arbeitstypen.$A$2:.$B$6];2;0)" office:value-type="string" office:string-value="" calcext:value-type="error">
            <text:p>#N/A</text:p>
          </table:table-cell>
          <table:table-cell table:style-name="ce149" table:formula="of:=[.B282]*[.N282]" office:value-type="currency" office:currency="SFr." office:value="0" calcext:value-type="currency">
            <text:p>SFr. 0.00</text:p>
          </table:table-cell>
          <table:table-cell table:style-name="ce154" table:formula="of:=IF([.E282]&lt;=0;CEILING([.B282];15);MIN(CEILING([.B282];15);[.E282]))" office:value-type="float" office:value="0" calcext:value-type="float">
            <text:p>0</text:p>
          </table:table-cell>
          <table:table-cell table:style-name="ce159" table:formula="of:=[.K282]/(24*60)" office:value-type="time" office:time-value="PT00H00M00S" calcext:value-type="time">
            <text:p>00:00</text:p>
          </table:table-cell>
          <table:table-cell table:style-name="ce149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211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41" table:formula="of:=VLOOKUP([.C283];[Arbeitstypen.$A$2:.$B$6];2;0)" office:value-type="string" office:string-value="" calcext:value-type="error">
            <text:p>#N/A</text:p>
          </table:table-cell>
          <table:table-cell table:style-name="ce149" table:formula="of:=[.B283]*[.N283]" office:value-type="currency" office:currency="SFr." office:value="0" calcext:value-type="currency">
            <text:p>SFr. 0.00</text:p>
          </table:table-cell>
          <table:table-cell table:style-name="ce154" table:formula="of:=IF([.E283]&lt;=0;CEILING([.B283];15);MIN(CEILING([.B283];15);[.E283]))" office:value-type="float" office:value="0" calcext:value-type="float">
            <text:p>0</text:p>
          </table:table-cell>
          <table:table-cell table:style-name="ce159" table:formula="of:=[.K283]/(24*60)" office:value-type="time" office:time-value="PT00H00M00S" calcext:value-type="time">
            <text:p>00:00</text:p>
          </table:table-cell>
          <table:table-cell table:style-name="ce149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211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41" table:formula="of:=VLOOKUP([.C284];[Arbeitstypen.$A$2:.$B$6];2;0)" office:value-type="string" office:string-value="" calcext:value-type="error">
            <text:p>#N/A</text:p>
          </table:table-cell>
          <table:table-cell table:style-name="ce149" table:formula="of:=[.B284]*[.N284]" office:value-type="currency" office:currency="SFr." office:value="0" calcext:value-type="currency">
            <text:p>SFr. 0.00</text:p>
          </table:table-cell>
          <table:table-cell table:style-name="ce154" table:formula="of:=IF([.E284]&lt;=0;CEILING([.B284];15);MIN(CEILING([.B284];15);[.E284]))" office:value-type="float" office:value="0" calcext:value-type="float">
            <text:p>0</text:p>
          </table:table-cell>
          <table:table-cell table:style-name="ce159" table:formula="of:=[.K284]/(24*60)" office:value-type="time" office:time-value="PT00H00M00S" calcext:value-type="time">
            <text:p>00:00</text:p>
          </table:table-cell>
          <table:table-cell table:style-name="ce149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211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41" table:formula="of:=VLOOKUP([.C285];[Arbeitstypen.$A$2:.$B$6];2;0)" office:value-type="string" office:string-value="" calcext:value-type="error">
            <text:p>#N/A</text:p>
          </table:table-cell>
          <table:table-cell table:style-name="ce149" table:formula="of:=[.B285]*[.N285]" office:value-type="currency" office:currency="SFr." office:value="0" calcext:value-type="currency">
            <text:p>SFr. 0.00</text:p>
          </table:table-cell>
          <table:table-cell table:style-name="ce154" table:formula="of:=IF([.E285]&lt;=0;CEILING([.B285];15);MIN(CEILING([.B285];15);[.E285]))" office:value-type="float" office:value="0" calcext:value-type="float">
            <text:p>0</text:p>
          </table:table-cell>
          <table:table-cell table:style-name="ce159" table:formula="of:=[.K285]/(24*60)" office:value-type="time" office:time-value="PT00H00M00S" calcext:value-type="time">
            <text:p>00:00</text:p>
          </table:table-cell>
          <table:table-cell table:style-name="ce149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211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41" table:formula="of:=VLOOKUP([.C286];[Arbeitstypen.$A$2:.$B$6];2;0)" office:value-type="string" office:string-value="" calcext:value-type="error">
            <text:p>#N/A</text:p>
          </table:table-cell>
          <table:table-cell table:style-name="ce149" table:formula="of:=[.B286]*[.N286]" office:value-type="currency" office:currency="SFr." office:value="0" calcext:value-type="currency">
            <text:p>SFr. 0.00</text:p>
          </table:table-cell>
          <table:table-cell table:style-name="ce154" table:formula="of:=IF([.E286]&lt;=0;CEILING([.B286];15);MIN(CEILING([.B286];15);[.E286]))" office:value-type="float" office:value="0" calcext:value-type="float">
            <text:p>0</text:p>
          </table:table-cell>
          <table:table-cell table:style-name="ce159" table:formula="of:=[.K286]/(24*60)" office:value-type="time" office:time-value="PT00H00M00S" calcext:value-type="time">
            <text:p>00:00</text:p>
          </table:table-cell>
          <table:table-cell table:style-name="ce149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211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41" table:formula="of:=VLOOKUP([.C287];[Arbeitstypen.$A$2:.$B$6];2;0)" office:value-type="string" office:string-value="" calcext:value-type="error">
            <text:p>#N/A</text:p>
          </table:table-cell>
          <table:table-cell table:style-name="ce149" table:formula="of:=[.B287]*[.N287]" office:value-type="currency" office:currency="SFr." office:value="0" calcext:value-type="currency">
            <text:p>SFr. 0.00</text:p>
          </table:table-cell>
          <table:table-cell table:style-name="ce154" table:formula="of:=IF([.E287]&lt;=0;CEILING([.B287];15);MIN(CEILING([.B287];15);[.E287]))" office:value-type="float" office:value="0" calcext:value-type="float">
            <text:p>0</text:p>
          </table:table-cell>
          <table:table-cell table:style-name="ce159" table:formula="of:=[.K287]/(24*60)" office:value-type="time" office:time-value="PT00H00M00S" calcext:value-type="time">
            <text:p>00:00</text:p>
          </table:table-cell>
          <table:table-cell table:style-name="ce149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211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41" table:formula="of:=VLOOKUP([.C288];[Arbeitstypen.$A$2:.$B$6];2;0)" office:value-type="string" office:string-value="" calcext:value-type="error">
            <text:p>#N/A</text:p>
          </table:table-cell>
          <table:table-cell table:style-name="ce149" table:formula="of:=[.B288]*[.N288]" office:value-type="currency" office:currency="SFr." office:value="0" calcext:value-type="currency">
            <text:p>SFr. 0.00</text:p>
          </table:table-cell>
          <table:table-cell table:style-name="ce154" table:formula="of:=IF([.E288]&lt;=0;CEILING([.B288];15);MIN(CEILING([.B288];15);[.E288]))" office:value-type="float" office:value="0" calcext:value-type="float">
            <text:p>0</text:p>
          </table:table-cell>
          <table:table-cell table:style-name="ce159" table:formula="of:=[.K288]/(24*60)" office:value-type="time" office:time-value="PT00H00M00S" calcext:value-type="time">
            <text:p>00:00</text:p>
          </table:table-cell>
          <table:table-cell table:style-name="ce149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211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41" table:formula="of:=VLOOKUP([.C289];[Arbeitstypen.$A$2:.$B$6];2;0)" office:value-type="string" office:string-value="" calcext:value-type="error">
            <text:p>#N/A</text:p>
          </table:table-cell>
          <table:table-cell table:style-name="ce149" table:formula="of:=[.B289]*[.N289]" office:value-type="currency" office:currency="SFr." office:value="0" calcext:value-type="currency">
            <text:p>SFr. 0.00</text:p>
          </table:table-cell>
          <table:table-cell table:style-name="ce154" table:formula="of:=IF([.E289]&lt;=0;CEILING([.B289];15);MIN(CEILING([.B289];15);[.E289]))" office:value-type="float" office:value="0" calcext:value-type="float">
            <text:p>0</text:p>
          </table:table-cell>
          <table:table-cell table:style-name="ce159" table:formula="of:=[.K289]/(24*60)" office:value-type="time" office:time-value="PT00H00M00S" calcext:value-type="time">
            <text:p>00:00</text:p>
          </table:table-cell>
          <table:table-cell table:style-name="ce149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211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41" table:formula="of:=VLOOKUP([.C290];[Arbeitstypen.$A$2:.$B$6];2;0)" office:value-type="string" office:string-value="" calcext:value-type="error">
            <text:p>#N/A</text:p>
          </table:table-cell>
          <table:table-cell table:style-name="ce149" table:formula="of:=[.B290]*[.N290]" office:value-type="currency" office:currency="SFr." office:value="0" calcext:value-type="currency">
            <text:p>SFr. 0.00</text:p>
          </table:table-cell>
          <table:table-cell table:style-name="ce154" table:formula="of:=IF([.E290]&lt;=0;CEILING([.B290];15);MIN(CEILING([.B290];15);[.E290]))" office:value-type="float" office:value="0" calcext:value-type="float">
            <text:p>0</text:p>
          </table:table-cell>
          <table:table-cell table:style-name="ce159" table:formula="of:=[.K290]/(24*60)" office:value-type="time" office:time-value="PT00H00M00S" calcext:value-type="time">
            <text:p>00:00</text:p>
          </table:table-cell>
          <table:table-cell table:style-name="ce149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211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/>
          <table:table-cell table:style-name="ce36" table:content-validation-name="val1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41" table:formula="of:=VLOOKUP([.C291];[Arbeitstypen.$A$2:.$B$6];2;0)" office:value-type="string" office:string-value="" calcext:value-type="error">
            <text:p>#N/A</text:p>
          </table:table-cell>
          <table:table-cell table:style-name="ce149" table:formula="of:=[.B291]*[.N291]" office:value-type="currency" office:currency="SFr." office:value="0" calcext:value-type="currency">
            <text:p>SFr. 0.00</text:p>
          </table:table-cell>
          <table:table-cell table:style-name="ce154" table:formula="of:=IF([.E291]&lt;=0;CEILING([.B291];15);MIN(CEILING([.B291];15);[.E291]))" office:value-type="float" office:value="0" calcext:value-type="float">
            <text:p>0</text:p>
          </table:table-cell>
          <table:table-cell table:style-name="ce159" table:formula="of:=[.K291]/(24*60)" office:value-type="time" office:time-value="PT00H00M00S" calcext:value-type="time">
            <text:p>00:00</text:p>
          </table:table-cell>
          <table:table-cell table:style-name="ce149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211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41" table:formula="of:=VLOOKUP([.C292];[Arbeitstypen.$A$2:.$B$6];2;0)" office:value-type="string" office:string-value="" calcext:value-type="error">
            <text:p>#N/A</text:p>
          </table:table-cell>
          <table:table-cell table:style-name="ce149" table:formula="of:=[.B292]*[.N292]" office:value-type="currency" office:currency="SFr." office:value="0" calcext:value-type="currency">
            <text:p>SFr. 0.00</text:p>
          </table:table-cell>
          <table:table-cell table:style-name="ce154" table:formula="of:=IF([.E292]&lt;=0;CEILING([.B292];15);MIN(CEILING([.B292];15);[.E292]))" office:value-type="float" office:value="0" calcext:value-type="float">
            <text:p>0</text:p>
          </table:table-cell>
          <table:table-cell table:style-name="ce159" table:formula="of:=[.K292]/(24*60)" office:value-type="time" office:time-value="PT00H00M00S" calcext:value-type="time">
            <text:p>00:00</text:p>
          </table:table-cell>
          <table:table-cell table:style-name="ce149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211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41" table:formula="of:=VLOOKUP([.C293];[Arbeitstypen.$A$2:.$B$6];2;0)" office:value-type="string" office:string-value="" calcext:value-type="error">
            <text:p>#N/A</text:p>
          </table:table-cell>
          <table:table-cell table:style-name="ce149" table:formula="of:=[.B293]*[.N293]" office:value-type="currency" office:currency="SFr." office:value="0" calcext:value-type="currency">
            <text:p>SFr. 0.00</text:p>
          </table:table-cell>
          <table:table-cell table:style-name="ce154" table:formula="of:=IF([.E293]&lt;=0;CEILING([.B293];15);MIN(CEILING([.B293];15);[.E293]))" office:value-type="float" office:value="0" calcext:value-type="float">
            <text:p>0</text:p>
          </table:table-cell>
          <table:table-cell table:style-name="ce159" table:formula="of:=[.K293]/(24*60)" office:value-type="time" office:time-value="PT00H00M00S" calcext:value-type="time">
            <text:p>00:00</text:p>
          </table:table-cell>
          <table:table-cell table:style-name="ce149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211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41" table:formula="of:=VLOOKUP([.C294];[Arbeitstypen.$A$2:.$B$6];2;0)" office:value-type="string" office:string-value="" calcext:value-type="error">
            <text:p>#N/A</text:p>
          </table:table-cell>
          <table:table-cell table:style-name="ce149" table:formula="of:=[.B294]*[.N294]" office:value-type="currency" office:currency="SFr." office:value="0" calcext:value-type="currency">
            <text:p>SFr. 0.00</text:p>
          </table:table-cell>
          <table:table-cell table:style-name="ce154" table:formula="of:=IF([.E294]&lt;=0;CEILING([.B294];15);MIN(CEILING([.B294];15);[.E294]))" office:value-type="float" office:value="0" calcext:value-type="float">
            <text:p>0</text:p>
          </table:table-cell>
          <table:table-cell table:style-name="ce159" table:formula="of:=[.K294]/(24*60)" office:value-type="time" office:time-value="PT00H00M00S" calcext:value-type="time">
            <text:p>00:00</text:p>
          </table:table-cell>
          <table:table-cell table:style-name="ce149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211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41" table:formula="of:=VLOOKUP([.C295];[Arbeitstypen.$A$2:.$B$6];2;0)" office:value-type="string" office:string-value="" calcext:value-type="error">
            <text:p>#N/A</text:p>
          </table:table-cell>
          <table:table-cell table:style-name="ce149" table:formula="of:=[.B295]*[.N295]" office:value-type="currency" office:currency="SFr." office:value="0" calcext:value-type="currency">
            <text:p>SFr. 0.00</text:p>
          </table:table-cell>
          <table:table-cell table:style-name="ce154" table:formula="of:=IF([.E295]&lt;=0;CEILING([.B295];15);MIN(CEILING([.B295];15);[.E295]))" office:value-type="float" office:value="0" calcext:value-type="float">
            <text:p>0</text:p>
          </table:table-cell>
          <table:table-cell table:style-name="ce159" table:formula="of:=[.K295]/(24*60)" office:value-type="time" office:time-value="PT00H00M00S" calcext:value-type="time">
            <text:p>00:00</text:p>
          </table:table-cell>
          <table:table-cell table:style-name="ce149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211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41" table:formula="of:=VLOOKUP([.C296];[Arbeitstypen.$A$2:.$B$6];2;0)" office:value-type="string" office:string-value="" calcext:value-type="error">
            <text:p>#N/A</text:p>
          </table:table-cell>
          <table:table-cell table:style-name="ce149" table:formula="of:=[.B296]*[.N296]" office:value-type="currency" office:currency="SFr." office:value="0" calcext:value-type="currency">
            <text:p>SFr. 0.00</text:p>
          </table:table-cell>
          <table:table-cell table:style-name="ce154" table:formula="of:=IF([.E296]&lt;=0;CEILING([.B296];15);MIN(CEILING([.B296];15);[.E296]))" office:value-type="float" office:value="0" calcext:value-type="float">
            <text:p>0</text:p>
          </table:table-cell>
          <table:table-cell table:style-name="ce159" table:formula="of:=[.K296]/(24*60)" office:value-type="time" office:time-value="PT00H00M00S" calcext:value-type="time">
            <text:p>00:00</text:p>
          </table:table-cell>
          <table:table-cell table:style-name="ce149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211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41" table:formula="of:=VLOOKUP([.C297];[Arbeitstypen.$A$2:.$B$6];2;0)" office:value-type="string" office:string-value="" calcext:value-type="error">
            <text:p>#N/A</text:p>
          </table:table-cell>
          <table:table-cell table:style-name="ce149" table:formula="of:=[.B297]*[.N297]" office:value-type="currency" office:currency="SFr." office:value="0" calcext:value-type="currency">
            <text:p>SFr. 0.00</text:p>
          </table:table-cell>
          <table:table-cell table:style-name="ce154" table:formula="of:=IF([.E297]&lt;=0;CEILING([.B297];15);MIN(CEILING([.B297];15);[.E297]))" office:value-type="float" office:value="0" calcext:value-type="float">
            <text:p>0</text:p>
          </table:table-cell>
          <table:table-cell table:style-name="ce159" table:formula="of:=[.K297]/(24*60)" office:value-type="time" office:time-value="PT00H00M00S" calcext:value-type="time">
            <text:p>00:00</text:p>
          </table:table-cell>
          <table:table-cell table:style-name="ce149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211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41" table:formula="of:=VLOOKUP([.C298];[Arbeitstypen.$A$2:.$B$6];2;0)" office:value-type="string" office:string-value="" calcext:value-type="error">
            <text:p>#N/A</text:p>
          </table:table-cell>
          <table:table-cell table:style-name="ce149" table:formula="of:=[.B298]*[.N298]" office:value-type="currency" office:currency="SFr." office:value="0" calcext:value-type="currency">
            <text:p>SFr. 0.00</text:p>
          </table:table-cell>
          <table:table-cell table:style-name="ce154" table:formula="of:=IF([.E298]&lt;=0;CEILING([.B298];15);MIN(CEILING([.B298];15);[.E298]))" office:value-type="float" office:value="0" calcext:value-type="float">
            <text:p>0</text:p>
          </table:table-cell>
          <table:table-cell table:style-name="ce159" table:formula="of:=[.K298]/(24*60)" office:value-type="time" office:time-value="PT00H00M00S" calcext:value-type="time">
            <text:p>00:00</text:p>
          </table:table-cell>
          <table:table-cell table:style-name="ce149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211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41" table:formula="of:=VLOOKUP([.C299];[Arbeitstypen.$A$2:.$B$6];2;0)" office:value-type="string" office:string-value="" calcext:value-type="error">
            <text:p>#N/A</text:p>
          </table:table-cell>
          <table:table-cell table:style-name="ce149" table:formula="of:=[.B299]*[.N299]" office:value-type="currency" office:currency="SFr." office:value="0" calcext:value-type="currency">
            <text:p>SFr. 0.00</text:p>
          </table:table-cell>
          <table:table-cell table:style-name="ce154" table:formula="of:=IF([.E299]&lt;=0;CEILING([.B299];15);MIN(CEILING([.B299];15);[.E299]))" office:value-type="float" office:value="0" calcext:value-type="float">
            <text:p>0</text:p>
          </table:table-cell>
          <table:table-cell table:style-name="ce159" table:formula="of:=[.K299]/(24*60)" office:value-type="time" office:time-value="PT00H00M00S" calcext:value-type="time">
            <text:p>00:00</text:p>
          </table:table-cell>
          <table:table-cell table:style-name="ce149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211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41" table:formula="of:=VLOOKUP([.C300];[Arbeitstypen.$A$2:.$B$6];2;0)" office:value-type="string" office:string-value="" calcext:value-type="error">
            <text:p>#N/A</text:p>
          </table:table-cell>
          <table:table-cell table:style-name="ce149" table:formula="of:=[.B300]*[.N300]" office:value-type="currency" office:currency="SFr." office:value="0" calcext:value-type="currency">
            <text:p>SFr. 0.00</text:p>
          </table:table-cell>
          <table:table-cell table:style-name="ce154" table:formula="of:=IF([.E300]&lt;=0;CEILING([.B300];15);MIN(CEILING([.B300];15);[.E300]))" office:value-type="float" office:value="0" calcext:value-type="float">
            <text:p>0</text:p>
          </table:table-cell>
          <table:table-cell table:style-name="ce159" table:formula="of:=[.K300]/(24*60)" office:value-type="time" office:time-value="PT00H00M00S" calcext:value-type="time">
            <text:p>00:00</text:p>
          </table:table-cell>
          <table:table-cell table:style-name="ce149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211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41" table:formula="of:=VLOOKUP([.C301];[Arbeitstypen.$A$2:.$B$6];2;0)" office:value-type="string" office:string-value="" calcext:value-type="error">
            <text:p>#N/A</text:p>
          </table:table-cell>
          <table:table-cell table:style-name="ce149" table:formula="of:=[.B301]*[.N301]" office:value-type="currency" office:currency="SFr." office:value="0" calcext:value-type="currency">
            <text:p>SFr. 0.00</text:p>
          </table:table-cell>
          <table:table-cell table:style-name="ce154" table:formula="of:=IF([.E301]&lt;=0;CEILING([.B301];15);MIN(CEILING([.B301];15);[.E301]))" office:value-type="float" office:value="0" calcext:value-type="float">
            <text:p>0</text:p>
          </table:table-cell>
          <table:table-cell table:style-name="ce159" table:formula="of:=[.K301]/(24*60)" office:value-type="time" office:time-value="PT00H00M00S" calcext:value-type="time">
            <text:p>00:00</text:p>
          </table:table-cell>
          <table:table-cell table:style-name="ce149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211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41" table:formula="of:=VLOOKUP([.C302];[Arbeitstypen.$A$2:.$B$6];2;0)" office:value-type="string" office:string-value="" calcext:value-type="error">
            <text:p>#N/A</text:p>
          </table:table-cell>
          <table:table-cell table:style-name="ce149" table:formula="of:=[.B302]*[.N302]" office:value-type="currency" office:currency="SFr." office:value="0" calcext:value-type="currency">
            <text:p>SFr. 0.00</text:p>
          </table:table-cell>
          <table:table-cell table:style-name="ce154" table:formula="of:=IF([.E302]&lt;=0;CEILING([.B302];15);MIN(CEILING([.B302];15);[.E302]))" office:value-type="float" office:value="0" calcext:value-type="float">
            <text:p>0</text:p>
          </table:table-cell>
          <table:table-cell table:style-name="ce159" table:formula="of:=[.K302]/(24*60)" office:value-type="time" office:time-value="PT00H00M00S" calcext:value-type="time">
            <text:p>00:00</text:p>
          </table:table-cell>
          <table:table-cell table:style-name="ce149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211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41" table:formula="of:=VLOOKUP([.C303];[Arbeitstypen.$A$2:.$B$6];2;0)" office:value-type="string" office:string-value="" calcext:value-type="error">
            <text:p>#N/A</text:p>
          </table:table-cell>
          <table:table-cell table:style-name="ce149" table:formula="of:=[.B303]*[.N303]" office:value-type="currency" office:currency="SFr." office:value="0" calcext:value-type="currency">
            <text:p>SFr. 0.00</text:p>
          </table:table-cell>
          <table:table-cell table:style-name="ce154" table:formula="of:=IF([.E303]&lt;=0;CEILING([.B303];15);MIN(CEILING([.B303];15);[.E303]))" office:value-type="float" office:value="0" calcext:value-type="float">
            <text:p>0</text:p>
          </table:table-cell>
          <table:table-cell table:style-name="ce159" table:formula="of:=[.K303]/(24*60)" office:value-type="time" office:time-value="PT00H00M00S" calcext:value-type="time">
            <text:p>00:00</text:p>
          </table:table-cell>
          <table:table-cell table:style-name="ce149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211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41" table:formula="of:=VLOOKUP([.C304];[Arbeitstypen.$A$2:.$B$6];2;0)" office:value-type="string" office:string-value="" calcext:value-type="error">
            <text:p>#N/A</text:p>
          </table:table-cell>
          <table:table-cell table:style-name="ce149" table:formula="of:=[.B304]*[.N304]" office:value-type="currency" office:currency="SFr." office:value="0" calcext:value-type="currency">
            <text:p>SFr. 0.00</text:p>
          </table:table-cell>
          <table:table-cell table:style-name="ce154" table:formula="of:=IF([.E304]&lt;=0;CEILING([.B304];15);MIN(CEILING([.B304];15);[.E304]))" office:value-type="float" office:value="0" calcext:value-type="float">
            <text:p>0</text:p>
          </table:table-cell>
          <table:table-cell table:style-name="ce159" table:formula="of:=[.K304]/(24*60)" office:value-type="time" office:time-value="PT00H00M00S" calcext:value-type="time">
            <text:p>00:00</text:p>
          </table:table-cell>
          <table:table-cell table:style-name="ce149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211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41" table:formula="of:=VLOOKUP([.C305];[Arbeitstypen.$A$2:.$B$6];2;0)" office:value-type="string" office:string-value="" calcext:value-type="error">
            <text:p>#N/A</text:p>
          </table:table-cell>
          <table:table-cell table:style-name="ce149" table:formula="of:=[.B305]*[.N305]" office:value-type="currency" office:currency="SFr." office:value="0" calcext:value-type="currency">
            <text:p>SFr. 0.00</text:p>
          </table:table-cell>
          <table:table-cell table:style-name="ce154" table:formula="of:=IF([.E305]&lt;=0;CEILING([.B305];15);MIN(CEILING([.B305];15);[.E305]))" office:value-type="float" office:value="0" calcext:value-type="float">
            <text:p>0</text:p>
          </table:table-cell>
          <table:table-cell table:style-name="ce159" table:formula="of:=[.K305]/(24*60)" office:value-type="time" office:time-value="PT00H00M00S" calcext:value-type="time">
            <text:p>00:00</text:p>
          </table:table-cell>
          <table:table-cell table:style-name="ce149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211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41" table:formula="of:=VLOOKUP([.C306];[Arbeitstypen.$A$2:.$B$6];2;0)" office:value-type="string" office:string-value="" calcext:value-type="error">
            <text:p>#N/A</text:p>
          </table:table-cell>
          <table:table-cell table:style-name="ce149" table:formula="of:=[.B306]*[.N306]" office:value-type="currency" office:currency="SFr." office:value="0" calcext:value-type="currency">
            <text:p>SFr. 0.00</text:p>
          </table:table-cell>
          <table:table-cell table:style-name="ce154" table:formula="of:=IF([.E306]&lt;=0;CEILING([.B306];15);MIN(CEILING([.B306];15);[.E306]))" office:value-type="float" office:value="0" calcext:value-type="float">
            <text:p>0</text:p>
          </table:table-cell>
          <table:table-cell table:style-name="ce159" table:formula="of:=[.K306]/(24*60)" office:value-type="time" office:time-value="PT00H00M00S" calcext:value-type="time">
            <text:p>00:00</text:p>
          </table:table-cell>
          <table:table-cell table:style-name="ce149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211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41" table:formula="of:=VLOOKUP([.C307];[Arbeitstypen.$A$2:.$B$6];2;0)" office:value-type="string" office:string-value="" calcext:value-type="error">
            <text:p>#N/A</text:p>
          </table:table-cell>
          <table:table-cell table:style-name="ce149" table:formula="of:=[.B307]*[.N307]" office:value-type="currency" office:currency="SFr." office:value="0" calcext:value-type="currency">
            <text:p>SFr. 0.00</text:p>
          </table:table-cell>
          <table:table-cell table:style-name="ce154" table:formula="of:=IF([.E307]&lt;=0;CEILING([.B307];15);MIN(CEILING([.B307];15);[.E307]))" office:value-type="float" office:value="0" calcext:value-type="float">
            <text:p>0</text:p>
          </table:table-cell>
          <table:table-cell table:style-name="ce159" table:formula="of:=[.K307]/(24*60)" office:value-type="time" office:time-value="PT00H00M00S" calcext:value-type="time">
            <text:p>00:00</text:p>
          </table:table-cell>
          <table:table-cell table:style-name="ce149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211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41" table:formula="of:=VLOOKUP([.C308];[Arbeitstypen.$A$2:.$B$6];2;0)" office:value-type="string" office:string-value="" calcext:value-type="error">
            <text:p>#N/A</text:p>
          </table:table-cell>
          <table:table-cell table:style-name="ce149" table:formula="of:=[.B308]*[.N308]" office:value-type="currency" office:currency="SFr." office:value="0" calcext:value-type="currency">
            <text:p>SFr. 0.00</text:p>
          </table:table-cell>
          <table:table-cell table:style-name="ce154" table:formula="of:=IF([.E308]&lt;=0;CEILING([.B308];15);MIN(CEILING([.B308];15);[.E308]))" office:value-type="float" office:value="0" calcext:value-type="float">
            <text:p>0</text:p>
          </table:table-cell>
          <table:table-cell table:style-name="ce159" table:formula="of:=[.K308]/(24*60)" office:value-type="time" office:time-value="PT00H00M00S" calcext:value-type="time">
            <text:p>00:00</text:p>
          </table:table-cell>
          <table:table-cell table:style-name="ce149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211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41" table:formula="of:=VLOOKUP([.C309];[Arbeitstypen.$A$2:.$B$6];2;0)" office:value-type="string" office:string-value="" calcext:value-type="error">
            <text:p>#N/A</text:p>
          </table:table-cell>
          <table:table-cell table:style-name="ce149" table:formula="of:=[.B309]*[.N309]" office:value-type="currency" office:currency="SFr." office:value="0" calcext:value-type="currency">
            <text:p>SFr. 0.00</text:p>
          </table:table-cell>
          <table:table-cell table:style-name="ce154" table:formula="of:=IF([.E309]&lt;=0;CEILING([.B309];15);MIN(CEILING([.B309];15);[.E309]))" office:value-type="float" office:value="0" calcext:value-type="float">
            <text:p>0</text:p>
          </table:table-cell>
          <table:table-cell table:style-name="ce159" table:formula="of:=[.K309]/(24*60)" office:value-type="time" office:time-value="PT00H00M00S" calcext:value-type="time">
            <text:p>00:00</text:p>
          </table:table-cell>
          <table:table-cell table:style-name="ce149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211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41" table:formula="of:=VLOOKUP([.C310];[Arbeitstypen.$A$2:.$B$6];2;0)" office:value-type="string" office:string-value="" calcext:value-type="error">
            <text:p>#N/A</text:p>
          </table:table-cell>
          <table:table-cell table:style-name="ce149" table:formula="of:=[.B310]*[.N310]" office:value-type="currency" office:currency="SFr." office:value="0" calcext:value-type="currency">
            <text:p>SFr. 0.00</text:p>
          </table:table-cell>
          <table:table-cell table:style-name="ce154" table:formula="of:=IF([.E310]&lt;=0;CEILING([.B310];15);MIN(CEILING([.B310];15);[.E310]))" office:value-type="float" office:value="0" calcext:value-type="float">
            <text:p>0</text:p>
          </table:table-cell>
          <table:table-cell table:style-name="ce159" table:formula="of:=[.K310]/(24*60)" office:value-type="time" office:time-value="PT00H00M00S" calcext:value-type="time">
            <text:p>00:00</text:p>
          </table:table-cell>
          <table:table-cell table:style-name="ce149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211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0"/>
          <table:table-cell table:style-name="ce36" table:number-columns-repeated="2"/>
          <table:table-cell table:style-name="ce76"/>
          <table:table-cell table:style-name="ce113" office:value-type="float" office:value="0" calcext:value-type="float">
            <text:p>0</text:p>
          </table:table-cell>
          <table:table-cell table:style-name="ce121" office:value-type="currency" office:currency="CHF" office:value="0" calcext:value-type="currency">
            <text:p>CHF 0.00</text:p>
          </table:table-cell>
          <table:table-cell table:style-name="ce111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131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41" table:formula="of:=VLOOKUP([.C311];[Arbeitstypen.$A$2:.$B$6];2;0)" office:value-type="string" office:string-value="" calcext:value-type="error">
            <text:p>#N/A</text:p>
          </table:table-cell>
          <table:table-cell table:style-name="ce149" table:formula="of:=[.B311]*[.N311]" office:value-type="currency" office:currency="SFr." office:value="0" calcext:value-type="currency">
            <text:p>SFr. 0.00</text:p>
          </table:table-cell>
          <table:table-cell table:style-name="ce154" table:formula="of:=IF([.E311]&lt;=0;CEILING([.B311];15);MIN(CEILING([.B311];15);[.E311]))" office:value-type="float" office:value="0" calcext:value-type="float">
            <text:p>0</text:p>
          </table:table-cell>
          <table:table-cell table:style-name="ce159" table:formula="of:=[.K311]/(24*60)" office:value-type="time" office:time-value="PT00H00M00S" calcext:value-type="time">
            <text:p>00:00</text:p>
          </table:table-cell>
          <table:table-cell table:style-name="ce149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211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>
          <table:table-cell table:style-name="ce11"/>
          <table:table-cell table:style-name="ce45" table:number-columns-repeated="2"/>
          <table:table-cell table:style-name="ce85"/>
          <table:table-cell table:style-name="ce114" office:value-type="float" office:value="0" calcext:value-type="float">
            <text:p>0</text:p>
          </table:table-cell>
          <table:table-cell table:style-name="ce122" office:value-type="currency" office:currency="CHF" office:value="0" calcext:value-type="currency">
            <text:p>CHF 0.00</text:p>
          </table:table-cell>
          <table:table-cell table:style-name="ce127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132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87" table:formula="of:=VLOOKUP([.C312];[Arbeitstypen.$A$2:.$B$6];2;0)" office:value-type="string" office:string-value="" calcext:value-type="error">
            <text:p>#N/A</text:p>
          </table:table-cell>
          <table:table-cell table:style-name="ce200" table:formula="of:=[.B312]*[.N312]" office:value-type="currency" office:currency="SFr." office:value="0" calcext:value-type="currency">
            <text:p>SFr. 0.00</text:p>
          </table:table-cell>
          <table:table-cell table:style-name="ce204" table:formula="of:=IF([.E312]&lt;=0;CEILING([.B312];15);MIN(CEILING([.B312];15);[.E312]))" office:value-type="float" office:value="0" calcext:value-type="float">
            <text:p>0</text:p>
          </table:table-cell>
          <table:table-cell table:style-name="ce207" table:formula="of:=[.K312]/(24*60)" office:value-type="time" office:time-value="PT00H00M00S" calcext:value-type="time">
            <text:p>00:00</text:p>
          </table:table-cell>
          <table:table-cell table:style-name="ce200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212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1" table:number-rows-repeated="1048263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Zeiterfassung.J13:Zeiterfassung.M312">
            <calcext:condition calcext:apply-style-name="Grau" calcext:value="=0" calcext:base-cell-address="Zeiterfassung.J13"/>
          </calcext:conditional-format>
          <calcext:conditional-format calcext:target-range-address="Zeiterfassung.I13:Zeiterfassung.I312">
            <calcext:condition calcext:apply-style-name="Grau" calcext:value="=#N/A" calcext:base-cell-address="Zeiterfassung.I13"/>
          </calcext:conditional-format>
          <calcext:conditional-format calcext:target-range-address="Zeiterfassung.G13:Zeiterfassung.H312">
            <calcext:condition calcext:apply-style-name="Rot" calcext:value="formula-is([.$I13] = &quot;Ja&quot;)" calcext:base-cell-address="Zeiterfassung.G13"/>
          </calcext:conditional-format>
        </calcext:conditional-formats>
      </table:table>
      <table:table table:name="Arbeitstypen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ewWorkTypeButton" form:control-implementation="ooo:com.sun.star.form.component.CommandButton" xml:id="control6" form:id="control6" form:label="Neuen Arbeitstyp erfass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AddNewWorkType?language=Basic&amp;location=application" xlink:type="simple"/>
              </office:event-listeners>
            </form:button>
          </form:form>
        </office:forms>
        <table:shapes>
          <draw:control draw:z-index="0" draw:text-style-name="P1" svg:width="5.2cm" svg:height="1cm" svg:x="32cm" svg:y="3.2cm" draw:control="control6"/>
        </table:shapes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146"/>
        <table:table-column table:style-name="co13" table:default-cell-style-name="ce87"/>
        <table:table-column table:style-name="co14" table:default-cell-style-name="ce150"/>
        <table:table-column table:style-name="co15" table:default-cell-style-name="ce175"/>
        <table:table-column table:style-name="co15" table:default-cell-style-name="ce91"/>
        <table:table-column table:style-name="co12" table:default-cell-style-name="ce156"/>
        <table:table-column table:style-name="co12" table:default-cell-style-name="ce91"/>
        <table:table-column table:style-name="co12" table:default-cell-style-name="Default"/>
        <table:table-column table:style-name="co16" table:default-cell-style-name="Default"/>
        <table:table-column table:style-name="co12" table:number-columns-repeated="1010" table:default-cell-style-name="Default"/>
        <table:table-row table:style-name="ro4">
          <table:table-cell table:style-name="ce158" office:value-type="string" calcext:value-type="string">
            <text:p>Name</text:p>
          </table:table-cell>
          <table:table-cell table:style-name="ce158" office:value-type="string" calcext:value-type="string">
            <text:p>Zusammenfassen</text:p>
          </table:table-cell>
          <table:table-cell table:style-name="ce158" office:value-type="string" calcext:value-type="string">
            <text:p>zusf. auf X Min.</text:p>
          </table:table-cell>
          <table:table-cell table:style-name="ce162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9" office:value-type="string" calcext:value-type="string">
            <text:p>Minutenansatz</text:p>
          </table:table-cell>
          <table:table-cell table:style-name="ce172" office:value-type="string" calcext:value-type="string">
            <text:p>Minuten gebraucht</text:p>
          </table:table-cell>
          <table:table-cell table:style-name="ce176" office:value-type="string" calcext:value-type="string">
            <text:p>Minuten gerundet</text:p>
          </table:table-cell>
          <table:table-cell table:style-name="ce178" office:value-type="string" calcext:value-type="string">
            <text:p>Zeit</text:p>
          </table:table-cell>
          <table:table-cell table:style-name="ce176" office:value-type="string" calcext:value-type="string">
            <text:p>Kosten</text:p>
          </table:table-cell>
          <table:table-cell table:style-name="ce180"/>
          <table:table-cell table:style-name="ce180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/>
          <table:table-cell table:style-name="ce180" table:number-columns-repeated="1009"/>
        </table:table-row>
        <table:table-row table:style-name="ro5">
          <table:table-cell office:value-type="string" calcext:value-type="string">
            <text:p>Inserat</text:p>
          </table:table-cell>
          <table:table-cell table:content-validation-name="val2"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50" table:formula="of:=[.H2]*[.F2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5">
          <table:table-cell table:style-name="ce138" office:value-type="string" calcext:value-type="string">
            <text:p>Facebook</text:p>
          </table:table-cell>
          <table:table-cell table:content-validation-name="val2"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50" table:formula="of:=[.H3]*[.F3]" office:value-type="currency" office:currency="SFr." office:value="0" calcext:value-type="currency">
            <text:p>SFr. 0.00</text:p>
          </table:table-cell>
          <table:table-cell/>
          <table:table-cell table:style-name="ce180" office:value-type="string" calcext:value-type="string">
            <text:p>Legende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tandardschreiben</text:p>
          </table:table-cell>
          <table:table-cell table:content-validation-name="val2"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50" table:formula="of:=[.H4]*[.F4]" office:value-type="currency" office:currency="SFr." office:value="0" calcext:value-type="currency">
            <text:p>SFr. 0.00</text:p>
          </table:table-cell>
          <table:table-cell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Varia</text:p>
          </table:table-cell>
          <table:table-cell table:content-validation-name="val2"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3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50" table:formula="of:=[.H5]*[.F5]" office:value-type="currency" office:currency="SFr." office:value="0" calcext:value-type="currency">
            <text:p>SFr. 0.00</text:p>
          </table:table-cell>
          <table:table-cell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5">
          <table:table-cell table:style-name="ce228"/>
          <table:table-cell table:style-name="ce228" table:content-validation-name="val2"/>
          <table:table-cell table:style-name="ce161"/>
          <table:table-cell table:style-name="ce164"/>
          <table:table-cell table:style-name="ce168"/>
          <table:table-cell table:style-name="ce171"/>
          <table:table-cell table:style-name="ce174" office:value-type="string" calcext:value-type="string">
            <text:p>0</text:p>
          </table:table-cell>
          <table:table-cell table:style-name="ce177"/>
          <table:table-cell table:style-name="ce181" table:formula="of:=SUM([.I2:.I5])" office:value-type="time" office:time-value="PT00H00M00S" calcext:value-type="time">
            <text:p>00:00</text:p>
          </table:table-cell>
          <table:table-cell table:style-name="ce171" table:formula="of:=SUM([.J2:.J5])" office:value-type="currency" office:currency="SFr." office:value="0" calcext:value-type="currency">
            <text:p>SFr. 0.00</text:p>
          </table:table-cell>
          <table:table-cell table:style-name="ce166"/>
          <table:table-cell table:number-columns-repeated="2"/>
          <table:table-cell table:style-name="ce166" table:number-columns-repeated="1009"/>
        </table:table-row>
        <table:table-row table:style-name="ro5">
          <table:table-cell/>
          <table:table-cell table:content-validation-name="val2"/>
          <table:table-cell table:number-columns-repeated="1020"/>
        </table:table-row>
        <table:table-row table:style-name="ro5">
          <table:table-cell/>
          <table:table-cell table:content-validation-name="val2"/>
          <table:table-cell table:number-columns-repeated="10"/>
          <table:table-cell table:style-name="ce166"/>
          <table:table-cell table:number-columns-repeated="1009"/>
        </table:table-row>
        <table:table-row table:style-name="ro5">
          <table:table-cell/>
          <table:table-cell table:content-validation-name="val2"/>
          <table:table-cell table:number-columns-repeated="9"/>
          <table:table-cell table:style-name="ce166"/>
          <table:table-cell table:number-columns-repeated="1010"/>
        </table:table-row>
        <table:table-row table:style-name="ro5" table:number-rows-repeated="92">
          <table:table-cell/>
          <table:table-cell table:content-validation-name="val2"/>
          <table:table-cell table:number-columns-repeated="1020"/>
        </table:table-row>
        <table:table-row table:style-name="ro5" table:number-rows-repeated="1048474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7" form:id="control7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8" form:id="control8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9" form:id="control9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10" form:id="control10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7"/>
          <draw:control draw:z-index="1" draw:text-style-name="P1" svg:width="4.75cm" svg:height="1cm" svg:x="26.5cm" svg:y="1cm" draw:control="control8"/>
          <draw:control draw:z-index="2" draw:text-style-name="P1" svg:width="4.75cm" svg:height="1cm" svg:x="26.5cm" svg:y="2.5cm" draw:control="control9"/>
          <draw:control draw:z-index="3" draw:text-style-name="P1" svg:width="4.75cm" svg:height="1cm" svg:x="26.5cm" svg:y="4cm" draw:control="control10"/>
        </table:shapes>
        <table:table-column table:style-name="co17" table:default-cell-style-name="ce50"/>
        <table:table-column table:style-name="co18" table:default-cell-style-name="ce56"/>
        <table:table-column table:style-name="co19" table:default-cell-style-name="ce56"/>
        <table:table-column table:style-name="co20" table:default-cell-style-name="ce62"/>
        <table:table-column table:style-name="co21" table:default-cell-style-name="ce68"/>
        <table:table-column table:style-name="co12" table:number-columns-repeated="1019" table:default-cell-style-name="ce56"/>
        <table:table-row table:style-name="ro1" table:number-rows-repeated="2">
          <table:table-cell table:style-name="ce49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1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1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9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80"/>
        <table:table-column table:style-name="co23" table:default-cell-style-name="ce218"/>
        <table:table-column table:style-name="co12" table:visibility="collapse" table:default-cell-style-name="Default"/>
        <table:table-column table:style-name="co12" table:number-columns-repeated="1021" table:default-cell-style-name="Default"/>
        <table:table-row table:style-name="ro5">
          <table:table-cell office:value-type="string" calcext:value-type="string">
            <text:p>Eigenschaft</text:p>
          </table:table-cell>
          <table:table-cell table:style-name="ce217" office:value-type="string" calcext:value-type="string">
            <text:p>Wert</text:p>
          </table:table-cell>
          <table:table-cell table:style-name="ce180" office:value-type="string" calcext:value-type="string">
            <text:p>Wertbereiche</text:p>
          </table:table-cell>
          <table:table-cell table:style-name="ce180" table:number-columns-repeated="1021"/>
        </table:table-row>
        <table:table-row table:style-name="ro5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Version</text:p>
          </table:table-cell>
          <table:table-cell table:style-name="ce219" office:value-type="string" calcext:value-type="string">
            <text:p>2.1.1-SNAPSHO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andardsatz CHF</text:p>
          </table:table-cell>
          <table:table-cell table:style-name="ce220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5">
          <table:table-cell table:style-name="Default"/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23:10:12.5939547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1H47M27S</meta:editing-duration>
    <meta:editing-cycles>661</meta:editing-cycles>
    <meta:generator>LibreOffice/7.0.4.2$Linux_X86_64 LibreOffice_project/00$Build-2</meta:generator>
    <meta:initial-creator>Mensch Meyer</meta:initial-creator>
    <dc:date>2021-02-08T23:18:36.236758807</dc:date>
    <meta:print-date>2018-03-22T10:16:17.782000000</meta:print-date>
    <meta:printed-by>Mensch Meyer</meta:printed-by>
    <dc:creator>Mikis Hofer</dc:creator>
    <meta:document-statistic meta:table-count="4" meta:cell-count="3126" meta:object-count="10"/>
  </office:meta>
</office:document-meta>
</file>